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CE" svg:font-family="'Times New Roman CE'" style:font-family-generic="system" style:font-pitch="variable"/>
  </office:font-face-decls>
  <office:automatic-styles>
    <style:style style:name="Table1" style:family="table">
      <style:table-properties style:width="4.5507in" fo:margin-left="-0.075in" fo:margin-top="0in" fo:margin-bottom="0in" table:align="left" style:writing-mode="lr-tb"/>
    </style:style>
    <style:style style:name="Table1.A" style:family="table-column">
      <style:table-column-properties style:column-width="1.2417in"/>
    </style:style>
    <style:style style:name="Table1.B" style:family="table-column">
      <style:table-column-properties style:column-width="0.8368in"/>
    </style:style>
    <style:style style:name="Table1.C" style:family="table-column">
      <style:table-column-properties style:column-width="0.7285in"/>
    </style:style>
    <style:style style:name="Table1.D" style:family="table-column">
      <style:table-column-properties style:column-width="0.7139in"/>
    </style:style>
    <style:style style:name="Table1.E" style:family="table-column">
      <style:table-column-properties style:column-width="1.0299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3" style:family="table-row">
      <style:table-row-properties fo:keep-together="auto"/>
    </style:style>
    <style:style style:name="Table1.A5"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2.3146in" fo:margin-left="-0.075in" fo:margin-top="0in" fo:margin-bottom="0in" table:align="left" style:writing-mode="lr-tb"/>
    </style:style>
    <style:style style:name="Table2.A" style:family="table-column">
      <style:table-column-properties style:column-width="1.2035in"/>
    </style:style>
    <style:style style:name="Table2.B" style:family="table-column">
      <style:table-column-properties style:column-width="1.1104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5"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3" style:list-style-name="">
      <style:paragraph-properties fo:margin-left="0in" fo:margin-right="0in" fo:text-indent="0in" style:auto-text-indent="false">
        <style:tab-stops/>
      </style:paragraph-properties>
    </style:style>
    <style:style style:name="P2" style:family="paragraph" style:parent-style-name="Heading_20_3" style:list-style-name="">
      <style:paragraph-properties fo:margin-left="0in" fo:margin-right="0in" fo:text-align="center" style:justify-single-word="false" fo:text-indent="0in" style:auto-text-indent="false">
        <style:tab-stops/>
      </style:paragraph-properties>
    </style:style>
    <style:style style:name="P3" style:family="paragraph" style:parent-style-name="Preformatted" style:master-page-name="Standard">
      <style:paragraph-properties fo:margin-left="0in" fo:margin-right="0in" fo:orphans="2" fo:widows="2" fo:text-indent="0in" style:auto-text-indent="false" style:page-number="auto"/>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style:font-name="Times New Roman"/>
    </style:style>
    <style:style style:name="P6" style:family="paragraph" style:parent-style-name="Standard">
      <style:paragraph-properties fo:margin-left="0in" fo:margin-right="0in" fo:text-indent="0in" style:auto-text-indent="false"/>
      <style:text-properties style:font-name="Times New Roman" fo:font-style="italic" style:font-style-asian="italic"/>
    </style:style>
    <style:style style:name="P7" style:family="paragraph" style:parent-style-name="Standard">
      <style:paragraph-properties fo:margin-left="0in" fo:margin-right="0in" fo:text-indent="0in" style:auto-text-indent="false"/>
      <style:text-properties style:font-name="Times New Roman" fo:font-weight="bold" style:font-weight-asian="bold"/>
    </style:style>
    <style:style style:name="P8" style:family="paragraph" style:parent-style-name="Standard">
      <style:paragraph-properties fo:margin-left="0in" fo:margin-right="0in" fo:text-indent="0in" style:auto-text-indent="false">
        <style:tab-stops/>
      </style:paragraph-properties>
      <style:text-properties style:font-name="Times New Roman" fo:font-weight="bold" style:font-weight-asian="bold"/>
    </style:style>
    <style:style style:name="P9" style:family="paragraph" style:parent-style-name="Standard">
      <style:paragraph-properties fo:margin-left="0in" fo:margin-right="0in" fo:text-indent="0in" style:auto-text-indent="false"/>
      <style:text-properties style:font-name="Times New Roman" fo:font-size="12pt" style:font-size-asian="12pt"/>
    </style:style>
    <style:style style:name="P10" style:family="paragraph" style:parent-style-name="Standard">
      <style:paragraph-properties fo:margin-left="0in" fo:margin-right="0in" fo:text-indent="0in" style:auto-text-indent="false">
        <style:tab-stops/>
      </style:paragraph-properties>
    </style:style>
    <style:style style:name="P11" style:family="paragraph" style:parent-style-name="Standard">
      <style:paragraph-properties fo:margin-left="0in" fo:margin-right="0in" fo:text-align="center" style:justify-single-word="false" fo:text-indent="0in" style:auto-text-indent="false"/>
    </style:style>
    <style:style style:name="P12" style:family="paragraph" style:parent-style-name="Standard">
      <style:paragraph-properties fo:margin-left="0in" fo:margin-right="0in" fo:text-align="center" style:justify-single-word="false" fo:text-indent="0in" style:auto-text-indent="false">
        <style:tab-stops/>
      </style:paragraph-properties>
    </style:style>
    <style:style style:name="P13" style:family="paragraph" style:parent-style-name="Standard">
      <style:paragraph-properties fo:margin-left="0.1083in" fo:margin-right="0in" fo:text-indent="0in" style:auto-text-indent="false"/>
    </style:style>
    <style:style style:name="P14" style:family="paragraph" style:parent-style-name="Standard">
      <style:paragraph-properties fo:margin-left="0.1083in" fo:margin-right="0in" fo:text-indent="0in" style:auto-text-indent="false">
        <style:tab-stops/>
      </style:paragraph-properties>
    </style:style>
    <style:style style:name="P15" style:family="paragraph" style:parent-style-name="Heading_20_2" style:list-style-name="">
      <style:paragraph-properties fo:margin-left="0in" fo:margin-right="0in" fo:text-indent="0in" style:auto-text-indent="false"/>
    </style:style>
    <style:style style:name="P16" style:family="paragraph" style:parent-style-name="Heading_20_1" style:list-style-name="">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style="italic" style:font-style-asian="italic"/>
    </style:style>
    <style:style style:name="T4"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This material is Open Game Content, and is licensed for public use under the terms of the Open Game License v1.0a.</text:span></text:p>
      <text:h text:style-name="P15" text:outline-level="2"><text:span text:style-name="T1">PSIONIC POWERS (D-F)</text:span></text:h>
      <text:p text:style-name="P5"/>
      <text:h text:style-name="P16" text:outline-level="1"><text:span text:style-name="T1">Danger Sense</text:span></text:h>
      <text:p text:style-name="P4"><text:span text:style-name="T1">Clairsentience</text:span></text:p>
      <text:p text:style-name="P4"><text:span text:style-name="T2">Level:</text:span><text:span text:style-name="T1"> Psion/wilder 3, psychic warrior 3</text:span></text:p>
      <text:p text:style-name="P4"><text:span text:style-name="T2">Display:</text:span><text:span text:style-name="T1"> Visual</text:span></text:p>
      <text:p text:style-name="P4"><text:span text:style-name="T2">Manifesting Time:</text:span><text:span text:style-name="T1"> 1 standard action</text:span></text:p>
      <text:p text:style-name="P4"><text:span text:style-name="T2">Range:</text:span><text:span text:style-name="T1"> Personal</text:span></text:p>
      <text:p text:style-name="P4"><text:span text:style-name="T2">Target:</text:span><text:span text:style-name="T1"> You</text:span></text:p>
      <text:p text:style-name="P4"><text:span text:style-name="T2">Duration:</text:span><text:span text:style-name="T1"> 1 hour/level (D)</text:span></text:p>
      <text:p text:style-name="P4"><text:span text:style-name="T2">Power Points:</text:span><text:span text:style-name="T1"> 5</text:span></text:p>
      <text:p text:style-name="P4"><text:span text:style-name="T1">You can sense the presence of danger before your senses would normally allow it. Your intuitive sense alerts you to danger from traps, giving you a +4 insight bonus on Ref lex saves to avoid traps and a +4 insight bonus to Armor Class against attacks by traps.</text:span></text:p>
      <text:p text:style-name="P4"><text:span text:style-name="T2">Augment:</text:span><text:span text:style-name="T1"> If you spend 3 additional power points, this power also gives you the uncanny dodge ability; if you spend 6 additional power points, this power gives you the improved uncanny dodge ability as well.</text:span></text:p>
      <text:p text:style-name="P5"/>
      <text:h text:style-name="P16" text:outline-level="1"><text:span text:style-name="T1">Darkvision, Psionic</text:span></text:h>
      <text:p text:style-name="P4"><text:span text:style-name="T1">Clairsentience</text:span></text:p>
      <text:p text:style-name="P4"><text:span text:style-name="T2">Level:</text:span><text:span text:style-name="T1"> Psion/wilder 3, psychic warrior 2</text:span></text:p>
      <text:p text:style-name="P4"><text:span text:style-name="T2">Display:</text:span><text:span text:style-name="T1"> Visual</text:span></text:p>
      <text:p text:style-name="P4"><text:span text:style-name="T2">Manifesting Time:</text:span><text:span text:style-name="T1"> 1 standard action</text:span></text:p>
      <text:p text:style-name="P4"><text:span text:style-name="T2">Range:</text:span><text:span text:style-name="T1"> Personal</text:span></text:p>
      <text:p text:style-name="P4"><text:span text:style-name="T2">Target:</text:span><text:span text:style-name="T1"> You</text:span></text:p>
      <text:p text:style-name="P4"><text:span text:style-name="T2">Duration:</text:span><text:span text:style-name="T1"> 1 hour/level</text:span></text:p>
      <text:p text:style-name="P4"><text:soft-page-break/><text:span text:style-name="T2">Power Points:</text:span><text:span text:style-name="T1"> Psion/wilder 5, psychic warrior 3</text:span></text:p>
      <text:p text:style-name="P4"><text:span text:style-name="T1">As the </text:span><text:span text:style-name="T3">darkvision </text:span><text:span text:style-name="T1">spell, except as noted here.</text:span></text:p>
      <text:p text:style-name="P5"/>
      <text:h text:style-name="P16" text:outline-level="1"><text:span text:style-name="T1">Daze, Psionic</text:span></text:h>
      <text:p text:style-name="P4"><text:span text:style-name="T1">Telepathy (Compulsion) [Mind-Affecting]</text:span></text:p>
      <text:p text:style-name="P4"><text:span text:style-name="T2">Level:</text:span><text:span text:style-name="T1"> Psion/wilder 1</text:span></text:p>
      <text:p text:style-name="P4"><text:span text:style-name="T2">Display:</text:span><text:span text:style-name="T1"> Material and mental</text:span></text:p>
      <text:p text:style-name="P4"><text:span text:style-name="T2">Manifesting Time:</text:span><text:span text:style-name="T1"> 1 standard action</text:span></text:p>
      <text:p text:style-name="P4"><text:span text:style-name="T2">Range:</text:span><text:span text:style-name="T1"> Close (25 ft. + 5 ft./2 levels)</text:span></text:p>
      <text:p text:style-name="P4"><text:span text:style-name="T2">Target:</text:span><text:span text:style-name="T1"> One humanoid creature that has 4 HD or less</text:span></text:p>
      <text:p text:style-name="P4"><text:span text:style-name="T2">Duration:</text:span><text:span text:style-name="T1"> 1 round</text:span></text:p>
      <text:p text:style-name="P4"><text:span text:style-name="T2">Saving Throw:</text:span><text:span text:style-name="T1"> Will negates</text:span></text:p>
      <text:p text:style-name="P4"><text:span text:style-name="T2">Power Resistance:</text:span><text:span text:style-name="T1"> Yes</text:span></text:p>
      <text:p text:style-name="P4"><text:span text:style-name="T2">Power Points:</text:span><text:span text:style-name="T1"> 1</text:span></text:p>
      <text:p text:style-name="P4"><text:span text:style-name="T1">As the </text:span><text:span text:style-name="T3">daze </text:span><text:span text:style-name="T1">spell, except as noted here.</text:span></text:p>
      <text:p text:style-name="P4"><text:span text:style-name="T2">Augment:</text:span><text:span text:style-name="T1"> For every additional power point you spend, this power can affect a target that has Hit Dice equal to 4 + the additional points.</text:span></text:p>
      <text:p text:style-name="P5"/>
      <text:h text:style-name="P16" text:outline-level="1"><text:span text:style-name="T1">Death Urge</text:span></text:h>
      <text:p text:style-name="P4"><text:span text:style-name="T1">Telepathy (Compulsion) [Mind-Affecting]</text:span></text:p>
      <text:p text:style-name="P4"><text:span text:style-name="T2">Level:</text:span><text:span text:style-name="T1"> Psion/wilder 4</text:span></text:p>
      <text:p text:style-name="P4"><text:span text:style-name="T2">Display:</text:span><text:span text:style-name="T1"> Mental</text:span></text:p>
      <text:p text:style-name="P4"><text:span text:style-name="T2">Manifesting Time:</text:span><text:span text:style-name="T1"> 1 standard action</text:span></text:p>
      <text:p text:style-name="P4"><text:span text:style-name="T2">Range:</text:span><text:span text:style-name="T1"> Medium (100 ft. + 10 ft./ level)</text:span></text:p>
      <text:p text:style-name="P4"><text:span text:style-name="T2">Target:</text:span><text:span text:style-name="T1"> One living creature</text:span></text:p>
      <text:p text:style-name="P4"><text:soft-page-break/><text:span text:style-name="T2">Duration:</text:span><text:span text:style-name="T1"> 1 round</text:span></text:p>
      <text:p text:style-name="P4"><text:span text:style-name="T2">Saving Throw:</text:span><text:span text:style-name="T1"> Will negates</text:span></text:p>
      <text:p text:style-name="P4"><text:span text:style-name="T2">Power Resistance:</text:span><text:span text:style-name="T1"> Yes</text:span></text:p>
      <text:p text:style-name="P4"><text:span text:style-name="T2">Power Points:</text:span><text:span text:style-name="T1"> 7</text:span></text:p>
      <text:p text:style-name="P4"><text:span text:style-name="T1">You plant a hidden death-urge impulse in the subject’s unconscious. On the subject’s next turn, it looks for the quickest method to end its life and attempts to do so. The subject takes no other action on its turn except attempting to harm itself.</text:span></text:p>
      <text:p text:style-name="P4"><text:span text:style-name="T1">If armed, the subject attacks itself as a full-round action. The attack automatically succeeds and deals damage as a critical hit. If unarmed, the subject moves adjacent to the nearest enemy and provokes an attack of opportunity, offering its opponent an opening, which the opponent may or may not choose to take advantage of.</text:span></text:p>
      <text:p text:style-name="P4"><text:span text:style-name="T1">If the subject is unarmed and no enemy is nearby, the subject simply does nothing at all. A subject close to an immediate and lethal hazard such as a cliff or a fire might hurl itself off the cliff or into the fire instead of striking itself with a weapon.</text:span></text:p>
      <text:p text:style-name="P4"><text:span text:style-name="T2">Augment:</text:span><text:span text:style-name="T1"> For every 4 additional power points you spend, this power’s save DC increases by 2 and its duration increases by 1 round.</text:span></text:p>
      <text:p text:style-name="P5"/>
      <text:h text:style-name="P16" text:outline-level="1"><text:span text:style-name="T1">Deceleration</text:span></text:h>
      <text:p text:style-name="P4"><text:span text:style-name="T1">Psychoportation</text:span></text:p>
      <text:p text:style-name="P4"><text:span text:style-name="T2">Level:</text:span><text:span text:style-name="T1"> Psion/wilder 1</text:span></text:p>
      <text:p text:style-name="P4"><text:span text:style-name="T2">Display:</text:span><text:span text:style-name="T1"> Auditory and material</text:span></text:p>
      <text:p text:style-name="P4"><text:span text:style-name="T2">Manifesting Time:</text:span><text:span text:style-name="T1"> 1 standard action</text:span></text:p>
      <text:p text:style-name="P4"><text:span text:style-name="T2">Range:</text:span><text:span text:style-name="T1"> Close (25 ft. + 5 ft./level)</text:span></text:p>
      <text:p text:style-name="P4"><text:span text:style-name="T2">Target:</text:span><text:span text:style-name="T1"> One Medium or smaller creature</text:span></text:p>
      <text:p text:style-name="P4"><text:span text:style-name="T2">Duration:</text:span><text:span text:style-name="T1"> 1 min./level</text:span></text:p>
      <text:p text:style-name="P4"><text:span text:style-name="T2">Saving Throw:</text:span><text:span text:style-name="T1"> Reflex negates</text:span></text:p>
      <text:p text:style-name="P4"><text:span text:style-name="T2">Power Resistance:</text:span><text:span text:style-name="T1"> Yes</text:span></text:p>
      <text:p text:style-name="P4"><text:span text:style-name="T2">Power Points:</text:span><text:span text:style-name="T1"> 1</text:span></text:p>
      <text:p text:style-name="P4"><text:span text:style-name="T1">You warp space around an individual, hindering the subject’s ability to move. The subject’s speed (in any movement mode it possesses) is halved. A subsequent manifestation of </text:span><text:span text:style-name="T3">deceleration </text:span><text:span text:style-name="T1">on the subject does not further decrease its speed.</text:span></text:p>
      <text:p text:style-name="P4"><text:span text:style-name="T2">Augment:</text:span><text:span text:style-name="T1"> For every 2 additional power points you spend, this power can affect a target one size category larger.</text:span></text:p>
      <text:p text:style-name="P5"/>
      <text:h text:style-name="P16" text:outline-level="1"><text:span text:style-name="T1">Decerebrate</text:span></text:h>
      <text:p text:style-name="P4"><text:soft-page-break/><text:span text:style-name="T1">Psychoportation [Teleportation]</text:span></text:p>
      <text:p text:style-name="P4"><text:span text:style-name="T2">Level:</text:span><text:span text:style-name="T1"> Psion/wilder 7</text:span></text:p>
      <text:p text:style-name="P4"><text:span text:style-name="T2">Display:</text:span><text:span text:style-name="T1"> Mental</text:span></text:p>
      <text:p text:style-name="P4"><text:span text:style-name="T2">Manifesting Time:</text:span><text:span text:style-name="T1"> 1 standard action</text:span></text:p>
      <text:p text:style-name="P4"><text:span text:style-name="T2">Range:</text:span><text:span text:style-name="T1"> Close (25 ft. + 5 ft./level)</text:span></text:p>
      <text:p text:style-name="P4"><text:span text:style-name="T2">Target:</text:span><text:span text:style-name="T1"> One living creature</text:span></text:p>
      <text:p text:style-name="P4"><text:span text:style-name="T2">Duration:</text:span><text:span text:style-name="T1"> Instantaneous</text:span></text:p>
      <text:p text:style-name="P4"><text:span text:style-name="T2">Saving Throw:</text:span><text:span text:style-name="T1"> Fortitude negates</text:span></text:p>
      <text:p text:style-name="P4"><text:span text:style-name="T2">Power Resistance:</text:span><text:span text:style-name="T1"> Yes</text:span></text:p>
      <text:p text:style-name="P4"><text:span text:style-name="T2">Power Points:</text:span><text:span text:style-name="T1"> 13</text:span></text:p>
      <text:p text:style-name="P4"><text:span text:style-name="T1">With </text:span><text:span text:style-name="T3">decerebrate, </text:span><text:span text:style-name="T1">you selectively remove a portion of the subject’s brain stem. The creature loses all cerebral function, vision, hearing, and other sensory abilities, and all voluntary motor activity. The subject becomes limp and unresponsive. Without extreme measures, such as </text:span><text:span text:style-name="T3">greater restoration </text:span><text:span text:style-name="T1">or some other suitable effect of 7th level or higher, the creature perishes in 1d4 days.</text:span></text:p>
      <text:p text:style-name="P5"/>
      <text:h text:style-name="P16" text:outline-level="1"><text:span text:style-name="T1">Déjà Vu</text:span></text:h>
      <text:p text:style-name="P4"><text:span text:style-name="T1">Telepathy [Mind-Affecting]</text:span></text:p>
      <text:p text:style-name="P4"><text:span text:style-name="T2">Level:</text:span><text:span text:style-name="T1"> Psion/wilder 1</text:span></text:p>
      <text:p text:style-name="P4"><text:span text:style-name="T2">Display:</text:span><text:span text:style-name="T1"> Mental</text:span></text:p>
      <text:p text:style-name="P4"><text:span text:style-name="T2">Manifesting Time:</text:span><text:span text:style-name="T1"> 1 standard action</text:span></text:p>
      <text:p text:style-name="P4"><text:span text:style-name="T2">Range:</text:span><text:span text:style-name="T1"> Medium (100 ft. + 10 ft./level)</text:span></text:p>
      <text:p text:style-name="P4"><text:span text:style-name="T2">Target:</text:span><text:span text:style-name="T1"> One creature</text:span></text:p>
      <text:p text:style-name="P4"><text:span text:style-name="T2">Duration:</text:span><text:span text:style-name="T1"> 1 round</text:span></text:p>
      <text:p text:style-name="P4"><text:span text:style-name="T2">Saving Throw:</text:span><text:span text:style-name="T1"> Will negates</text:span></text:p>
      <text:p text:style-name="P4"><text:span text:style-name="T2">Power Resistance:</text:span><text:span text:style-name="T1"> Yes</text:span></text:p>
      <text:p text:style-name="P4"><text:span text:style-name="T2">Power Points:</text:span><text:span text:style-name="T1"> 1</text:span></text:p>
      <text:p text:style-name="P4"><text:span text:style-name="T1">Your mental impulse forces the subject to repeat the actions it took on its previous turn. If the situation has changed in such a way that the subject can’t take the same actions again (if its foe is dead, or the subject has run out of power points, and so on), the subject stands still and takes no actions for 1 round. In any event, the subject can still defend itself, and it retains its Dexterity bonus to AC even if it stands still.</text:span></text:p>
      <text:p text:style-name="P4"><text:soft-page-break/><text:span text:style-name="T2">Augment:</text:span><text:span text:style-name="T1"> For every 2 additional power points you spend, this power’s save DC increases by 1.</text:span></text:p>
      <text:p text:style-name="P5"/>
      <text:h text:style-name="P16" text:outline-level="1"><text:span text:style-name="T1">Demoralize</text:span></text:h>
      <text:p text:style-name="P4"><text:span text:style-name="T1">Telepathy [Mind-Affecting]</text:span></text:p>
      <text:p text:style-name="P4"><text:span text:style-name="T2">Level:</text:span><text:span text:style-name="T1"> Psion/wilder 1</text:span></text:p>
      <text:p text:style-name="P4"><text:span text:style-name="T2">Display:</text:span><text:span text:style-name="T1"> Mental and olfactory</text:span></text:p>
      <text:p text:style-name="P4"><text:span text:style-name="T2">Manifesting Time:</text:span><text:span text:style-name="T1"> 1 standard action</text:span></text:p>
      <text:p text:style-name="P4"><text:span text:style-name="T2">Range:</text:span><text:span text:style-name="T1"> 30 ft.</text:span></text:p>
      <text:p text:style-name="P4"><text:span text:style-name="T2">Area:</text:span><text:span text:style-name="T1"> 30-ft.-radius spread centered on you</text:span></text:p>
      <text:p text:style-name="P4"><text:span text:style-name="T2">Duration:</text:span><text:span text:style-name="T1"> 1 min./level</text:span></text:p>
      <text:p text:style-name="P4"><text:span text:style-name="T2">Saving Throw:</text:span><text:span text:style-name="T1"> Will negates</text:span></text:p>
      <text:p text:style-name="P4"><text:span text:style-name="T2">Power Resistance:</text:span><text:span text:style-name="T1"> Yes</text:span></text:p>
      <text:p text:style-name="P4"><text:span text:style-name="T2">Power Points:</text:span><text:span text:style-name="T1"> 1</text:span></text:p>
      <text:p text:style-name="P4"><text:span text:style-name="T1">You fill your enemies with self-doubt. Any enemy in the area that fails its save becomes shaken for the duration of the power. Allies and creatures without an Intelligence score are unaffected.</text:span></text:p>
      <text:p text:style-name="P4"><text:span text:style-name="T2">Augment:</text:span><text:span text:style-name="T1"> For every 2 additional power points you spend, this power’s range and the radius of its area both increase by 5 feet, and the power’s save DC increases by 1.</text:span></text:p>
      <text:p text:style-name="P5"/>
      <text:h text:style-name="P16" text:outline-level="1"><text:span text:style-name="T1">Destiny Dissonance</text:span></text:h>
      <text:p text:style-name="P4"><text:span text:style-name="T1">Clairsentience</text:span></text:p>
      <text:p text:style-name="P4"><text:span text:style-name="T2">Level:</text:span><text:span text:style-name="T1"> Seer 1</text:span></text:p>
      <text:p text:style-name="P4"><text:span text:style-name="T2">Display:</text:span><text:span text:style-name="T1"> Material and mental</text:span></text:p>
      <text:p text:style-name="P4"><text:span text:style-name="T2">Manifesting Time:</text:span><text:span text:style-name="T1"> 1 standard action</text:span></text:p>
      <text:p text:style-name="P4"><text:span text:style-name="T2">Range:</text:span><text:span text:style-name="T1"> Touch</text:span></text:p>
      <text:p text:style-name="P4"><text:span text:style-name="T2">Target:</text:span><text:span text:style-name="T1"> Creature touched</text:span></text:p>
      <text:p text:style-name="P4"><text:span text:style-name="T2">Duration:</text:span><text:span text:style-name="T1"> 1 round/level</text:span></text:p>
      <text:p text:style-name="P4"><text:soft-page-break/><text:span text:style-name="T2">Saving Throw:</text:span><text:span text:style-name="T1"> None</text:span></text:p>
      <text:p text:style-name="P4"><text:span text:style-name="T2">Power Resistance:</text:span><text:span text:style-name="T1"> Yes</text:span></text:p>
      <text:p text:style-name="P4"><text:span text:style-name="T2">Power Points:</text:span><text:span text:style-name="T1"> 1</text:span></text:p>
      <text:p text:style-name="P4"><text:span text:style-name="T1">Your mere touch grants your foe an imperfect, unfocused glimpse of the many possible futures in store. Unaccustomed to and unable to process the information, the subject becomes sickened for 1 round per level of the manifester.</text:span></text:p>
      <text:p text:style-name="P5"/>
      <text:h text:style-name="P16" text:outline-level="1"><text:span text:style-name="T1">Detect Hostile Intent</text:span></text:h>
      <text:p text:style-name="P4"><text:span text:style-name="T1">Telepathy [Mind-Affecting]</text:span></text:p>
      <text:p text:style-name="P4"><text:span text:style-name="T2">Level:</text:span><text:span text:style-name="T1"> Psion/wilder 2, psychic warrior 2</text:span></text:p>
      <text:p text:style-name="P4"><text:span text:style-name="T2">Display:</text:span><text:span text:style-name="T1"> Olfactory</text:span></text:p>
      <text:p text:style-name="P4"><text:span text:style-name="T2">Manifesting Time:</text:span><text:span text:style-name="T1"> 1 standard action</text:span></text:p>
      <text:p text:style-name="P4"><text:span text:style-name="T2">Range:</text:span><text:span text:style-name="T1"> 30 ft.</text:span></text:p>
      <text:p text:style-name="P4"><text:span text:style-name="T2">Area:</text:span><text:span text:style-name="T1"> 30-ft.-radius emanation centered on you</text:span></text:p>
      <text:p text:style-name="P4"><text:span text:style-name="T2">Duration:</text:span><text:span text:style-name="T1"> 10 min./level (D)</text:span></text:p>
      <text:p text:style-name="P4"><text:span text:style-name="T2">Saving Throw:</text:span><text:span text:style-name="T1"> None</text:span></text:p>
      <text:p text:style-name="P4"><text:span text:style-name="T2">Power Resistance:</text:span><text:span text:style-name="T1"> No</text:span></text:p>
      <text:p text:style-name="P4"><text:span text:style-name="T2">Power Points:</text:span><text:span text:style-name="T1"> 3</text:span></text:p>
      <text:p text:style-name="P4"><text:span text:style-name="T1">While the duration of this power lasts, you become aware of the presence of any creatures with hostile intent within 30 feet of you, and their direction from you (but not their specific location). The power detects active aggression, as opposed to vigilance. In addition, while this power is active you cannot be surprised or caught flatfooted by creatures that are susceptible to mind-affecting powers.</text:span></text:p>
      <text:p text:style-name="P4"><text:span text:style-name="T1">While under the effect of this power, you can make Sense Motive checks as a free action against anyone within 30 feet of you.</text:span></text:p>
      <text:p text:style-name="P4"><text:span text:style-name="T1">The power can penetrate barriers, but 3 feet of stone, 3 inches of common metal, 1 inch of lead, or 6 feet of wood or dirt blocks it.</text:span></text:p>
      <text:p text:style-name="P5"/>
      <text:h text:style-name="P16" text:outline-level="1"><text:span text:style-name="T1">Detect Psionics</text:span></text:h>
      <text:p text:style-name="P4"><text:span text:style-name="T1">Clairsentience</text:span></text:p>
      <text:p text:style-name="P4"><text:span text:style-name="T2">Level:</text:span><text:span text:style-name="T1"> Psion/wilder 1, psychic warrior 1</text:span></text:p>
      <text:p text:style-name="P4"><text:span text:style-name="T2">Display:</text:span><text:span text:style-name="T1"> Auditory and visual</text:span></text:p>
      <text:p text:style-name="P4"><text:soft-page-break/><text:span text:style-name="T2">Manifesting Time:</text:span><text:span text:style-name="T1"> 1 standard action</text:span></text:p>
      <text:p text:style-name="P4"><text:span text:style-name="T2">Range:</text:span><text:span text:style-name="T1"> 60 ft.</text:span></text:p>
      <text:p text:style-name="P4"><text:span text:style-name="T2">Area:</text:span><text:span text:style-name="T1"> Cone -shaped emanation centered on you</text:span></text:p>
      <text:p text:style-name="P4"><text:span text:style-name="T2">Duration:</text:span><text:span text:style-name="T1"> Concentration, up to 1 min./level (D)</text:span></text:p>
      <text:p text:style-name="P4"><text:span text:style-name="T2">Saving Throw:</text:span><text:span text:style-name="T1"> None</text:span></text:p>
      <text:p text:style-name="P4"><text:span text:style-name="T2">Power Resistance:</text:span><text:span text:style-name="T1"> No</text:span></text:p>
      <text:p text:style-name="P4"><text:span text:style-name="T2">Power Points:</text:span><text:span text:style-name="T1"> 1</text:span></text:p>
      <text:p text:style-name="P4"><text:span text:style-name="T1">You detect psionic auras. A psionic aura is given off by any active or permanent power, or during the use of any psionic feat. Characters who have levels in a psionic class, creatures with the psionic subtype, and creatures with the Wild Talent feat possess psionic auras. The amount of information revealed by the manifestation of this power depends on how long you study a particular area or subject.</text:span></text:p>
      <text:p text:style-name="P4"><text:span text:style-name="T3">1st Round: </text:span><text:span text:style-name="T1">Presence or absence of psionic auras.</text:span></text:p>
      <text:p text:style-name="P4"><text:span text:style-name="T3">2nd Round: </text:span><text:span text:style-name="T1">Number of different psionic auras and the strength of the most potent aura.</text:span></text:p>
      <text:p text:style-name="P4"><text:span text:style-name="T3">3rd Round: </text:span><text:span text:style-name="T1">The strength and location of each aura. If the items or creatures bearing the auras are in line of sight, you can make Psicraft checks to determine the discipline involved in each aura. (Make one check per aura; DC 15 + power level, or 15 + one-half manifester level for an effect that is not created by a power, such as that of a psionic item.)</text:span></text:p>
      <text:p text:style-name="P4"><text:span text:style-name="T1">Psionically charged locations, multiple disciplines, or strong local psionic emanations may confuse or conceal weaker auras.</text:span></text:p>
      <text:p text:style-name="P6"/>
      <text:p text:style-name="P4"><text:span text:style-name="T3">Aura Strength: </text:span><text:span text:style-name="T1">A psionic aura’s strength depends on a functioning power’s level or an item’s manifester level. If an aura falls into more than one category, </text:span><text:span text:style-name="T3">detect psionics </text:span><text:span text:style-name="T1">indicates the stronger of the two. Detection of an overwhelming aura (see the accompanying table) dazes you for 1 round and the power ends.</text:span></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0"><text:span text:style-name="T2">Detect Psionics</text:span></text:p>
          </table:table-cell>
          <table:covered-table-cell/>
          <table:covered-table-cell/>
          <table:covered-table-cell/>
          <table:covered-table-cell/>
        </table:table-row>
        <table:table-row table:style-name="Table1.1">
          <table:table-cell table:style-name="Table1.A2" office:value-type="string">
            <text:p text:style-name="P8"/>
          </table:table-cell>
          <table:table-cell table:style-name="Table1.A2" table:number-columns-spanned="4" office:value-type="string">
            <text:p text:style-name="P12"><text:span text:style-name="T2">—————— Aura Strength ——————</text:span></text:p>
          </table:table-cell>
          <table:covered-table-cell/>
          <table:covered-table-cell/>
          <table:covered-table-cell/>
        </table:table-row>
        <table:table-row table:style-name="Table1.3">
          <table:table-cell table:style-name="Table1.A2" office:value-type="string">
            <text:h text:style-name="P1" text:outline-level="3"><text:span text:style-name="T1">Power or Item </text:span></text:h>
          </table:table-cell>
          <table:table-cell table:style-name="Table1.A2" office:value-type="string">
            <text:h text:style-name="P2" text:outline-level="3"><text:span text:style-name="T1">Faint</text:span></text:h>
          </table:table-cell>
          <table:table-cell table:style-name="Table1.A2" office:value-type="string">
            <text:h text:style-name="P2" text:outline-level="3"><text:span text:style-name="T1">Moderate</text:span></text:h>
          </table:table-cell>
          <table:table-cell table:style-name="Table1.A2" office:value-type="string">
            <text:h text:style-name="P2" text:outline-level="3"><text:span text:style-name="T1">Strong</text:span></text:h>
          </table:table-cell>
          <table:table-cell table:style-name="Table1.A2" office:value-type="string">
            <text:h text:style-name="P2" text:outline-level="3"><text:span text:style-name="T1">Overwhelming</text:span></text:h>
          </table:table-cell>
        </table:table-row>
        <table:table-row table:style-name="Table1.3">
          <table:table-cell table:style-name="Table1.A2" office:value-type="string">
            <text:p text:style-name="P4"><text:span text:style-name="T1">Functioning power </text:span></text:p>
            <text:p text:style-name="P13"><text:span text:style-name="T1">(power level)</text:span></text:p>
          </table:table-cell>
          <table:table-cell table:style-name="Table1.A2" office:value-type="string">
            <text:p text:style-name="P11"><text:span text:style-name="T1">3rd or lower</text:span></text:p>
          </table:table-cell>
          <table:table-cell table:style-name="Table1.A2" office:value-type="string">
            <text:p text:style-name="P11"><text:span text:style-name="T1">4th–6th</text:span></text:p>
          </table:table-cell>
          <table:table-cell table:style-name="Table1.A2" office:value-type="string">
            <text:p text:style-name="P11"><text:span text:style-name="T1">7th–9th</text:span></text:p>
          </table:table-cell>
          <table:table-cell table:style-name="Table1.A2" office:value-type="string">
            <text:p text:style-name="P11"><text:span text:style-name="T1">10th+</text:span></text:p>
            <text:p text:style-name="P11"><text:span text:style-name="T1">(deity-level)</text:span></text:p>
          </table:table-cell>
        </table:table-row>
        <table:table-row table:style-name="Table1.3">
          <table:table-cell table:style-name="Table1.A5" office:value-type="string">
            <text:p text:style-name="P10"><text:span text:style-name="T1">Psionic item </text:span></text:p>
            <text:p text:style-name="P14"><text:span text:style-name="T1">(manifester level)</text:span></text:p>
          </table:table-cell>
          <table:table-cell table:style-name="Table1.A5" office:value-type="string">
            <text:p text:style-name="P12"><text:span text:style-name="T1">5th or lower</text:span></text:p>
          </table:table-cell>
          <table:table-cell table:style-name="Table1.A5" office:value-type="string">
            <text:p text:style-name="P12"><text:span text:style-name="T1">6th–11th</text:span></text:p>
          </table:table-cell>
          <table:table-cell table:style-name="Table1.A5" office:value-type="string">
            <text:p text:style-name="P12"><text:span text:style-name="T1">12th–20th</text:span></text:p>
          </table:table-cell>
          <table:table-cell table:style-name="Table1.A5" office:value-type="string">
            <text:p text:style-name="P12"><text:span text:style-name="T1">21st+</text:span></text:p>
            <text:p text:style-name="P12"><text:span text:style-name="T1">(artifact)</text:span></text:p>
          </table:table-cell>
        </table:table-row>
      </table:table>
      <text:p text:style-name="P6"/>
      <text:p text:style-name="P4"><text:span text:style-name="T3">Lingering Aura: </text:span><text:span text:style-name="T1">A psionic aura lingers after its original source dissipates (in the case of a power) or is destroyed (in the case of a psionic item). If </text:span><text:span text:style-name="T3">detect psionics </text:span><text:span text:style-name="T1">is manifested and directed at such a location, the power indicates an aura of dim (even weaker than a faint aura). How long the aura lingers at this dim level depends on its original strength:</text:span></text:p>
      <text:p text:style-name="P7"/>
      <table:table table:name="Table2" table:style-name="Table2">
        <table:table-column table:style-name="Table2.A"/>
        <table:table-column table:style-name="Table2.B"/>
        <text:soft-page-break/>
        <table:table-row table:style-name="Table2.1">
          <table:table-cell table:style-name="Table2.A1" office:value-type="string">
            <text:p text:style-name="P10"><text:span text:style-name="T2">Original Strength</text:span></text:p>
          </table:table-cell>
          <table:table-cell table:style-name="Table2.A1" office:value-type="string">
            <text:p text:style-name="P10"><text:span text:style-name="T2">Duration</text:span></text:p>
          </table:table-cell>
        </table:table-row>
        <table:table-row table:style-name="Table2.1">
          <table:table-cell table:style-name="Table2.A2" office:value-type="string">
            <text:p text:style-name="P10"><text:span text:style-name="T1">Faint</text:span></text:p>
          </table:table-cell>
          <table:table-cell table:style-name="Table2.A2" office:value-type="string">
            <text:p text:style-name="P10"><text:span text:style-name="T1">1d6 minutes</text:span></text:p>
          </table:table-cell>
        </table:table-row>
        <table:table-row table:style-name="Table2.1">
          <table:table-cell table:style-name="Table2.A2" office:value-type="string">
            <text:p text:style-name="P4"><text:span text:style-name="T1">Moderate</text:span></text:p>
          </table:table-cell>
          <table:table-cell table:style-name="Table2.A2" office:value-type="string">
            <text:p text:style-name="P4"><text:span text:style-name="T1">1d6 x 10 minutes</text:span></text:p>
          </table:table-cell>
        </table:table-row>
        <table:table-row table:style-name="Table2.1">
          <table:table-cell table:style-name="Table2.A2" office:value-type="string">
            <text:p text:style-name="P4"><text:span text:style-name="T1">Strong</text:span></text:p>
          </table:table-cell>
          <table:table-cell table:style-name="Table2.A2" office:value-type="string">
            <text:p text:style-name="P4"><text:span text:style-name="T1">1d6 hours</text:span></text:p>
          </table:table-cell>
        </table:table-row>
        <table:table-row table:style-name="Table2.1">
          <table:table-cell table:style-name="Table2.A5" office:value-type="string">
            <text:p text:style-name="P10"><text:span text:style-name="T1">Overwhelming</text:span></text:p>
          </table:table-cell>
          <table:table-cell table:style-name="Table2.A5" office:value-type="string">
            <text:p text:style-name="P10"><text:span text:style-name="T1">1d6 days</text:span></text:p>
          </table:table-cell>
        </table:table-row>
      </table:table>
      <text:p text:style-name="P5"/>
      <text:p text:style-name="P4"><text:span text:style-name="T1">Each round, you can turn to detect psionics in a new area. You can tell the difference between magical and psionic auras. The power can penetrate barriers, but 1 foot of stone, 1 inch of common metal, a thin sheet of lead, or 3 feet of wood or dirt blocks it.</text:span></text:p>
      <text:p text:style-name="P5"/>
      <text:h text:style-name="P16" text:outline-level="1"><text:span text:style-name="T1">Detect Remote Viewing</text:span></text:h>
      <text:p text:style-name="P4"><text:span text:style-name="T1">Clairsentience</text:span></text:p>
      <text:p text:style-name="P4"><text:span text:style-name="T2">Level:</text:span><text:span text:style-name="T1"> Psion/wilder 4</text:span></text:p>
      <text:p text:style-name="P4"><text:span text:style-name="T2">Display:</text:span><text:span text:style-name="T1"> Mental and visual</text:span></text:p>
      <text:p text:style-name="P4"><text:span text:style-name="T2">Manifesting Time:</text:span><text:span text:style-name="T1"> 1 standard action</text:span></text:p>
      <text:p text:style-name="P4"><text:span text:style-name="T2">Range:</text:span><text:span text:style-name="T1"> 40 ft.</text:span></text:p>
      <text:p text:style-name="P4"><text:span text:style-name="T2">Area:</text:span><text:span text:style-name="T1"> 40-ft.-radius emanation centered on you</text:span></text:p>
      <text:p text:style-name="P4"><text:span text:style-name="T2">Duration:</text:span><text:span text:style-name="T1"> 24 hours</text:span></text:p>
      <text:p text:style-name="P4"><text:span text:style-name="T2">Saving Throw:</text:span><text:span text:style-name="T1"> None</text:span></text:p>
      <text:p text:style-name="P4"><text:span text:style-name="T2">Power Resistance:</text:span><text:span text:style-name="T1"> No</text:span></text:p>
      <text:p text:style-name="P4"><text:span text:style-name="T2">Power Points:</text:span><text:span text:style-name="T1"> 7</text:span></text:p>
      <text:p text:style-name="P4"><text:span text:style-name="T1">You immediately become aware of any attempt to observe you by means of a clairsentience (scrying) power or divination (scrying) spell. The power’s effect radiates from you and moves as you move. You know the location of every psionic or magical sensor within the power’s area.</text:span></text:p>
      <text:p text:style-name="P4"><text:span text:style-name="T1">If the viewing attempt originates within the area, you also know the viewer’s location. Otherwise, you and the remote viewer immediately make opposed manifester level checks (1d20 + manifester level, or viewer’s caster level as appropriate). If you at least match the remote viewer’s result, you get a visual image of the remote viewer and an accurate sense of the remote viewer’s direction and distance from you.</text:span></text:p>
      <text:p text:style-name="P5"/>
      <text:h text:style-name="P16" text:outline-level="1"><text:span text:style-name="T1">Detect Teleportation</text:span></text:h>
      <text:p text:style-name="P4"><text:span text:style-name="T1">Clairsentience</text:span></text:p>
      <text:p text:style-name="P4"><text:span text:style-name="T2">Level:</text:span><text:span text:style-name="T1"> Nomad 1</text:span></text:p>
      <text:p text:style-name="P4"><text:span text:style-name="T2">Display:</text:span><text:span text:style-name="T1"> Visual</text:span></text:p>
      <text:p text:style-name="P4"><text:span text:style-name="T2">Manifesting Time:</text:span><text:span text:style-name="T1"> 1 standard action</text:span></text:p>
      <text:p text:style-name="P4"><text:span text:style-name="T2">Range:</text:span><text:span text:style-name="T1"> 40 ft.</text:span></text:p>
      <text:p text:style-name="P4"><text:soft-page-break/><text:span text:style-name="T2">Area:</text:span><text:span text:style-name="T1"> 40-ft.-radius emanation centered on you</text:span></text:p>
      <text:p text:style-name="P4"><text:span text:style-name="T2">Duration:</text:span><text:span text:style-name="T1"> Concentration, up to 1 minute (D)</text:span></text:p>
      <text:p text:style-name="P4"><text:span text:style-name="T2">Saving Throw:</text:span><text:span text:style-name="T1"> No</text:span></text:p>
      <text:p text:style-name="P4"><text:span text:style-name="T2">Power Resistance:</text:span><text:span text:style-name="T1"> No</text:span></text:p>
      <text:p text:style-name="P4"><text:span text:style-name="T2">Power Points:</text:span><text:span text:style-name="T1"> 1</text:span></text:p>
      <text:p text:style-name="P4"><text:span text:style-name="T1">You sense the use of any effects of the teleportation subdiscipline within the area. You sense the use of these powers whether or not you have line of sight or line of effect (although a force effect prevents this detection). When you sense the use of an appropriate power, you know the direction in which the power was used, though not the distance or the exact effect.</text:span></text:p>
      <text:p text:style-name="P4"><text:span text:style-name="T2">Augment:</text:span><text:span text:style-name="T1"> If you spend 2 additional power points, this power’s range increases to Medium (100 ft. + 10 ft./level).</text:span></text:p>
      <text:p text:style-name="P5"/>
      <text:h text:style-name="P16" text:outline-level="1"><text:span text:style-name="T1">Dimension Door, Psionic</text:span></text:h>
      <text:p text:style-name="P4"><text:span text:style-name="T1">Psychoportation (Teleportation)</text:span></text:p>
      <text:p text:style-name="P4"><text:span text:style-name="T2">Level:</text:span><text:span text:style-name="T1"> Psion/wilder 4, psychic warrior 4</text:span></text:p>
      <text:p text:style-name="P4"><text:span text:style-name="T2">Display:</text:span><text:span text:style-name="T1"> Visual</text:span></text:p>
      <text:p text:style-name="P4"><text:span text:style-name="T2">Manifesting Time:</text:span><text:span text:style-name="T1"> 1 standard action</text:span></text:p>
      <text:p text:style-name="P4"><text:span text:style-name="T2">Range:</text:span><text:span text:style-name="T1"> Long (400 ft. + 40 ft./level)</text:span></text:p>
      <text:p text:style-name="P4"><text:span text:style-name="T2">Target or Targets:</text:span><text:span text:style-name="T1"> You and touched objects or other touched willing creatures</text:span></text:p>
      <text:p text:style-name="P4"><text:span text:style-name="T2">Duration:</text:span><text:span text:style-name="T1"> Instantaneous</text:span></text:p>
      <text:p text:style-name="P4"><text:span text:style-name="T2">Saving Throw:</text:span><text:span text:style-name="T1"> None and Will negates (object)</text:span></text:p>
      <text:p text:style-name="P4"><text:span text:style-name="T2">Power Resistance:</text:span><text:span text:style-name="T1"> No and Yes (object)</text:span></text:p>
      <text:p text:style-name="P4"><text:span text:style-name="T2">Power Points:</text:span><text:span text:style-name="T1"> 7</text:span></text:p>
      <text:p text:style-name="P4"><text:span text:style-name="T1">As the </text:span><text:span text:style-name="T3">dimension door </text:span><text:span text:style-name="T1">spell, except as noted here.</text:span></text:p>
      <text:p text:style-name="P4"><text:span text:style-name="T2">Augment:</text:span><text:span text:style-name="T1"> If you spend 6 additional power points, you can manifest this power as a move action. </text:span></text:p>
      <text:p text:style-name="P5"/>
      <text:h text:style-name="P16" text:outline-level="1"><text:span text:style-name="T1">Dimension Slide</text:span></text:h>
      <text:p text:style-name="P4"><text:span text:style-name="T1">Psychoportation (Teleportation)</text:span></text:p>
      <text:p text:style-name="P4"><text:soft-page-break/><text:span text:style-name="T2">Level:</text:span><text:span text:style-name="T1"> Psychic warrior 3</text:span></text:p>
      <text:p text:style-name="P4"><text:span text:style-name="T2">Display:</text:span><text:span text:style-name="T1"> Visual</text:span></text:p>
      <text:p text:style-name="P4"><text:span text:style-name="T2">Manifesting Time:</text:span><text:span text:style-name="T1"> 1 standard action</text:span></text:p>
      <text:p text:style-name="P4"><text:span text:style-name="T2">Range:</text:span><text:span text:style-name="T1"> Close (25 ft. + 5 ft./2 levels)</text:span></text:p>
      <text:p text:style-name="P4"><text:span text:style-name="T2">Target:</text:span><text:span text:style-name="T1"> You; see text</text:span></text:p>
      <text:p text:style-name="P4"><text:span text:style-name="T2">Duration:</text:span><text:span text:style-name="T1"> Instantaneous</text:span></text:p>
      <text:p text:style-name="P4"><text:span text:style-name="T2">Power Points:</text:span><text:span text:style-name="T1"> 5</text:span></text:p>
      <text:p text:style-name="P4"><text:span text:style-name="T1">You instantly transfer yourself from your current location to any other spot within range to which you have line of sight. You can bring along possessions that amount to as much as a medium load, including living creatures that weigh as much as 20 pounds. Movement caused by the use of </text:span><text:span text:style-name="T3">dimension slide </text:span><text:span text:style-name="T1">does not provoke attacks of opportunity.</text:span></text:p>
      <text:p text:style-name="P4"><text:span text:style-name="T1">If you somehow attempt to transfer yourself to a location occupied by a solid body or a location you can’t see the power simply fails to function.</text:span></text:p>
      <text:p text:style-name="P4"><text:span text:style-name="T2">Augment:</text:span><text:span text:style-name="T1"> If you spend 4 additional power points, you can manifest this power as a move action.</text:span></text:p>
      <text:p text:style-name="P9"/>
      <text:h text:style-name="P16" text:outline-level="1"><text:span text:style-name="T1">Dimension Swap</text:span></text:h>
      <text:p text:style-name="P4"><text:span text:style-name="T1">Psychoportation (Teleportation)</text:span></text:p>
      <text:p text:style-name="P4"><text:span text:style-name="T2">Level:</text:span><text:span text:style-name="T1"> Nomad 2, psychic warrior 2</text:span></text:p>
      <text:p text:style-name="P4"><text:span text:style-name="T2">Display:</text:span><text:span text:style-name="T1"> Visual</text:span></text:p>
      <text:p text:style-name="P4"><text:span text:style-name="T2">Manifesting Time:</text:span><text:span text:style-name="T1"> 1 standard action</text:span></text:p>
      <text:p text:style-name="P4"><text:span text:style-name="T2">Range:</text:span><text:span text:style-name="T1"> Close (25 ft. + 5 ft./2 levels)</text:span></text:p>
      <text:p text:style-name="P4"><text:span text:style-name="T2">Targets:</text:span><text:span text:style-name="T1"> You and one ally in range, or any two allies in range; see text</text:span></text:p>
      <text:p text:style-name="P4"><text:span text:style-name="T2">Duration:</text:span><text:span text:style-name="T1"> Instantaneous</text:span></text:p>
      <text:p text:style-name="P4"><text:span text:style-name="T2">Saving Throw:</text:span><text:span text:style-name="T1"> Will negates (harmless, object)</text:span></text:p>
      <text:p text:style-name="P4"><text:span text:style-name="T2">Power Resistance:</text:span><text:span text:style-name="T1"> Yes (harmless, object)</text:span></text:p>
      <text:p text:style-name="P4"><text:span text:style-name="T2">Power Points:</text:span><text:span text:style-name="T1"> 3</text:span></text:p>
      <text:p text:style-name="P4"><text:span text:style-name="T1">You instantly swap positions between your current position and that of a designated ally in range. Alternatively, you can swap the positions of any two allies in range. This power affects creatures of Large or smaller size. You can bring along objects, but not other creatures.</text:span></text:p>
      <text:p text:style-name="P4"><text:span text:style-name="T2">Special:</text:span><text:span text:style-name="T1"> A psychic warrior can manifest this power to swap positions with an ally, but not to swap the positions of two allies.</text:span></text:p>
      <text:p text:style-name="P4"><text:soft-page-break/><text:span text:style-name="T2">Augment:</text:span><text:span text:style-name="T1"> For every 2 additional power points you spend, this power can affect a target one size category larger. </text:span></text:p>
      <text:p text:style-name="P5"/>
      <text:h text:style-name="P16" text:outline-level="1"><text:span text:style-name="T1">Dimensional Anchor, Psionic</text:span></text:h>
      <text:p text:style-name="P4"><text:span text:style-name="T1">Psychoportation</text:span></text:p>
      <text:p text:style-name="P4"><text:span text:style-name="T2">Level:</text:span><text:span text:style-name="T1"> Nomad 4</text:span></text:p>
      <text:p text:style-name="P4"><text:span text:style-name="T2">Display:</text:span><text:span text:style-name="T1"> Auditory</text:span></text:p>
      <text:p text:style-name="P4"><text:span text:style-name="T2">Manifesting Time:</text:span><text:span text:style-name="T1"> 1 standard action</text:span></text:p>
      <text:p text:style-name="P4"><text:span text:style-name="T2">Range:</text:span><text:span text:style-name="T1"> Medium (100 ft. + 10 ft./ level)</text:span></text:p>
      <text:p text:style-name="P4"><text:span text:style-name="T2">Effect:</text:span><text:span text:style-name="T1"> Ray</text:span></text:p>
      <text:p text:style-name="P4"><text:span text:style-name="T2">Duration:</text:span><text:span text:style-name="T1"> 1 min./level</text:span></text:p>
      <text:p text:style-name="P4"><text:span text:style-name="T2">Saving Throw:</text:span><text:span text:style-name="T1"> None</text:span></text:p>
      <text:p text:style-name="P4"><text:span text:style-name="T2">Power Resistance:</text:span><text:span text:style-name="T1"> Yes (object)</text:span></text:p>
      <text:p text:style-name="P4"><text:span text:style-name="T2">Power Points:</text:span><text:span text:style-name="T1"> 7</text:span></text:p>
      <text:p text:style-name="P4"><text:span text:style-name="T1">As the </text:span><text:span text:style-name="T3">dimensional anchor </text:span><text:span text:style-name="T1">spell, except as noted here.</text:span></text:p>
      <text:p text:style-name="P5"/>
      <text:h text:style-name="P16" text:outline-level="1"><text:span text:style-name="T1">Disable</text:span></text:h>
      <text:p text:style-name="P4"><text:span text:style-name="T1">Telepathy (Compulsion) [Mind-Affecting]</text:span></text:p>
      <text:p text:style-name="P4"><text:span text:style-name="T2">Level:</text:span><text:span text:style-name="T1"> Psion/wilder 1</text:span></text:p>
      <text:p text:style-name="P4"><text:span text:style-name="T2">Display:</text:span><text:span text:style-name="T1"> Visual</text:span></text:p>
      <text:p text:style-name="P4"><text:span text:style-name="T2">Manifesting Time:</text:span><text:span text:style-name="T1"> 1 standard action</text:span></text:p>
      <text:p text:style-name="P4"><text:span text:style-name="T2">Range:</text:span><text:span text:style-name="T1"> 20 ft.</text:span></text:p>
      <text:p text:style-name="P4"><text:span text:style-name="T2">Area:</text:span><text:span text:style-name="T1"> Cone-shaped emanation centered on you</text:span></text:p>
      <text:p text:style-name="P4"><text:span text:style-name="T2">Duration:</text:span><text:span text:style-name="T1"> 1 min./level (D)</text:span></text:p>
      <text:p text:style-name="P4"><text:span text:style-name="T2">Saving Throw:</text:span><text:span text:style-name="T1"> Will negates</text:span></text:p>
      <text:p text:style-name="P4"><text:soft-page-break/><text:span text:style-name="T2">Power Resistance:</text:span><text:span text:style-name="T1"> Yes</text:span></text:p>
      <text:p text:style-name="P4"><text:span text:style-name="T2">Power Points:</text:span><text:span text:style-name="T1"> 1</text:span></text:p>
      <text:p text:style-name="P4"><text:span text:style-name="T1">You broadcast a mental compulsion that convinces one or more creatures of 4 Hit Dice or less that they are disabled (see page 307 of the </text:span><text:span text:style-name="T3">Player’s Handbook</text:span><text:span text:style-name="T1">). Creatures with the fewest HD are affected first. Among creatures with equal Hit Dice, those who are closest to the power’s point of origin are affected first. Hit Dice that are not sufficient to affect a creature are wasted. Creatures that are rendered helpless or are destroyed when they reach 0 hit points cannot be affected. </text:span></text:p>
      <text:p text:style-name="P4"><text:span text:style-name="T1">Creatures affected by this power believe that they have somehow been brought to the brink of unconsciousness and must act accordingly. While it’s possible for an important nonplayer character to attempt some sort of “heroic” action, common NPCs and creatures under the effect of this power typically cower or retreat.</text:span></text:p>
      <text:p text:style-name="P4"><text:span text:style-name="T1">Any creature that attempts to take a standard action immediately breaks the compulsion and can act normally. A creature that attempts to heal itself or that receives healing is likewise freed of the compulsion, and if it is not actually wounded, the healing is wasted. A creature that takes damage is also instantly freed of the compulsion (although the damage still counts against its actual current hit points).</text:span></text:p>
      <text:p text:style-name="P4"><text:span text:style-name="T2">Augment:</text:span><text:span text:style-name="T1"> For every 2 additional power points you spend, this power’s range increases by 5 feet and its save DC increases by 1.</text:span></text:p>
      <text:p text:style-name="P4"><text:span text:style-name="T1">In addition, for every additional power point you spend to increase the range and the save DC, this power can affect targets that have Hit Dice equal to 4 + the number of additional points.</text:span></text:p>
      <text:p text:style-name="P5"/>
      <text:h text:style-name="P16" text:outline-level="1"><text:span text:style-name="T1">Disintegrate, Psionic</text:span></text:h>
      <text:p text:style-name="P4"><text:span text:style-name="T1">Psychoportation</text:span></text:p>
      <text:p text:style-name="P4"><text:span text:style-name="T2">Level:</text:span><text:span text:style-name="T1"> Psion/wilder 6</text:span></text:p>
      <text:p text:style-name="P4"><text:span text:style-name="T2">Display:</text:span><text:span text:style-name="T1"> Auditory, material, and visual</text:span></text:p>
      <text:p text:style-name="P4"><text:span text:style-name="T2">Manifesting Time:</text:span><text:span text:style-name="T1"> 1 standard action</text:span></text:p>
      <text:p text:style-name="P4"><text:span text:style-name="T2">Range:</text:span><text:span text:style-name="T1"> Medium (100 ft. + 10 ft./ level)</text:span></text:p>
      <text:p text:style-name="P4"><text:span text:style-name="T2">Effect:</text:span><text:span text:style-name="T1"> Ray</text:span></text:p>
      <text:p text:style-name="P4"><text:span text:style-name="T2">Duration:</text:span><text:span text:style-name="T1"> Instantaneous</text:span></text:p>
      <text:p text:style-name="P4"><text:span text:style-name="T2">Saving Throw:</text:span><text:span text:style-name="T1"> Fortitude partial (object)</text:span></text:p>
      <text:p text:style-name="P4"><text:span text:style-name="T2">Power Resistance:</text:span><text:span text:style-name="T1"> Yes</text:span></text:p>
      <text:p text:style-name="P4"><text:span text:style-name="T2">Power Points:</text:span><text:span text:style-name="T1"> 11</text:span></text:p>
      <text:p text:style-name="P4"><text:span text:style-name="T1">A thin, green ray springs from your pointing finger. You must make a successful ranged touch attack to hit. Any creature struck by the ray takes 22d6 points of damage. Any creature reduced to 0 or fewer hit points by this power is entirely disintegrated, leaving behind only a trace of fine dust. A disintegrated creature’s equipment is unaffected.</text:span></text:p>
      <text:p text:style-name="P4"><text:span text:style-name="T1">When used against an object, the ray simply disintegrates as much as one 10-foot cube of nonliving matter. Thus, the power disintegrates only part of any very large object or structure targeted. The ray affects even objects constructed entirely of force, but not psionic effects such as a </text:span><text:span text:style-name="T3">null psionics field</text:span><text:span text:style-name="T1">.</text:span></text:p>
      <text:p text:style-name="P4"><text:span text:style-name="T1">A creature or object that makes a successful Fortitude save is partially affected, taking only 5d6 points of damage. If this damage reduces the creature or object to 0 or fewer hit points, it is entirely disintegrated. </text:span></text:p>
      <text:p text:style-name="P4"><text:span text:style-name="T1">Only the first creature or object struck can be affected; that is, the ray affects only one target per manifestation.</text:span></text:p>
      <text:p text:style-name="P4"><text:span text:style-name="T2">Augment:</text:span><text:span text:style-name="T1"> For every additional power point you spend, the damage this power deals to a subject that fails its saving throw increases by 2d6 points. Augmenting this power does not change the amount of damage the target takes if it succeeds on its saving throw. </text:span></text:p>
      <text:p text:style-name="P5"><text:soft-page-break/></text:p>
      <text:h text:style-name="P16" text:outline-level="1"><text:span text:style-name="T1">Dismissal, Psionic</text:span></text:h>
      <text:p text:style-name="P4"><text:span text:style-name="T1">Psychoportation</text:span></text:p>
      <text:p text:style-name="P4"><text:span text:style-name="T2">Level:</text:span><text:span text:style-name="T1"> Nomad 4</text:span></text:p>
      <text:p text:style-name="P4"><text:span text:style-name="T2">Display:</text:span><text:span text:style-name="T1"> Auditory</text:span></text:p>
      <text:p text:style-name="P4"><text:span text:style-name="T2">Manifesting Time:</text:span><text:span text:style-name="T1"> 1 standard action</text:span></text:p>
      <text:p text:style-name="P4"><text:span text:style-name="T2">Range:</text:span><text:span text:style-name="T1"> Close (25 ft. + 5 ft./2 levels)</text:span></text:p>
      <text:p text:style-name="P4"><text:span text:style-name="T2">Target:</text:span><text:span text:style-name="T1"> One extraplanar creature</text:span></text:p>
      <text:p text:style-name="P4"><text:span text:style-name="T2">Duration:</text:span><text:span text:style-name="T1"> Instantaneous</text:span></text:p>
      <text:p text:style-name="P4"><text:span text:style-name="T2">Saving Throw:</text:span><text:span text:style-name="T1"> Will negates</text:span></text:p>
      <text:p text:style-name="P4"><text:span text:style-name="T2">Power Resistance:</text:span><text:span text:style-name="T1"> Yes</text:span></text:p>
      <text:p text:style-name="P4"><text:span text:style-name="T2">Power Points:</text:span><text:span text:style-name="T1"> 7</text:span></text:p>
      <text:p text:style-name="P4"><text:span text:style-name="T1">As the </text:span><text:span text:style-name="T3">dismissal </text:span><text:span text:style-name="T1">spell, except as noted here.</text:span></text:p>
      <text:p text:style-name="P5"/>
      <text:h text:style-name="P16" text:outline-level="1"><text:span text:style-name="T1">Dismiss Ectoplasm</text:span></text:h>
      <text:p text:style-name="P4"><text:span text:style-name="T1">Metacreativity</text:span></text:p>
      <text:p text:style-name="P4"><text:span text:style-name="T2">Level:</text:span><text:span text:style-name="T1"> Psion/wilder 3</text:span></text:p>
      <text:p text:style-name="P4"><text:span text:style-name="T2">Display:</text:span><text:span text:style-name="T1"> Auditory and visual</text:span></text:p>
      <text:p text:style-name="P4"><text:span text:style-name="T2">Manifesting Time:</text:span><text:span text:style-name="T1"> 1 standard action</text:span></text:p>
      <text:p text:style-name="P4"><text:span text:style-name="T2">Range:</text:span><text:span text:style-name="T1"> Medium (100 ft. + 10 ft./ level)</text:span></text:p>
      <text:p text:style-name="P4"><text:span text:style-name="T2">Area:</text:span><text:span text:style-name="T1"> 30-ft.-radius burst</text:span></text:p>
      <text:p text:style-name="P4"><text:span text:style-name="T2">Duration:</text:span><text:span text:style-name="T1"> Instantaneous</text:span></text:p>
      <text:p text:style-name="P4"><text:span text:style-name="T2">Saving Throw:</text:span><text:span text:style-name="T1"> Will negates; see text</text:span></text:p>
      <text:p text:style-name="P4"><text:span text:style-name="T2">Power Resistance:</text:span><text:span text:style-name="T1"> No</text:span></text:p>
      <text:p text:style-name="P4"><text:soft-page-break/><text:span text:style-name="T2">Power Points:</text:span><text:span text:style-name="T1"> 5</text:span></text:p>
      <text:p text:style-name="P4"><text:span text:style-name="T1">You dismiss creatures, objects, or effects composed of ectoplasm, such as astral constructs or the </text:span><text:span text:style-name="T3">ectoplasmic cocoon </text:span><text:span text:style-name="T1">power, or that were formerly composed of ectoplasm, such as items created by metacreativity (creation) powers.</text:span></text:p>
      <text:p text:style-name="P4"><text:span text:style-name="T1">An ectoplasmic creature that fails its Will saving throw dissipates into so much constituent ectoplasm, which evaporates immediately.</text:span></text:p>
      <text:p text:style-name="P4"><text:span text:style-name="T1">A creature under the effect of the </text:span><text:span text:style-name="T3">ectoplasmic form </text:span><text:span text:style-name="T1">power that fails its saving throw is either destroyed out right or physically shifted to a random location on the Astral Plane (50% chance for either result).</text:span></text:p>
      <text:p text:style-name="P4"><text:span text:style-name="T1">Other ongoing powers that create ectoplasmic objects or effects, such as </text:span><text:span text:style-name="T3">ectoplasmic cocoon, </text:span><text:span text:style-name="T1">are dismissed if you succeed on a manifester level check (1d20 + your manifester level, maximum +10) against a DC of 11 + the power’s manifester level.</text:span></text:p>
      <text:p text:style-name="P5"/>
      <text:h text:style-name="P16" text:outline-level="1"><text:span text:style-name="T1">Dispel Psionics</text:span></text:h>
      <text:p text:style-name="P4"><text:span text:style-name="T1">Psychokinesis</text:span></text:p>
      <text:p text:style-name="P4"><text:span text:style-name="T2">Level:</text:span><text:span text:style-name="T1"> Psion/wilder 3</text:span></text:p>
      <text:p text:style-name="P4"><text:span text:style-name="T2">Display:</text:span><text:span text:style-name="T1"> Visual</text:span></text:p>
      <text:p text:style-name="P4"><text:span text:style-name="T2">Manifesting Time:</text:span><text:span text:style-name="T1"> 1 standard action</text:span></text:p>
      <text:p text:style-name="P4"><text:span text:style-name="T2">Range:</text:span><text:span text:style-name="T1"> Medium (100 ft. + 10 ft./level)</text:span></text:p>
      <text:p text:style-name="P4"><text:span text:style-name="T2">Target or Area:</text:span><text:span text:style-name="T1"> One manifester, creature, or object; or 20-ft.-radius burst</text:span></text:p>
      <text:p text:style-name="P4"><text:span text:style-name="T2">Duration:</text:span><text:span text:style-name="T1"> Instantaneous or 1d4 rounds; see text</text:span></text:p>
      <text:p text:style-name="P4"><text:span text:style-name="T2">Saving Throw:</text:span><text:span text:style-name="T1"> None</text:span></text:p>
      <text:p text:style-name="P4"><text:span text:style-name="T2">Power Resistance:</text:span><text:span text:style-name="T1"> No</text:span></text:p>
      <text:p text:style-name="P4"><text:span text:style-name="T2">Power Points:</text:span><text:span text:style-name="T1"> 5</text:span></text:p>
      <text:p text:style-name="P4"><text:span text:style-name="T1">You can use </text:span><text:span text:style-name="T3">dispel psionics </text:span><text:span text:style-name="T1">to end ongoing powers that have been manifested on a creature or object, to temporarily suppress the psionic abilities of a psionic item, or to end ongoing powers (or at least their effects) within an area. A dispelled power ends as if its duration had expired. Some powers, as detailed in their descriptions, can’t be defeated by </text:span><text:span text:style-name="T3">dispel psionics, </text:span><text:span text:style-name="T1">or can be ended only if you manifest </text:span><text:span text:style-name="T3">dispel psionics </text:span><text:span text:style-name="T1">at a high enough manifester level. </text:span><text:span text:style-name="T3">Dispel psionics </text:span><text:span text:style-name="T1">can end spell-like effects just as it does powers.</text:span></text:p>
      <text:p text:style-name="P4"><text:span text:style-name="T1">The effect of a power with an instantaneous duration can’t be dispelled, because the psionic effect is already over before the </text:span><text:span text:style-name="T3">dispel psionics </text:span><text:span text:style-name="T1">can take effect.</text:span></text:p>
      <text:p text:style-name="P4"><text:span text:style-name="T1">You choose to use </text:span><text:span text:style-name="T3">dispel psionics </text:span><text:span text:style-name="T1">in one of two ways: a targeted dispel or an area dispel.</text:span></text:p>
      <text:p text:style-name="P4"><text:span text:style-name="T3">Targeted Dispel: </text:span><text:span text:style-name="T1">One object, creature, or power is the target of the </text:span><text:span text:style-name="T3">dispel psionics </text:span><text:span text:style-name="T1">power. You make a dispel check (1d20 + your manifester level, maximum +10) against the power or against each ongoing power currently in effect on the object or creature. The DC for this dispel check is 11 + the power’s manifester level. If you succeed on a particular check, that power is dispelled; if you fail, that power remains in effect.</text:span></text:p>
      <text:p text:style-name="P4"><text:span text:style-name="T1">If you target an object or creature that is the effect of an ongoing power or is under the effect of an ongoing power, you make a dispel check to end the power or its effect. If the object that you target is a psionic item, you make a dispel check against the item’s manifester level. If you succeed, all the item’s psionic properties are suppressed for 1d4 rounds, after which the item recovers on its own. A suppressed item becomes nonpsionic for the duration of the effect. An interdimensional interface <text:s/>is temporarily closed. A psionic item’s physical properties are unchanged: A suppressed psionic sword is still a sword (a masterwork sword, in fact). Artifacts and deities are unaffected by</text:span></text:p>
      <text:p text:style-name="P4"><text:span text:style-name="T1">mortal power such as this.</text:span></text:p>
      <text:p text:style-name="P4"><text:span text:style-name="T1">You automatically succeed on your dispel check against any power that you manifested yourself.</text:span></text:p>
      <text:p text:style-name="P4"><text:soft-page-break/><text:span text:style-name="T3">Area Dispel: </text:span><text:span text:style-name="T1">When </text:span><text:span text:style-name="T3">dispel psionics </text:span><text:span text:style-name="T1">is used in this way, the power affects everything within a 20-foot radius. For each creature within the area that is the subject of one or more powers, you make a dispel check against the power with the highest manifester level. If that check fails, you make dispel checks against progressively weaker powers until you dispel one power (which discharges the </text:span><text:span text:style-name="T3">dispel psionics </text:span><text:span text:style-name="T1">power so far as that target is concerned) or until you fail all your checks. The creature’s psionic items are not affected.</text:span></text:p>
      <text:p text:style-name="P4"><text:span text:style-name="T1">For each object within the area that is the target of one or more powers, you make dispel checks as with creatures. Psionic items are not affected by an area dispel.</text:span></text:p>
      <text:p text:style-name="P4"><text:span text:style-name="T1">For each ongoing area or effect power whose point of origin is within the area of the </text:span><text:span text:style-name="T3">dispel psionics </text:span><text:span text:style-name="T1">power, you can make a dispel check to dispel the power.</text:span></text:p>
      <text:p text:style-name="P4"><text:span text:style-name="T1">For each ongoing power whose area overlaps that of the </text:span><text:span text:style-name="T3">dispel psionics </text:span><text:span text:style-name="T1">power, you can make a dispel check to end the effect, but only within the overlapping area.</text:span></text:p>
      <text:p text:style-name="P4"><text:span text:style-name="T1">If an object or creature that is the effect of an ongoing power is in the area, you can make a dispel check to end the power that created that object or construct in addition to attempting to dispel powers targeting the creature or object. You can choose to automatically succeed on dispel checks against any power that you have manifested.</text:span></text:p>
      <text:p text:style-name="P4"><text:span text:style-name="T2">Augment:</text:span><text:span text:style-name="T1"> For every additional power point you spend, the bonus on your dispel check increases by 2 (to a maximum bonus of +20 for a 5-point expenditure).</text:span></text:p>
      <text:p text:style-name="P5"/>
      <text:h text:style-name="P16" text:outline-level="1"><text:span text:style-name="T1">Dispelling Buffer</text:span></text:h>
      <text:p text:style-name="P4"><text:span text:style-name="T1">Psychokinesis</text:span></text:p>
      <text:p text:style-name="P4"><text:span text:style-name="T2">Level:</text:span><text:span text:style-name="T1"> Kineticist 6, psychic warrior 6</text:span></text:p>
      <text:p text:style-name="P4"><text:span text:style-name="T2">Display:</text:span><text:span text:style-name="T1"> Material and olfactory</text:span></text:p>
      <text:p text:style-name="P4"><text:span text:style-name="T2">Manifesting Time:</text:span><text:span text:style-name="T1"> 1 standard action</text:span></text:p>
      <text:p text:style-name="P4"><text:span text:style-name="T2">Range:</text:span><text:span text:style-name="T1"> Personal or close (25 ft. + 5 ft./2 levels); see text</text:span></text:p>
      <text:p text:style-name="P4"><text:span text:style-name="T2">Target:</text:span><text:span text:style-name="T1"> You or one willing creature or one object (object weighing up to 100 lb./level); see text</text:span></text:p>
      <text:p text:style-name="P4"><text:span text:style-name="T2">Duration:</text:span><text:span text:style-name="T1"> 1 hour/level (D)</text:span></text:p>
      <text:p text:style-name="P4"><text:span text:style-name="T2">Saving Throw:</text:span><text:span text:style-name="T1"> None </text:span></text:p>
      <text:p text:style-name="P4"><text:span text:style-name="T2">Power Resistance:</text:span><text:span text:style-name="T1"> Yes (harmless, object)</text:span></text:p>
      <text:p text:style-name="P4"><text:span text:style-name="T2">Power Points:</text:span><text:span text:style-name="T1"> 11</text:span></text:p>
      <text:p text:style-name="P4"><text:span text:style-name="T1">You create a psychokinetic shield around the subject that improves the chance that any powers affecting the subject will resist a </text:span><text:span text:style-name="T3">dispel psionics </text:span><text:span text:style-name="T1">power (or a </text:span><text:span text:style-name="T3">dispel magic </text:span><text:span text:style-name="T1">spell) or a negation effect that targets a specific power (such as </text:span><text:span text:style-name="T3">shatter mind blank</text:span><text:span text:style-name="T1">). When </text:span><text:span text:style-name="T3">dispelling buffer </text:span><text:span text:style-name="T1">is manifested on a creature or object, add +5 to the DC of the dispel check for each ongoing effect that is subject to being dispelled.</text:span></text:p>
      <text:p text:style-name="P4"><text:span text:style-name="T3">Dispel psionics </text:span><text:span text:style-name="T1">can negate </text:span><text:span text:style-name="T3">dispelling buffer</text:span><text:span text:style-name="T1">, but against a targeted dispel, </text:span><text:span text:style-name="T3">dispelling buffer </text:span><text:span text:style-name="T1">is always checked last (with the same +5 bonus). Against an area dispel, </text:span><text:span text:style-name="T3">dispelling buffer </text:span><text:span text:style-name="T1">is checked in the order according to its level (with the same +5 bonus).</text:span></text:p>
      <text:p text:style-name="P4"><text:span text:style-name="T2">Special:</text:span><text:span text:style-name="T1"> When a psychic warrior manifests this power, the range is personal and the target is the manifester.</text:span></text:p>
      <text:p text:style-name="P5"/>
      <text:h text:style-name="P16" text:outline-level="1"><text:span text:style-name="T1">Dissipating Touch</text:span></text:h>
      <text:p text:style-name="P4"><text:span text:style-name="T1">Psychoportation (Teleportation)</text:span></text:p>
      <text:p text:style-name="P4"><text:soft-page-break/><text:span text:style-name="T2">Level:</text:span><text:span text:style-name="T1"> Psion/wilder 1, psychic warrior 1</text:span></text:p>
      <text:p text:style-name="P4"><text:span text:style-name="T2">Display:</text:span><text:span text:style-name="T1"> Auditory and visual</text:span></text:p>
      <text:p text:style-name="P4"><text:span text:style-name="T2">Manifesting Time:</text:span><text:span text:style-name="T1"> 1 standard action</text:span></text:p>
      <text:p text:style-name="P4"><text:span text:style-name="T2">Range:</text:span><text:span text:style-name="T1"> Touch</text:span></text:p>
      <text:p text:style-name="P4"><text:span text:style-name="T2">Target:</text:span><text:span text:style-name="T1"> Creature or object touched</text:span></text:p>
      <text:p text:style-name="P4"><text:span text:style-name="T2">Duration:</text:span><text:span text:style-name="T1"> Instantaneous</text:span></text:p>
      <text:p text:style-name="P4"><text:span text:style-name="T2">Saving Throw:</text:span><text:span text:style-name="T1"> None</text:span></text:p>
      <text:p text:style-name="P4"><text:span text:style-name="T2">Power Resistance:</text:span><text:span text:style-name="T1"> Yes (object)</text:span></text:p>
      <text:p text:style-name="P4"><text:span text:style-name="T2">Power Points:</text:span><text:span text:style-name="T1"> 1</text:span></text:p>
      <text:p text:style-name="P4"><text:span text:style-name="T1">Your mere touch can disperse the surface material of a foe or object, sending a tiny portion of it far away. This effect is disruptive; thus, your successful melee touch attack deals 1d6 points of damage.</text:span></text:p>
      <text:p text:style-name="P4"><text:span text:style-name="T2">Augment:</text:span><text:span text:style-name="T1"> For every additional power point you spend, this power’s damage increases by 1d6 points. </text:span></text:p>
      <text:p text:style-name="P5"/>
      <text:h text:style-name="P16" text:outline-level="1"><text:span text:style-name="T1">Dissolving Touch</text:span></text:h>
      <text:p text:style-name="P4"><text:span text:style-name="T1">Psychometabolism [Acid]</text:span></text:p>
      <text:p text:style-name="P4"><text:span text:style-name="T2">Level:</text:span><text:span text:style-name="T1"> Psychic warrior 2</text:span></text:p>
      <text:p text:style-name="P4"><text:span text:style-name="T2">Display:</text:span><text:span text:style-name="T1"> Visual</text:span></text:p>
      <text:p text:style-name="P4"><text:span text:style-name="T2">Manifesting Time:</text:span><text:span text:style-name="T1"> 1 standard action</text:span></text:p>
      <text:p text:style-name="P4"><text:span text:style-name="T2">Range:</text:span><text:span text:style-name="T1"> Touch</text:span></text:p>
      <text:p text:style-name="P4"><text:span text:style-name="T2">Target:</text:span><text:span text:style-name="T1"> Creature or object touched</text:span></text:p>
      <text:p text:style-name="P4"><text:span text:style-name="T2">Duration:</text:span><text:span text:style-name="T1"> Instantaneous</text:span></text:p>
      <text:p text:style-name="P4"><text:span text:style-name="T2">Saving Throw:</text:span><text:span text:style-name="T1"> None</text:span></text:p>
      <text:p text:style-name="P4"><text:span text:style-name="T2">Power Resistance:</text:span><text:span text:style-name="T1"> No</text:span></text:p>
      <text:p text:style-name="P4"><text:span text:style-name="T2">Power Points:</text:span><text:span text:style-name="T1"> 3</text:span></text:p>
      <text:p text:style-name="P4"><text:span text:style-name="T1">Your touch, claw, or bite is corrosive, and sizzling moisture visibly oozes from your natural weapon or hand. You deal 4d6 points of acid damage to any creature or object you touch with your successful melee touch attack. Acid you secrete denatures 1 round after use, losing all efficacy and ability to deal damage. You are immune to your own acid.</text:span></text:p>
      <text:p text:style-name="P4"><text:soft-page-break/><text:span text:style-name="T2">Augment:</text:span><text:span text:style-name="T1"> For every 2 additional power points you spend, this power’s damage increases by 1d6 points.</text:span></text:p>
      <text:p text:style-name="P5"/>
      <text:h text:style-name="P16" text:outline-level="1"><text:span text:style-name="T1">Dissolving Weapon</text:span></text:h>
      <text:p text:style-name="P4"><text:span text:style-name="T1">Psychometabolism [Acid]</text:span></text:p>
      <text:p text:style-name="P4"><text:span text:style-name="T2">Level:</text:span><text:span text:style-name="T1"> Psychic warrior 2</text:span></text:p>
      <text:p text:style-name="P4"><text:span text:style-name="T2">Display:</text:span><text:span text:style-name="T1"> Visual</text:span></text:p>
      <text:p text:style-name="P4"><text:span text:style-name="T2">Manifesting Time:</text:span><text:span text:style-name="T1"> 1 standard action</text:span></text:p>
      <text:p text:style-name="P4"><text:span text:style-name="T2">Range:</text:span><text:span text:style-name="T1"> Personal</text:span></text:p>
      <text:p text:style-name="P4"><text:span text:style-name="T2">Target:</text:span><text:span text:style-name="T1"> One held weapon; see text</text:span></text:p>
      <text:p text:style-name="P4"><text:span text:style-name="T2">Duration:</text:span><text:span text:style-name="T1"> Instantaneous</text:span></text:p>
      <text:p text:style-name="P4"><text:span text:style-name="T2">Saving Throw:</text:span><text:span text:style-name="T1"> None</text:span></text:p>
      <text:p text:style-name="P4"><text:span text:style-name="T2">Power Resistance:</text:span><text:span text:style-name="T1"> No</text:span></text:p>
      <text:p text:style-name="P4"><text:span text:style-name="T2">Power Points:</text:span><text:span text:style-name="T1"> 3</text:span></text:p>
      <text:p text:style-name="P4"><text:span text:style-name="T1">As </text:span><text:span text:style-name="T3">dissolving touch</text:span><text:span text:style-name="T1">, except your weapon is charged with acid until you make a successful attack.</text:span></text:p>
      <text:p text:style-name="P5"/>
      <text:h text:style-name="P16" text:outline-level="1"><text:span text:style-name="T1">Distract</text:span></text:h>
      <text:p text:style-name="P4"><text:span text:style-name="T1">Telepathy [Mind-Affecting]</text:span></text:p>
      <text:p text:style-name="P4"><text:span text:style-name="T2">Level:</text:span><text:span text:style-name="T1"> Psion/wilder 1, psychic warrior 1</text:span></text:p>
      <text:p text:style-name="P4"><text:span text:style-name="T2">Display:</text:span><text:span text:style-name="T1"> Mental</text:span></text:p>
      <text:p text:style-name="P4"><text:span text:style-name="T2">Manifesting Time:</text:span><text:span text:style-name="T1"> 1 standard action</text:span></text:p>
      <text:p text:style-name="P4"><text:span text:style-name="T2">Range:</text:span><text:span text:style-name="T1"> Close (25 ft. + 5 ft./2 levels)</text:span></text:p>
      <text:p text:style-name="P4"><text:span text:style-name="T2">Target:</text:span><text:span text:style-name="T1"> One creature</text:span></text:p>
      <text:p text:style-name="P4"><text:span text:style-name="T2">Duration:</text:span><text:span text:style-name="T1"> Concentration, up to 1 min./level (D)</text:span></text:p>
      <text:p text:style-name="P4"><text:span text:style-name="T2">Saving Throw:</text:span><text:span text:style-name="T1"> Will negates</text:span></text:p>
      <text:p text:style-name="P4"><text:soft-page-break/><text:span text:style-name="T2">Power Resistance:</text:span><text:span text:style-name="T1"> Yes</text:span></text:p>
      <text:p text:style-name="P4"><text:span text:style-name="T2">Power Points:</text:span><text:span text:style-name="T1"> 1</text:span></text:p>
      <text:p text:style-name="P4"><text:span text:style-name="T1">You cause your subject’s mind to wander, distracting her. Subjects under the effect of </text:span><text:span text:style-name="T3">distract </text:span><text:span text:style-name="T1">make all Listen, Spot, Search, and Sense Motive checks at a –4 penalty.</text:span></text:p>
      <text:p text:style-name="P5"/>
      <text:h text:style-name="P16" text:outline-level="1"><text:span text:style-name="T1">Divert Teleport</text:span></text:h>
      <text:p text:style-name="P4"><text:span text:style-name="T1">Psychoportation (Teleportation)</text:span></text:p>
      <text:p text:style-name="P4"><text:span text:style-name="T2">Level:</text:span><text:span text:style-name="T1"> Psion/wilder 7</text:span></text:p>
      <text:p text:style-name="P4"><text:span text:style-name="T2">Display:</text:span><text:span text:style-name="T1"> Visual</text:span></text:p>
      <text:p text:style-name="P4"><text:span text:style-name="T2">Manifesting Time:</text:span><text:span text:style-name="T1"> 1 immediate action; see text</text:span></text:p>
      <text:p text:style-name="P4"><text:span text:style-name="T2">Range:</text:span><text:span text:style-name="T1"> Medium (100 ft. + 10 ft./level)</text:span></text:p>
      <text:p text:style-name="P4"><text:span text:style-name="T2">Area:</text:span><text:span text:style-name="T1"> A circle, centered on you, with a radius of 50 ft. + 10 ft./level</text:span></text:p>
      <text:p text:style-name="P4"><text:span text:style-name="T2">Effect:</text:span><text:span text:style-name="T1"> Diverts the teleportation of any object or creature whose weight does not exceed your maximum load</text:span></text:p>
      <text:p text:style-name="P4"><text:span text:style-name="T2">Duration:</text:span><text:span text:style-name="T1"> 10 min./level (D)</text:span></text:p>
      <text:p text:style-name="P4"><text:span text:style-name="T2">Saving Throw:</text:span><text:span text:style-name="T1"> Will negates (foils diversion)</text:span></text:p>
      <text:p text:style-name="P4"><text:span text:style-name="T2">Power Resistance:</text:span><text:span text:style-name="T1"> Yes (foils diversion)</text:span></text:p>
      <text:p text:style-name="P4"><text:span text:style-name="T2">Power Points:</text:span><text:span text:style-name="T1"> 13</text:span></text:p>
      <text:p text:style-name="P4"><text:span text:style-name="T1">Similar to </text:span><text:span text:style-name="T3">detect teleportation</text:span><text:span text:style-name="T1">, except that you know the intended destination, and you can divert the final destination of any teleportation attempt made by others within the area. This is an immediate action, like manifesting a quickened power, and counts toward the limit of one quickened power per round. You can manifest this power even if it is not your turn.</text:span></text:p>
      <text:p text:style-name="P4"><text:span text:style-name="T1">You can divert the destination of both incoming and outgoing teleportations, psionic and magical. You must overcome the power resistance of creatures that possess it to make a successful diversion, and the teleporting creature can make a Will save to foil the diversion as well.</text:span></text:p>
      <text:p text:style-name="P4"><text:span text:style-name="T1">For the purpose of this power, “divert” means you choose the actual destination of any teleportation attempt you can affect, as if you yourself were teleporting to that location, regardless of the teleportation range of the effect you are diverting. The destination you choose must be a location with which you are very familiar or that you have studied carefully.</text:span></text:p>
      <text:p text:style-name="P5"/>
      <text:h text:style-name="P16" text:outline-level="1"><text:span text:style-name="T1">Divination, Psionic</text:span></text:h>
      <text:p text:style-name="P4"><text:span text:style-name="T1">Clairsentience</text:span></text:p>
      <text:p text:style-name="P4"><text:span text:style-name="T2">Level:</text:span><text:span text:style-name="T1"> Psion/wilder 4</text:span></text:p>
      <text:p text:style-name="P4"><text:span text:style-name="T2">Display:</text:span><text:span text:style-name="T1"> Mental and visual</text:span></text:p>
      <text:p text:style-name="P4"><text:soft-page-break/><text:span text:style-name="T2">Manifesting Time:</text:span><text:span text:style-name="T1"> 10 minutes</text:span></text:p>
      <text:p text:style-name="P4"><text:span text:style-name="T2">Range:</text:span><text:span text:style-name="T1"> Personal</text:span></text:p>
      <text:p text:style-name="P4"><text:span text:style-name="T2">Target:</text:span><text:span text:style-name="T1"> You</text:span></text:p>
      <text:p text:style-name="P4"><text:span text:style-name="T2">Duration:</text:span><text:span text:style-name="T1"> Instantaneous</text:span></text:p>
      <text:p text:style-name="P4"><text:span text:style-name="T2">Power Points:</text:span><text:span text:style-name="T1"> 7</text:span></text:p>
      <text:p text:style-name="P4"><text:span text:style-name="T1">As the </text:span><text:span text:style-name="T3">divination </text:span><text:span text:style-name="T1">spell, except as noted here. </text:span></text:p>
      <text:p text:style-name="P5"/>
      <text:h text:style-name="P16" text:outline-level="1"><text:span text:style-name="T1">Dominate, Psionic</text:span></text:h>
      <text:p text:style-name="P4"><text:span text:style-name="T1">Telepathy (Compulsion) [Mind-Affecting]</text:span></text:p>
      <text:p text:style-name="P4"><text:span text:style-name="T2">Level:</text:span><text:span text:style-name="T1"> Telepath 4</text:span></text:p>
      <text:p text:style-name="P4"><text:span text:style-name="T2">Display:</text:span><text:span text:style-name="T1"> Mental</text:span></text:p>
      <text:p text:style-name="P4"><text:span text:style-name="T2">Manifesting Time:</text:span><text:span text:style-name="T1"> 1 round</text:span></text:p>
      <text:p text:style-name="P4"><text:span text:style-name="T2">Range:</text:span><text:span text:style-name="T1"> Medium (100 ft. + 10 ft./level)</text:span></text:p>
      <text:p text:style-name="P4"><text:span text:style-name="T2">Target:</text:span><text:span text:style-name="T1"> One humanoid</text:span></text:p>
      <text:p text:style-name="P4"><text:span text:style-name="T2">Duration:</text:span><text:span text:style-name="T1"> Concentration</text:span></text:p>
      <text:p text:style-name="P4"><text:span text:style-name="T2">Saving Throw:</text:span><text:span text:style-name="T1"> Will negates</text:span></text:p>
      <text:p text:style-name="P4"><text:span text:style-name="T2">Power Resistance:</text:span><text:span text:style-name="T1"> Yes</text:span></text:p>
      <text:p text:style-name="P4"><text:span text:style-name="T2">Power Points:</text:span><text:span text:style-name="T1"> 7</text:span></text:p>
      <text:p text:style-name="P4"><text:span text:style-name="T1">As the </text:span><text:span text:style-name="T3">dominate person</text:span><text:span text:style-name="T1"> spell, except as noted here.</text:span></text:p>
      <text:p text:style-name="P4"><text:span text:style-name="T2">Augment:</text:span><text:span text:style-name="T1"> You can augment this power in one or more of the following ways.</text:span></text:p>
      <text:p text:style-name="P4"><text:span text:style-name="T1">1. If you spend 2 additional power points, this power can also affect an animal, fey, giant, magical beast, or monstrous humanoid.</text:span></text:p>
      <text:p text:style-name="P4"><text:span text:style-name="T1">2. If you spend 4 additional power points, this power can also affect an aberration, dragon, elemental, or outsider in addition to the creature types mentioned above.</text:span></text:p>
      <text:p text:style-name="P4"><text:span text:style-name="T1">3. For every 2 additional power points you spend, this power can affect an additional target. Any additional target cannot be more than 15 feet from another target of the power.</text:span></text:p>
      <text:p text:style-name="P4"><text:span text:style-name="T1">In addition, for every 2 additional power points you spend to achieve any of these effects, this power’s save DC increases by 1.</text:span></text:p>
      <text:p text:style-name="P5"><text:soft-page-break/></text:p>
      <text:h text:style-name="P16" text:outline-level="1"><text:span text:style-name="T1">Dream Travel</text:span></text:h>
      <text:p text:style-name="P4"><text:span text:style-name="T1">Psychoportation</text:span></text:p>
      <text:p text:style-name="P4"><text:span text:style-name="T2">Level:</text:span><text:span text:style-name="T1"> Nomad 7</text:span></text:p>
      <text:p text:style-name="P4"><text:span text:style-name="T2">Display:</text:span><text:span text:style-name="T1"> Visual</text:span></text:p>
      <text:p text:style-name="P4"><text:span text:style-name="T2">Manifesting Time:</text:span><text:span text:style-name="T1"> 1 standard action</text:span></text:p>
      <text:p text:style-name="P4"><text:span text:style-name="T2">Range:</text:span><text:span text:style-name="T1"> Touch</text:span></text:p>
      <text:p text:style-name="P4"><text:span text:style-name="T2">Targets:</text:span><text:span text:style-name="T1"> You and touched creature or creatures (up to one/level)</text:span></text:p>
      <text:p text:style-name="P4"><text:span text:style-name="T2">Duration:</text:span><text:span text:style-name="T1"> 1 hour/level (D)</text:span></text:p>
      <text:p text:style-name="P4"><text:span text:style-name="T2">Saving Throw:</text:span><text:span text:style-name="T1"> Will negates</text:span></text:p>
      <text:p text:style-name="P4"><text:span text:style-name="T2">Power Resistance:</text:span><text:span text:style-name="T1"> Yes</text:span></text:p>
      <text:p text:style-name="P4"><text:span text:style-name="T2">Power Points:</text:span><text:span text:style-name="T1"> 13</text:span></text:p>
      <text:p text:style-name="P4"><text:span text:style-name="T1">You and any creature you touch are drawn along a crystal arc of reverie to the edge of conscious thought and into the region of dreams. You can take more than one creature along with you (subject to your level limit), but each one must be touching another one. You physically enter the land of dreams, leaving nothing behind.</text:span></text:p>
      <text:p text:style-name="P4"><text:span text:style-name="T1">In the region of dreams, you move through a menagerie of thoughts, desires, and phantoms created by the minds of dreamers everywhere. For every minute you move through dream, you can “wake” to find yourself five miles displaced in the waking world. Thus, a character can use this power to travel rapidly by physically entering where only dreams normally prowl, moving the desired distance, and then stepping back into the waking world. You know where you will come out in the waking world.</text:span></text:p>
      <text:p text:style-name="P4"><text:span text:style-name="T3">Dream travel </text:span><text:span text:style-name="T1">can also be used to travel to other planes that contain creatures that dream, but doing this requires crossing into the dreams of outsiders, where you are subject to the vagaries of many dream realities—a potentially perilous proposition. Transferring to another plane of existence in this fashion requires 1d4 hours of uninterrupted travel.</text:span></text:p>
      <text:p text:style-name="P4"><text:span text:style-name="T1">Any creatures that come along when </text:span><text:span text:style-name="T3">dream travel </text:span><text:span text:style-name="T1">is manifested also make the transition to the borders of unconscious thought. A creature separated from you wanders off into the dreamscape. When the duration ends, all affected creatures return to the waking world as much as 1,000 miles (d%x10) from their starting point. If a creature remains in the dreamscape, it is powerless to leave unless it can manifest the </text:span><text:span text:style-name="T3">dream travel </text:span><text:span text:style-name="T1">power itself or someone who manifests the power seeks out the lost creature.</text:span></text:p>
      <text:p text:style-name="P4"><text:span text:style-name="T2">Augment:</text:span><text:span text:style-name="T1"> For every 2 additional power points you spend, this power’s save DC increases by 1.</text:span></text:p>
      <text:p text:style-name="P5"/>
      <text:h text:style-name="P16" text:outline-level="1"><text:span text:style-name="T1">Duodimensional Claw</text:span></text:h>
      <text:p text:style-name="P4"><text:span text:style-name="T1">Psychometabolism</text:span></text:p>
      <text:p text:style-name="P4"><text:span text:style-name="T2">Level:</text:span><text:span text:style-name="T1"> Psychic warrior 3</text:span></text:p>
      <text:p text:style-name="P4"><text:span text:style-name="T2">Display:</text:span><text:span text:style-name="T1"> Material</text:span></text:p>
      <text:p text:style-name="P4"><text:span text:style-name="T2">Manifesting Time:</text:span><text:span text:style-name="T1"> 1 standard action</text:span></text:p>
      <text:p text:style-name="P4"><text:span text:style-name="T2">Range:</text:span><text:span text:style-name="T1"> Personal</text:span></text:p>
      <text:p text:style-name="P4"><text:soft-page-break/><text:span text:style-name="T2">Target:</text:span><text:span text:style-name="T1"> You</text:span></text:p>
      <text:p text:style-name="P4"><text:span text:style-name="T2">Duration:</text:span><text:span text:style-name="T1"> 10 min./level</text:span></text:p>
      <text:p text:style-name="P4"><text:span text:style-name="T2">Power Points:</text:span><text:span text:style-name="T1"> 5</text:span></text:p>
      <text:p text:style-name="P4"><text:span text:style-name="T1">If you have a claw attack (either from an actual natural weapon or from an effect such as </text:span><text:span text:style-name="T3">claws of the beast</text:span><text:span text:style-name="T1">), you can use this power to improve that weapon. One of your claws becomes two-dimensional, making it razorsharp. The weapon is now psionically keen, increasing its threat range from 20 to 19–20. This benefit does not stack with other effects that improve a weapon’s threat range.</text:span></text:p>
      <text:p text:style-name="P4"><text:span text:style-name="T1">The third spatial component of your hand still exists but is temporarily shunted into the Ethereal Plane, so against ethereal or incorporeal targets this power is ineffective.</text:span></text:p>
      <text:p text:style-name="P5"/>
      <text:h text:style-name="P16" text:outline-level="1"><text:span text:style-name="T1">Ecto Protection</text:span></text:h>
      <text:p text:style-name="P4"><text:span text:style-name="T1">Metacreativity</text:span></text:p>
      <text:p text:style-name="P4"><text:span text:style-name="T2">Level:</text:span><text:span text:style-name="T1"> Psion/wilder 1</text:span></text:p>
      <text:p text:style-name="P4"><text:span text:style-name="T2">Display:</text:span><text:span text:style-name="T1"> Visual; see text</text:span></text:p>
      <text:p text:style-name="P4"><text:span text:style-name="T2">Manifesting Time:</text:span><text:span text:style-name="T1"> 1 standard action; see text</text:span></text:p>
      <text:p text:style-name="P4"><text:span text:style-name="T2">Range:</text:span><text:span text:style-name="T1"> Close (25 ft. + 5 ft./2 levels)</text:span></text:p>
      <text:p text:style-name="P4"><text:span text:style-name="T2">Target:</text:span><text:span text:style-name="T1"> An astral construct you manifest</text:span></text:p>
      <text:p text:style-name="P4"><text:span text:style-name="T2">Duration:</text:span><text:span text:style-name="T1"> 1 min./level</text:span></text:p>
      <text:p text:style-name="P4"><text:span text:style-name="T2">Saving Throw:</text:span><text:span text:style-name="T1"> None</text:span></text:p>
      <text:p text:style-name="P4"><text:span text:style-name="T2">Power Resistance:</text:span><text:span text:style-name="T1"> No</text:span></text:p>
      <text:p text:style-name="P4"><text:span text:style-name="T2">Power Points:</text:span><text:span text:style-name="T1"> 1</text:span></text:p>
      <text:p text:style-name="P4"><text:span text:style-name="T1">This power reinforces an astral construct created by the </text:span><text:span text:style-name="T3">astral construct </text:span><text:span text:style-name="T1">power, giving you a +1 bonus on any manifester level checks you make to protect it against </text:span><text:span text:style-name="T3">dispel psionics </text:span><text:span text:style-name="T1">or a similar effect, and a +1 bonus on its saving throw to resist </text:span><text:span text:style-name="T3">dismiss ectoplasm. </text:span><text:span text:style-name="T1">This power can be manifested as a swift action in the same round that you manifest an astral construct, as long as the power points you spend to perform both actions does not exceed your manifester level.</text:span></text:p>
      <text:p text:style-name="P4"><text:span text:style-name="T2">Augment:</text:span><text:span text:style-name="T1"> For every 2 additional power points you spend, your bonus on manifester level checks to protect your astral construct increases by 1, and your astral construct’s bonus on its saving throw to resist </text:span><text:span text:style-name="T3">dismiss ectoplasm </text:span><text:span text:style-name="T1">increases by 1.</text:span></text:p>
      <text:p text:style-name="P5"/>
      <text:h text:style-name="P16" text:outline-level="1"><text:span text:style-name="T1">Ectoplasmic Cocoon</text:span></text:h>
      <text:p text:style-name="P4"><text:span text:style-name="T1">Metacreativity</text:span></text:p>
      <text:p text:style-name="P4"><text:span text:style-name="T2">Level:</text:span><text:span text:style-name="T1"> Shaper 3</text:span></text:p>
      <text:p text:style-name="P4"><text:span text:style-name="T2">Display:</text:span><text:span text:style-name="T1"> Auditory and material</text:span></text:p>
      <text:p text:style-name="P4"><text:soft-page-break/><text:span text:style-name="T2">Manifesting Time:</text:span><text:span text:style-name="T1"> 1 standard action</text:span></text:p>
      <text:p text:style-name="P4"><text:span text:style-name="T2">Range:</text:span><text:span text:style-name="T1"> Medium (100 ft. + 10 ft./ level)</text:span></text:p>
      <text:p text:style-name="P4"><text:span text:style-name="T2">Target:</text:span><text:span text:style-name="T1"> One Medium or smaller creature</text:span></text:p>
      <text:p text:style-name="P4"><text:span text:style-name="T2">Duration:</text:span><text:span text:style-name="T1"> 1 round/level (D)</text:span></text:p>
      <text:p text:style-name="P4"><text:span text:style-name="T2">Saving Throw:</text:span><text:span text:style-name="T1"> Reflex negates</text:span></text:p>
      <text:p text:style-name="P4"><text:span text:style-name="T2">Power Resistance:</text:span><text:span text:style-name="T1"> No</text:span></text:p>
      <text:p text:style-name="P4"><text:span text:style-name="T2">Power Points:</text:span><text:span text:style-name="T1"> 5</text:span></text:p>
      <text:p text:style-name="P4"><text:span text:style-name="T1">You draw writhing strands of ectoplasm from the Astral Plane that wrap up the subject like a mummy. The subject can still breathe but is otherwise helpless, unable to see outside the cocoon, speak, or take any physical actions. The subject’s nostrils are clear (air passes through the cocoon normally). The subject can execute purely mental actions (such as manifesting powers or casting spells with no verbal, somatic, or material components).</text:span></text:p>
      <text:p text:style-name="P4"><text:span text:style-name="T1">Cutting or damaging the cocoon can free a victim. The cocoon has hardness 8 and 20 hit points. Teleportation and other forms of travel provide a means of escape, but the cocoon extends into the Ethereal Plane, blocking ethereal travel. An </text:span><text:span text:style-name="T3">ectoplasmic cocoon </text:span><text:span text:style-name="T1">can’t be affected by </text:span><text:span text:style-name="T3">dispel psionics</text:span><text:span text:style-name="T1">, but it can be dismissed with </text:span><text:span text:style-name="T3">dismiss ectoplasm, </text:span><text:span text:style-name="T1">or otherwise destroyed by extreme measures or items.</text:span></text:p>
      <text:p text:style-name="P4"><text:span text:style-name="T1">The creature within the cocoon is visible only as a vague shape (substantial enough to interrupt line of sight) and cannot be directly harmed or interacted with unless the cocoon is destroyed. The cocooned creature can be moved normally (the weight of the cocoon is negligible).</text:span></text:p>
      <text:p text:style-name="P4"><text:span text:style-name="T1">A creature that is cocooned while aloft begins to fall immediately, and a creature that is cocooned while swimming or underwater may drown.</text:span></text:p>
      <text:p text:style-name="P4"><text:span text:style-name="T2">Augment:</text:span><text:span text:style-name="T1"> You can augment this power in one or both of the following ways.</text:span></text:p>
      <text:p text:style-name="P4"><text:span text:style-name="T1">1. For every 2 additional power points you spend, this power’s save DC increases by 1.</text:span></text:p>
      <text:p text:style-name="P4"><text:span text:style-name="T1">2. For every 2 additional power points you spend, this power can affect a target one size category larger.</text:span></text:p>
      <text:p text:style-name="P5"/>
      <text:h text:style-name="P16" text:outline-level="1"><text:span text:style-name="T1">Ectoplasmic Cocoon, Mass</text:span></text:h>
      <text:p text:style-name="P4"><text:span text:style-name="T1">Metacreativity</text:span></text:p>
      <text:p text:style-name="P4"><text:span text:style-name="T2">Level:</text:span><text:span text:style-name="T1"> Shaper 7</text:span></text:p>
      <text:p text:style-name="P4"><text:span text:style-name="T2">Range:</text:span><text:span text:style-name="T1"> Medium (100 ft. + 10 ft./level)</text:span></text:p>
      <text:p text:style-name="P4"><text:span text:style-name="T2">Area:</text:span><text:span text:style-name="T1"> 20-ft.-radius burst</text:span></text:p>
      <text:p text:style-name="P4"><text:span text:style-name="T2">Duration:</text:span><text:span text:style-name="T1"> 1 hour/level (D)</text:span></text:p>
      <text:p text:style-name="P4"><text:span text:style-name="T2">Saving Throw:</text:span><text:span text:style-name="T1"> Reflex negates</text:span></text:p>
      <text:p text:style-name="P4"><text:span text:style-name="T2">Power Resistance:</text:span><text:span text:style-name="T1"> No</text:span></text:p>
      <text:p text:style-name="P4"><text:span text:style-name="T2">Power Points:</text:span><text:span text:style-name="T1"> 13</text:span></text:p>
      <text:p text:style-name="P4"><text:soft-page-break/><text:span text:style-name="T1">As </text:span><text:span text:style-name="T3">ectoplasmic cocoon</text:span><text:span text:style-name="T1">, except you can cocoon several creatures (or a single big creature that fits in a 20-footradius sphere or hemisphere) in a mass of writhing ectoplasm. Targets entirely within the area who fail their save are caught and cocooned. If a creature’s body is only partially within the area, this power does not affect that creature.</text:span></text:p>
      <text:p text:style-name="P4"><text:span text:style-name="T2">Augment:</text:span><text:span text:style-name="T1"> For every 2 additional power points you spend, the radius of this power’s area increases by 5 feet.</text:span></text:p>
      <text:p text:style-name="P5"/>
      <text:h text:style-name="P16" text:outline-level="1"><text:span text:style-name="T1">Ectoplasmic Form</text:span></text:h>
      <text:p text:style-name="P4"><text:span text:style-name="T1">Psychometabolism</text:span></text:p>
      <text:p text:style-name="P4"><text:span text:style-name="T2">Level:</text:span><text:span text:style-name="T1"> Egoist 3, psychic warrior 3</text:span></text:p>
      <text:p text:style-name="P4"><text:span text:style-name="T2">Display:</text:span><text:span text:style-name="T1"> Olfactory</text:span></text:p>
      <text:p text:style-name="P4"><text:span text:style-name="T2">Manifesting Time:</text:span><text:span text:style-name="T1"> 1 standard action</text:span></text:p>
      <text:p text:style-name="P4"><text:span text:style-name="T2">Range:</text:span><text:span text:style-name="T1"> Personal</text:span></text:p>
      <text:p text:style-name="P4"><text:span text:style-name="T2">Target:</text:span><text:span text:style-name="T1"> You</text:span></text:p>
      <text:p text:style-name="P4"><text:span text:style-name="T2">Duration:</text:span><text:span text:style-name="T1"> 1 min./level (D)</text:span></text:p>
      <text:p text:style-name="P4"><text:span text:style-name="T2">Power Points:</text:span><text:span text:style-name="T1"> 5</text:span></text:p>
      <text:p text:style-name="P4"><text:span text:style-name="T1">You and all your gear become a partially translucent mass of rippling ectoplasm that generally conforms to your normal shape. You gain damage reduction 10/psionics, and you gain immunity to poison and critical hits. Your material armor (including </text:span><text:span text:style-name="T3">inertial armor</text:span><text:span text:style-name="T1">) becomes meaningless, although your size, Dexterity, deflection bonuses, and armor bonuses from force effects (such as those gained by </text:span><text:span text:style-name="T3">inertial armor</text:span><text:span text:style-name="T1">) still apply to your Armor Class.</text:span></text:p>
      <text:p text:style-name="P4"><text:span text:style-name="T1">You can manifest powers while in </text:span><text:span text:style-name="T3">ectoplasmic form</text:span><text:span text:style-name="T1">, but you must make a Concentration check (DC 20 + power level) for each power you attempt to manifest.</text:span></text:p>
      <text:p text:style-name="P4"><text:span text:style-name="T1">You cannot physically attack, you lose supernatural abilities (if any), and you can’t speak while in </text:span><text:span text:style-name="T3">ectoplasmic form</text:span><text:span text:style-name="T1">. You can’t run, but you can fly at a speed of 20 feet (perfect). You can pass through small holes or narrow openings, even mere cracks, with all you were wearing or holding in your hands. You are subject to the effects of wind, and you can’t enter water or other liquid. You also can’t manipulate objects or activate items, even those carried along with you. Continuously active items remain active, though in some cases their effects may be moot (such as items that provide armor or natural armor bonuses).</text:span></text:p>
      <text:p text:style-name="P5"/>
      <text:h text:style-name="P16" text:outline-level="1"><text:span text:style-name="T1">Ectoplasmic Shambler</text:span></text:h>
      <text:p text:style-name="P4"><text:span text:style-name="T1">Metacreativity (Creation)</text:span></text:p>
      <text:p text:style-name="P4"><text:span text:style-name="T2">Level:</text:span><text:span text:style-name="T1"> Psion/wilder 5</text:span></text:p>
      <text:p text:style-name="P4"><text:span text:style-name="T2">Display:</text:span><text:span text:style-name="T1"> Auditory, material, and olfactory; see text</text:span></text:p>
      <text:p text:style-name="P4"><text:span text:style-name="T2">Manifesting Time:</text:span><text:span text:style-name="T1"> 1 round</text:span></text:p>
      <text:p text:style-name="P4"><text:span text:style-name="T2">Range:</text:span><text:span text:style-name="T1"> Long (400 ft. + 40 ft./level)</text:span></text:p>
      <text:p text:style-name="P4"><text:span text:style-name="T2">Effect:</text:span><text:span text:style-name="T1"> One ectoplasmic manifestation of a size equal to ten 10-ft. cubes (S)</text:span></text:p>
      <text:p text:style-name="P4"><text:span text:style-name="T2">Duration:</text:span><text:span text:style-name="T1"> 1 min./level</text:span></text:p>
      <text:p text:style-name="P4"><text:soft-page-break/><text:span text:style-name="T2">Saving Throw:</text:span><text:span text:style-name="T1"> None</text:span></text:p>
      <text:p text:style-name="P4"><text:span text:style-name="T2">Power Resistance:</text:span><text:span text:style-name="T1"> No</text:span></text:p>
      <text:p text:style-name="P4"><text:span text:style-name="T2">Power Points:</text:span><text:span text:style-name="T1"> 9</text:span></text:p>
      <text:p text:style-name="P4"><text:span text:style-name="T1">You fashion an ephemeral, manylegged mass of pseudo-living ectoplasm called an ectoplasmic shambler. You can direct the shambler as a free action. It has a speed of 10 feet. It can completely surround objects (and opponents) over which it is manifested or onto which it moves, because it has the consistency of thick mist. The vision of those within the shambler is limited to 5 feet, and manifesting powers (or casting spells) within the shambler is difficult due to the constant turbulence felt by those caught in the shambler’s form.</text:span></text:p>
      <text:p text:style-name="P4"><text:span text:style-name="T1">Creatures enveloped by the shambler, regardless of Armor Class, take 1 point of damage for every two manifester levels you have in each round they become or remain within the roiling turbulence of the shambler. Anyone trying to manifest a power must make a Concentration check (DC 15 + power’s or spell’s level) to successfully manifest a power or cast a spell inside the shambler.</text:span></text:p>
      <text:p text:style-name="P4"><text:span text:style-name="T1">A wind stronger than 20 miles per hour that blows against the shambler reduces its speed to 0 feet during the first round, and in subsequent rounds moves it in the direction of the wind at a speed of 5 feet. A wind stronger than 20 miles per hour that blows in the direction the shambler travels increases its speed to 15 feet.</text:span></text:p>
      <text:p text:style-name="P5"/>
      <text:h text:style-name="P16" text:outline-level="1"><text:span text:style-name="T1">Ego Whip</text:span></text:h>
      <text:p text:style-name="P4"><text:span text:style-name="T1">Telepathy [Mind-Affecting]</text:span></text:p>
      <text:p text:style-name="P4"><text:span text:style-name="T2">Level:</text:span><text:span text:style-name="T1"> Psion/wilder 2</text:span></text:p>
      <text:p text:style-name="P4"><text:span text:style-name="T2">Display:</text:span><text:span text:style-name="T1"> Auditory</text:span></text:p>
      <text:p text:style-name="P4"><text:span text:style-name="T2">Manifesting Time:</text:span><text:span text:style-name="T1"> 1 standard action</text:span></text:p>
      <text:p text:style-name="P4"><text:span text:style-name="T2">Range:</text:span><text:span text:style-name="T1"> Medium (100 ft. +10 ft./level)</text:span></text:p>
      <text:p text:style-name="P4"><text:span text:style-name="T2">Target:</text:span><text:span text:style-name="T1"> One creature</text:span></text:p>
      <text:p text:style-name="P4"><text:span text:style-name="T2">Duration:</text:span><text:span text:style-name="T1"> Instantaneous</text:span></text:p>
      <text:p text:style-name="P4"><text:span text:style-name="T2">Saving Throw:</text:span><text:span text:style-name="T1"> Will half; see text</text:span></text:p>
      <text:p text:style-name="P4"><text:span text:style-name="T2">Power Resistance:</text:span><text:span text:style-name="T1"> Yes</text:span></text:p>
      <text:p text:style-name="P4"><text:span text:style-name="T2">Power Points:</text:span><text:span text:style-name="T1"> 3</text:span></text:p>
      <text:p text:style-name="P4"><text:span text:style-name="T1">Your rapid mental lashings assault the ego of your enemy, debilitating its confidence. The target takes 1d4 points of Charisma damage, or half that amount (minimum 1 point) on a successful save. A target that fails its save is also dazed for 1 round.</text:span></text:p>
      <text:p text:style-name="P4"><text:span text:style-name="T2">Augment:</text:span><text:span text:style-name="T1"> For every 4 additional power points you spend, this power’s Charisma damage increases by 1d4 points and its save DC increases by 2.</text:span></text:p>
      <text:p text:style-name="P5"/>
      <text:h text:style-name="P16" text:outline-level="1"><text:span text:style-name="T1">Elfsight</text:span></text:h>
      <text:p text:style-name="P4"><text:span text:style-name="T1">Psychometabolism</text:span></text:p>
      <text:p text:style-name="P4"><text:span text:style-name="T2">Level:</text:span><text:span text:style-name="T1"> Psion/wilder 2, psychic warrior 1</text:span></text:p>
      <text:p text:style-name="P4"><text:soft-page-break/><text:span text:style-name="T2">Display:</text:span><text:span text:style-name="T1"> Visual</text:span></text:p>
      <text:p text:style-name="P4"><text:span text:style-name="T2">Manifesting Time:</text:span><text:span text:style-name="T1"> 1 standard action</text:span></text:p>
      <text:p text:style-name="P4"><text:span text:style-name="T2">Range:</text:span><text:span text:style-name="T1"> Personal</text:span></text:p>
      <text:p text:style-name="P4"><text:span text:style-name="T2">Target:</text:span><text:span text:style-name="T1"> You</text:span></text:p>
      <text:p text:style-name="P4"><text:span text:style-name="T2">Duration:</text:span><text:span text:style-name="T1"> 1 hour/level</text:span></text:p>
      <text:p text:style-name="P4"><text:span text:style-name="T2">Power Points:</text:span><text:span text:style-name="T1"> Psion/wilder 3, psychic warrior 1</text:span></text:p>
      <text:p text:style-name="P4"><text:span text:style-name="T1">You gain low-light vision (as an elf ) for the duration of the power, as well as a +2 bonus on Search and Spot checks.</text:span></text:p>
      <text:p text:style-name="P4"><text:span text:style-name="T1">In addition, you gain the ability to notice secret or concealed doors by merely passing within 5 feet of one, getting to make a Search check as if you were actively looking for it.</text:span></text:p>
      <text:p text:style-name="P4"><text:span text:style-name="T1">If </text:span><text:span text:style-name="T3">elfsight </text:span><text:span text:style-name="T1">is used in conjunction with </text:span><text:span text:style-name="T3">my light</text:span><text:span text:style-name="T1">, the cone of light extends out to 40 feet instead of 20 feet.</text:span></text:p>
      <text:p text:style-name="P5"/>
      <text:h text:style-name="P16" text:outline-level="1"><text:span text:style-name="T1">Empathic Feedback</text:span></text:h>
      <text:p text:style-name="P4"><text:span text:style-name="T1">Telepathy [Mind-Affecting]</text:span></text:p>
      <text:p text:style-name="P4"><text:span text:style-name="T2">Level:</text:span><text:span text:style-name="T1"> Psion/wilder 4, psychic warrior 3</text:span></text:p>
      <text:p text:style-name="P4"><text:span text:style-name="T2">Display:</text:span><text:span text:style-name="T1"> Auditory and material</text:span></text:p>
      <text:p text:style-name="P4"><text:span text:style-name="T2">Manifesting Time:</text:span><text:span text:style-name="T1"> 1 standard action</text:span></text:p>
      <text:p text:style-name="P4"><text:span text:style-name="T2">Range:</text:span><text:span text:style-name="T1"> Personal</text:span></text:p>
      <text:p text:style-name="P4"><text:span text:style-name="T2">Target:</text:span><text:span text:style-name="T1"> You</text:span></text:p>
      <text:p text:style-name="P4"><text:span text:style-name="T2">Duration:</text:span><text:span text:style-name="T1"> 10 min./level</text:span></text:p>
      <text:p text:style-name="P4"><text:span text:style-name="T2">Power Points:</text:span><text:span text:style-name="T1"> Psion/wilder 7, psychic warrior 5</text:span></text:p>
      <text:p text:style-name="P4"><text:span text:style-name="T1">You empathically share your pain and suffering with your attacker. Each time a creature strikes you in melee, it takes damage equal to the amount it dealt to you or 5 points, whichever is less. This damage is empathic in nature, so powers and abilities the attacker may have such as damage reduction and regeneration do not lessen or change this damage. The damage from </text:span><text:span text:style-name="T3">empathic feedback </text:span><text:span text:style-name="T1">has no type, so even if you took fire damage from a creature that has immunity to fire, </text:span><text:span text:style-name="T3">empathic feedback </text:span><text:span text:style-name="T1">will damage your attacker.</text:span></text:p>
      <text:p text:style-name="P4"><text:span text:style-name="T2">Augment:</text:span><text:span text:style-name="T1"> For every additional power point you spend, this power’s damage potential increases by 1 point.</text:span></text:p>
      <text:p text:style-name="P5"/>
      <text:h text:style-name="P16" text:outline-level="1"><text:span text:style-name="T1">Empathic Transfer</text:span></text:h>
      <text:p text:style-name="P4"><text:span text:style-name="T1">Psychometabolism</text:span></text:p>
      <text:p text:style-name="P4"><text:soft-page-break/><text:span text:style-name="T2">Level:</text:span><text:span text:style-name="T1"> Egoist 2, psychic warrior 2</text:span></text:p>
      <text:p text:style-name="P4"><text:span text:style-name="T2">Display:</text:span><text:span text:style-name="T1"> Auditory and material</text:span></text:p>
      <text:p text:style-name="P4"><text:span text:style-name="T2">Manifesting Time:</text:span><text:span text:style-name="T1"> 1 standard action</text:span></text:p>
      <text:p text:style-name="P4"><text:span text:style-name="T2">Range:</text:span><text:span text:style-name="T1"> Touch</text:span></text:p>
      <text:p text:style-name="P4"><text:span text:style-name="T2">Target:</text:span><text:span text:style-name="T1"> Willing creature touched</text:span></text:p>
      <text:p text:style-name="P4"><text:span text:style-name="T2">Duration:</text:span><text:span text:style-name="T1"> Instantaneous</text:span></text:p>
      <text:p text:style-name="P4"><text:span text:style-name="T2">Power Points:</text:span><text:span text:style-name="T1"> 3</text:span></text:p>
      <text:p text:style-name="P4"><text:span text:style-name="T1">You heal another creature’s wounds, transferring some of its damage to yourself. When you manifest this power, you can heal as much as 2d10 points of damage. The target regains a number of hit points equal to the dice result, and you lose hit points equal to half of that amount. (This loss can bring you to 0 or fewer hit points.) Powers and abilities you may have such as damage reduction and regeneration do not lessen or change this damage, since you are taking the target’s pain into yourself in an empathic manner. The damage transferred by this power has no type, so even if you have immunity to the type of damage the target originally took, the transfer occurs normally and deals hit point damage to you.</text:span></text:p>
      <text:p text:style-name="P4"><text:span text:style-name="T1">Alternatively, you can use this power to absorb one poison or one disease afflicting the target creature into yourself. When you absorb a poison or disease, you do not take any of the damage previously dealt to the target by the affliction, but you do assume the burden of making the secondary and/or continuing Fortitude saves to combat the affliction.</text:span></text:p>
      <text:p text:style-name="P4"><text:span text:style-name="T1">Finally, you can use this power to transfer up to 1 point of ability damage per manifester level from the target to yourself.</text:span></text:p>
      <text:p text:style-name="P4"><text:span text:style-name="T2">Augment:</text:span><text:span text:style-name="T1"> For every additional power point you spend, you can heal an additional 2d10 points of damage (to a maximum of 10d10 points per manifestation).</text:span></text:p>
      <text:p text:style-name="P5"/>
      <text:h text:style-name="P16" text:outline-level="1"><text:span text:style-name="T1">Empathic Transfer, Hostile</text:span></text:h>
      <text:p text:style-name="P4"><text:span text:style-name="T1">Telepathy [Mind-Affecting]</text:span></text:p>
      <text:p text:style-name="P4"><text:span text:style-name="T2">Level:</text:span><text:span text:style-name="T1"> Telepath 3, psychic warrior 3</text:span></text:p>
      <text:p text:style-name="P4"><text:span text:style-name="T2">Display:</text:span><text:span text:style-name="T1"> Auditory and material</text:span></text:p>
      <text:p text:style-name="P4"><text:span text:style-name="T2">Manifesting Time:</text:span><text:span text:style-name="T1"> 1 standard action</text:span></text:p>
      <text:p text:style-name="P4"><text:span text:style-name="T2">Range:</text:span><text:span text:style-name="T1"> Touch</text:span></text:p>
      <text:p text:style-name="P4"><text:span text:style-name="T2">Target:</text:span><text:span text:style-name="T1"> Creature touched</text:span></text:p>
      <text:p text:style-name="P4"><text:span text:style-name="T2">Duration:</text:span><text:span text:style-name="T1"> Instantaneous</text:span></text:p>
      <text:p text:style-name="P4"><text:span text:style-name="T2">Saving Throw:</text:span><text:span text:style-name="T1"> Will half</text:span></text:p>
      <text:p text:style-name="P4"><text:span text:style-name="T2">Power Resistance:</text:span><text:span text:style-name="T1"> Yes</text:span></text:p>
      <text:p text:style-name="P4"><text:span text:style-name="T2">Power Points:</text:span><text:span text:style-name="T1"> 5</text:span></text:p>
      <text:p text:style-name="P4"><text:span text:style-name="T1">You transfer your hurt to another. When you manifest this power and then make a successful touch attack, you can transfer 50 points of damage (or less, if you choose) from yourself to the touched creature. You immediately regain hit points equal to the amount of damage you transfer.</text:span></text:p>
      <text:p text:style-name="P4"><text:soft-page-break/><text:span text:style-name="T1">You cannot use this power to gain hit points in excess of your full normal total. The transferred damage is empathic in nature, so powers and abilities the subject may have such as damage reduction and regeneration do not lessen or change this damage.</text:span></text:p>
      <text:p text:style-name="P4"><text:span text:style-name="T1">The damage transferred by this power has no type, so even if the subject has immunity to the type of damage you originally took, the transfer occurs normally and deals hit point damage to the subject.</text:span></text:p>
      <text:p text:style-name="P4"><text:span text:style-name="T2">Augment:</text:span><text:span text:style-name="T1"> You can augment this power in one or both of the following ways.</text:span></text:p>
      <text:p text:style-name="P4"><text:span text:style-name="T1">1. For every additional power point you spend, you can transfer an additional 10 points of damage (maximum 90 points per manifestation).</text:span></text:p>
      <text:p text:style-name="P4"><text:span text:style-name="T1">2. If you spend 6 additional power points, this power affects all creatures in a 20-foot-radius spread centered on you.</text:span></text:p>
      <text:p text:style-name="P5"/>
      <text:h text:style-name="P16" text:outline-level="1"><text:span text:style-name="T1">Empathy</text:span></text:h>
      <text:p text:style-name="P4"><text:span text:style-name="T1">Telepathy [Mind-Affecting]</text:span></text:p>
      <text:p text:style-name="P4"><text:span text:style-name="T2">Level:</text:span><text:span text:style-name="T1"> Psion/wilder 1</text:span></text:p>
      <text:p text:style-name="P4"><text:span text:style-name="T2">Display:</text:span><text:span text:style-name="T1"> Mental</text:span></text:p>
      <text:p text:style-name="P4"><text:span text:style-name="T2">Manifesting Time:</text:span><text:span text:style-name="T1"> 1 standard action</text:span></text:p>
      <text:p text:style-name="P4"><text:span text:style-name="T2">Range:</text:span><text:span text:style-name="T1"> 30 ft.</text:span></text:p>
      <text:p text:style-name="P4"><text:span text:style-name="T2">Area:</text:span><text:span text:style-name="T1"> 30-ft.-radius spread centered on you</text:span></text:p>
      <text:p text:style-name="P4"><text:span text:style-name="T2">Duration:</text:span><text:span text:style-name="T1"> Concentration, up to 1 min./level (D)</text:span></text:p>
      <text:p text:style-name="P4"><text:span text:style-name="T2">Saving Throw:</text:span><text:span text:style-name="T1"> None</text:span></text:p>
      <text:p text:style-name="P4"><text:span text:style-name="T2">Power Resistance:</text:span><text:span text:style-name="T1"> No</text:span></text:p>
      <text:p text:style-name="P4"><text:span text:style-name="T2">Power Points:</text:span><text:span text:style-name="T1"> 1</text:span></text:p>
      <text:p text:style-name="P4"><text:span text:style-name="T1">You detect the surface emotions of any creature you can see that is in the power’s area. You can sense basic needs, drives, and emotions. Thirst, hunger, fear, fatigue, pain, rage, hatred, uncertainty, curiosity, friendliness, and many other kinds of sensations and moods can all be perceived.</text:span></text:p>
      <text:p text:style-name="P4"><text:span text:style-name="T1">You gain a +2 insight bonus on any Bluff, Diplomacy, Intimidate, or Sense Motive checks that you make in the round when you cease concentrating on this power.</text:span></text:p>
      <text:p text:style-name="P4"><text:span text:style-name="T2">Augment:</text:span><text:span text:style-name="T1"> You can augment this power in one or both of the following ways.</text:span></text:p>
      <text:p text:style-name="P4"><text:span text:style-name="T1">1. For every additional power point you spend, this power’s range and the radius of its area increases by 5 feet.</text:span></text:p>
      <text:p text:style-name="P4"><text:span text:style-name="T1">2. If you spend 2 additional power points, this power’s maximum duration increases to 1 hour/level.</text:span></text:p>
      <text:p text:style-name="P5"/>
      <text:h text:style-name="P16" text:outline-level="1"><text:span text:style-name="T1">Empty Mind</text:span></text:h>
      <text:p text:style-name="P4"><text:soft-page-break/><text:span text:style-name="T1">Telepathy [Mind-Affecting]</text:span></text:p>
      <text:p text:style-name="P4"><text:span text:style-name="T2">Level:</text:span><text:span text:style-name="T1"> Psion/wilder 1, psychic warrior 1</text:span></text:p>
      <text:p text:style-name="P4"><text:span text:style-name="T2">Display:</text:span><text:span text:style-name="T1"> Auditory</text:span></text:p>
      <text:p text:style-name="P4"><text:span text:style-name="T2">Manifesting Time:</text:span><text:span text:style-name="T1"> 1 immediate action</text:span></text:p>
      <text:p text:style-name="P4"><text:span text:style-name="T2">Range:</text:span><text:span text:style-name="T1"> Personal</text:span></text:p>
      <text:p text:style-name="P4"><text:span text:style-name="T2">Target:</text:span><text:span text:style-name="T1"> You</text:span></text:p>
      <text:p text:style-name="P4"><text:span text:style-name="T2">Duration:</text:span><text:span text:style-name="T1"> 1 round</text:span></text:p>
      <text:p text:style-name="P4"><text:span text:style-name="T2">Power Points:</text:span><text:span text:style-name="T1"> 1</text:span></text:p>
      <text:p text:style-name="P4"><text:span text:style-name="T1">You empty your mind of all transitory and distracting thoughts, improving your self-control. You gain a +2 bonus on all Will saves until your next action.</text:span></text:p>
      <text:p text:style-name="P4"><text:span text:style-name="T1">You can manifest this power instantly, quickly enough to gain its benefit in an emergency. Manifesting this power is an immediate action, like manifesting a quickened power, and it counts toward the normal limit of one quickened power per round. You can use this power even when it is not your turn.</text:span></text:p>
      <text:p text:style-name="P4"><text:span text:style-name="T2">Augment:</text:span><text:span text:style-name="T1"> For every 2 additional power points you spend, the bonus on your Will saves increases by 1.</text:span></text:p>
      <text:p text:style-name="P5"/>
      <text:h text:style-name="P16" text:outline-level="1"><text:span text:style-name="T1">Energy Adaptation</text:span></text:h>
      <text:p text:style-name="P4"><text:span text:style-name="T1">Psychometabolism [see text]</text:span></text:p>
      <text:p text:style-name="P4"><text:span text:style-name="T2">Level:</text:span><text:span text:style-name="T1"> Psion/wilder 4, psychic warrior 4</text:span></text:p>
      <text:p text:style-name="P4"><text:span text:style-name="T2">Display:</text:span><text:span text:style-name="T1"> Visual; see text</text:span></text:p>
      <text:p text:style-name="P4"><text:span text:style-name="T2">Manifesting Time:</text:span><text:span text:style-name="T1"> 1 standard action</text:span></text:p>
      <text:p text:style-name="P4"><text:span text:style-name="T2">Range:</text:span><text:span text:style-name="T1"> Personal</text:span></text:p>
      <text:p text:style-name="P4"><text:span text:style-name="T2">Target:</text:span><text:span text:style-name="T1"> You</text:span></text:p>
      <text:p text:style-name="P4"><text:span text:style-name="T2">Duration:</text:span><text:span text:style-name="T1"> 10 min./level</text:span></text:p>
      <text:p text:style-name="P4"><text:span text:style-name="T2">Power Points:</text:span><text:span text:style-name="T1"> 7</text:span></text:p>
      <text:p text:style-name="P4"><text:span text:style-name="T1">Your body assimilates some of the effect of an energy attack and converts it to harmless light. You gain resistance 10 against any attack that deals acid, cold, electricity, fire, or sonic damage.</text:span></text:p>
      <text:p text:style-name="P4"><text:span text:style-name="T1">When you absorb damage, you can choose to radiate visible light that illuminates a 60-foot radius for a number of rounds equal to the points of damage you successfully resisted, or merely dissipate the energy without giving off a visual display.</text:span></text:p>
      <text:p text:style-name="P4"><text:span text:style-name="T1">The energy resistance provided by this power increases to 20 points at 9th manifester level and to a maximum of 30 points at 13th level. The power protects your equipment as well.</text:span></text:p>
      <text:p text:style-name="P4"><text:soft-page-break/><text:span text:style-name="T1">The resistance provided by this power does not stack with other forms of energy resistance.</text:span></text:p>
      <text:p text:style-name="P4"><text:span text:style-name="T1">This power’s subtype is the same as the type of damage it protects against.</text:span></text:p>
      <text:p text:style-name="P4"><text:span text:style-name="T2">Augment:</text:span><text:span text:style-name="T1"> If you spend 4 additional power points, you can manifest this power as an immediate action.</text:span></text:p>
      <text:p text:style-name="P5"/>
      <text:h text:style-name="P16" text:outline-level="1"><text:span text:style-name="T1">Energy Adaptation, Specified</text:span></text:h>
      <text:p text:style-name="P4"><text:span text:style-name="T1">Psychometabolism [see text]</text:span></text:p>
      <text:p text:style-name="P4"><text:span text:style-name="T2">Level:</text:span><text:span text:style-name="T1"> Psion/wilder 2, psychic warrior 2</text:span></text:p>
      <text:p text:style-name="P4"><text:span text:style-name="T2">Power Points:</text:span><text:span text:style-name="T1"> 3</text:span></text:p>
      <text:p text:style-name="P4"><text:span text:style-name="T1">As </text:span><text:span text:style-name="T3">energy adaptation, </text:span><text:span text:style-name="T1">except you must choose one type of energy to which you gain resistance when this power is manifested.</text:span></text:p>
      <text:p text:style-name="P4"><text:span text:style-name="T1">This power’s subtype is the same as the type of damage it protects against.</text:span></text:p>
      <text:p text:style-name="P4"><text:span text:style-name="T2">Augment:</text:span><text:span text:style-name="T1"> If you spend 4 additional power points, you can manifest this power as an immediate action.</text:span></text:p>
      <text:p text:style-name="P5"/>
      <text:h text:style-name="P16" text:outline-level="1"><text:span text:style-name="T1">Energy Ball</text:span></text:h>
      <text:p text:style-name="P4"><text:span text:style-name="T1">Psychokinesis [see text]</text:span></text:p>
      <text:p text:style-name="P4"><text:span text:style-name="T2">Level:</text:span><text:span text:style-name="T1"> Kineticist 4</text:span></text:p>
      <text:p text:style-name="P4"><text:span text:style-name="T2">Display:</text:span><text:span text:style-name="T1"> Auditory</text:span></text:p>
      <text:p text:style-name="P4"><text:span text:style-name="T2">Manifesting Time:</text:span><text:span text:style-name="T1"> 1 standard action</text:span></text:p>
      <text:p text:style-name="P4"><text:span text:style-name="T2">Range:</text:span><text:span text:style-name="T1"> Long (400 ft. + 40 ft./level)</text:span></text:p>
      <text:p text:style-name="P4"><text:span text:style-name="T2">Area:</text:span><text:span text:style-name="T1"> 20-ft.-radius spread</text:span></text:p>
      <text:p text:style-name="P4"><text:span text:style-name="T2">Duration:</text:span><text:span text:style-name="T1"> Instantaneous</text:span></text:p>
      <text:p text:style-name="P4"><text:span text:style-name="T2">Saving Throw:</text:span><text:span text:style-name="T1"> Reflex half or Fortitude half; see text</text:span></text:p>
      <text:p text:style-name="P4"><text:span text:style-name="T2">Power Resistance:</text:span><text:span text:style-name="T1"> Yes</text:span></text:p>
      <text:p text:style-name="P4"><text:span text:style-name="T2">Power Points:</text:span><text:span text:style-name="T1"> 7</text:span></text:p>
      <text:p text:style-name="P4"><text:span text:style-name="T1">Upon manifesting this power, you choose cold, electricity, fire, or sonic. You create an explosion of energy of the chosen type that deals 7d6 points of damage to every creature or object within the area. The explosion creates almost no pressure.</text:span></text:p>
      <text:p text:style-name="P4"><text:soft-page-break/><text:span text:style-name="T3">Cold: </text:span><text:span text:style-name="T1">A ball of this energy type deals +1 point of damage per die. The saving throw to reduce damage from a </text:span><text:span text:style-name="T3">cold ball </text:span><text:span text:style-name="T1">is a Fortitude save instead of a Reflex save.</text:span></text:p>
      <text:p text:style-name="P4"><text:span text:style-name="T3">Electricity: </text:span><text:span text:style-name="T1">Manifesting a ball of this energy type provides a +2 bonus to the save DC and a +2 bonus on manifester level checks for the purpose of overcoming power resistance.</text:span></text:p>
      <text:p text:style-name="P4"><text:span text:style-name="T3">Fire: </text:span><text:span text:style-name="T1">A ball of this energy type deals +1 point of damage per die. </text:span></text:p>
      <text:p text:style-name="P4"><text:span text:style-name="T3">Sonic: </text:span><text:span text:style-name="T1">A ball of this energy type deals –1 point of damage per die and ignores an object’s hardness.</text:span></text:p>
      <text:p text:style-name="P4"><text:span text:style-name="T1">This power’s subtype is the same as the type of energy you manifest. </text:span></text:p>
      <text:p text:style-name="P4"><text:span text:style-name="T2">Augment:</text:span><text:span text:style-name="T1"> For every additional power point you spend, this power’s damage increases by one die (d6). For each extra two dice of damage, this power’s save DC increases by 1. </text:span></text:p>
      <text:p text:style-name="P5"/>
      <text:h text:style-name="P16" text:outline-level="1"><text:span text:style-name="T1">Energy Bolt</text:span></text:h>
      <text:p text:style-name="P4"><text:span text:style-name="T1">Psychokinesis [see text]</text:span></text:p>
      <text:p text:style-name="P4"><text:span text:style-name="T2">Level:</text:span><text:span text:style-name="T1"> Psion/wilder 3</text:span></text:p>
      <text:p text:style-name="P4"><text:span text:style-name="T2">Display:</text:span><text:span text:style-name="T1"> Auditory</text:span></text:p>
      <text:p text:style-name="P4"><text:span text:style-name="T2">Manifesting Time:</text:span><text:span text:style-name="T1"> 1 standard action</text:span></text:p>
      <text:p text:style-name="P4"><text:span text:style-name="T2">Range:</text:span><text:span text:style-name="T1"> 120 ft.</text:span></text:p>
      <text:p text:style-name="P4"><text:span text:style-name="T2">Area:</text:span><text:span text:style-name="T1"> 120-ft. line</text:span></text:p>
      <text:p text:style-name="P4"><text:span text:style-name="T2">Duration:</text:span><text:span text:style-name="T1"> Instantaneous</text:span></text:p>
      <text:p text:style-name="P4"><text:span text:style-name="T2">Saving Throw:</text:span><text:span text:style-name="T1"> Reflex half or Fortitude half; see text</text:span></text:p>
      <text:p text:style-name="P4"><text:span text:style-name="T2">Power Resistance:</text:span><text:span text:style-name="T1"> Yes</text:span></text:p>
      <text:p text:style-name="P4"><text:span text:style-name="T2">Power Points:</text:span><text:span text:style-name="T1"> 5</text:span></text:p>
      <text:p text:style-name="P4"><text:span text:style-name="T1">Upon manifesting this power, you choose cold, electricity, fire, or sonic. You release a powerful stroke of energy of the chosen type that deals 5d6 points of damage to every creature or object within the area. The beam begins at your fingertips.</text:span></text:p>
      <text:p text:style-name="P4"><text:span text:style-name="T3">Cold: </text:span><text:span text:style-name="T1">A bolt of this energy type deals +1 point of damage per die. The saving throw to reduce damage from a </text:span><text:span text:style-name="T3">cold bolt </text:span><text:span text:style-name="T1">is a Fortitude save instead of a Reflex save.</text:span></text:p>
      <text:p text:style-name="P4"><text:span text:style-name="T3">Electricity: </text:span><text:span text:style-name="T1">Manifesting a bolt of this energy type provides a +2 bonus to the save DC and a +2 bonus on manifester level checks for the purpose of overcoming power resistance.</text:span></text:p>
      <text:p text:style-name="P4"><text:span text:style-name="T3">Fire: </text:span><text:span text:style-name="T1">A bolt of this energy type deals +1 point of damage per die.</text:span></text:p>
      <text:p text:style-name="P4"><text:span text:style-name="T3">Sonic: </text:span><text:span text:style-name="T1">A bolt of this energy type deals –1 point of damage per die and ignores an object’s hardness.</text:span></text:p>
      <text:p text:style-name="P4"><text:span text:style-name="T1">This power’s subtype is the same as the type of energy you manifest. </text:span></text:p>
      <text:p text:style-name="P4"><text:soft-page-break/><text:span text:style-name="T2">Augment:</text:span><text:span text:style-name="T1"> For every additional power point you spend, this power’s damage increases by one die (d6). For each extra two dice of damage, this power’s save DC increases by 1.</text:span></text:p>
      <text:p text:style-name="P5"/>
      <text:h text:style-name="P16" text:outline-level="1"><text:span text:style-name="T1">Energy Burst</text:span></text:h>
      <text:p text:style-name="P4"><text:span text:style-name="T1">Psychokinesis [see text]</text:span></text:p>
      <text:p text:style-name="P4"><text:span text:style-name="T2">Level:</text:span><text:span text:style-name="T1"> Psion/wilder 3</text:span></text:p>
      <text:p text:style-name="P4"><text:span text:style-name="T2">Display:</text:span><text:span text:style-name="T1"> Auditory</text:span></text:p>
      <text:p text:style-name="P4"><text:span text:style-name="T2">Manifesting Time:</text:span><text:span text:style-name="T1"> 1 standard action</text:span></text:p>
      <text:p text:style-name="P4"><text:span text:style-name="T2">Range:</text:span><text:span text:style-name="T1"> 40 ft.</text:span></text:p>
      <text:p text:style-name="P4"><text:span text:style-name="T2">Area:</text:span><text:span text:style-name="T1"> 40-ft-radius burst centered on you</text:span></text:p>
      <text:p text:style-name="P4"><text:span text:style-name="T2">Duration:</text:span><text:span text:style-name="T1"> Instantaneous</text:span></text:p>
      <text:p text:style-name="P4"><text:span text:style-name="T2">Saving Throw:</text:span><text:span text:style-name="T1"> Reflex half or Fortitude half; see text</text:span></text:p>
      <text:p text:style-name="P4"><text:span text:style-name="T2">Power Resistance:</text:span><text:span text:style-name="T1"> Yes</text:span></text:p>
      <text:p text:style-name="P4"><text:span text:style-name="T2">Power Points:</text:span><text:span text:style-name="T1"> 5</text:span></text:p>
      <text:p text:style-name="P4"><text:span text:style-name="T1">Upon manifesting this power, you choose cold, electricity, fire, or sonic. You create an explosion of unstable ectoplasmic energy of the chosen type that deals 5d6 points of damage to every creature or object within the area. The explosion creates almost no pressure. Since this power extends outward from you, you are not affected by the damage.</text:span></text:p>
      <text:p text:style-name="P4"><text:span text:style-name="T3">Cold: </text:span><text:span text:style-name="T1">A burst of this energy type deals +1 point of damage per die. The saving throw to reduce damage from a </text:span><text:span text:style-name="T3">cold burst </text:span><text:span text:style-name="T1">is a Fortitude save instead of a Reflex save.</text:span></text:p>
      <text:p text:style-name="P4"><text:span text:style-name="T3">Electricity: </text:span><text:span text:style-name="T1">Manifesting a burst of this energy type provides a +2 bonus to the save DC and a +2 bonus on manifester level checks for the purpose of overcoming power resistance.</text:span></text:p>
      <text:p text:style-name="P4"><text:span text:style-name="T3">Fire: </text:span><text:span text:style-name="T1">A burst of this energy type deals +1 point of damage per die. </text:span></text:p>
      <text:p text:style-name="P4"><text:span text:style-name="T3">Sonic: </text:span><text:span text:style-name="T1">A burst of this energy type deals –1 point of damage per die and ignores an object’s hardness.</text:span></text:p>
      <text:p text:style-name="P4"><text:span text:style-name="T1">This power’s subtype is the same as the type of energy you manifest.</text:span></text:p>
      <text:p text:style-name="P4"><text:span text:style-name="T2">Augment:</text:span><text:span text:style-name="T1"> For every additional power point you spend, this power’s damage increases by one die (d6). For each extra two dice of damage, this power’s save DC increases by 1.</text:span></text:p>
      <text:p text:style-name="P5"/>
      <text:h text:style-name="P16" text:outline-level="1"><text:span text:style-name="T1">Energy Cone</text:span></text:h>
      <text:p text:style-name="P4"><text:span text:style-name="T1">Psychokinesis [see text]</text:span></text:p>
      <text:p text:style-name="P4"><text:span text:style-name="T2">Level:</text:span><text:span text:style-name="T1"> Kineticist 3</text:span></text:p>
      <text:p text:style-name="P4"><text:soft-page-break/><text:span text:style-name="T2">Display:</text:span><text:span text:style-name="T1"> Auditory</text:span></text:p>
      <text:p text:style-name="P4"><text:span text:style-name="T2">Manifesting Time:</text:span><text:span text:style-name="T1"> 1 standard action</text:span></text:p>
      <text:p text:style-name="P4"><text:span text:style-name="T2">Range:</text:span><text:span text:style-name="T1"> 60 ft.</text:span></text:p>
      <text:p text:style-name="P4"><text:span text:style-name="T2">Area:</text:span><text:span text:style-name="T1"> Cone-shaped spread</text:span></text:p>
      <text:p text:style-name="P4"><text:span text:style-name="T2">Duration:</text:span><text:span text:style-name="T1"> Instantaneous</text:span></text:p>
      <text:p text:style-name="P4"><text:span text:style-name="T2">Saving Throw:</text:span><text:span text:style-name="T1"> Reflex half or Fortitude half; see text</text:span></text:p>
      <text:p text:style-name="P4"><text:span text:style-name="T2">Power Resistance:</text:span><text:span text:style-name="T1"> Yes</text:span></text:p>
      <text:p text:style-name="P4"><text:span text:style-name="T2">Power Points:</text:span><text:span text:style-name="T1"> 5</text:span></text:p>
      <text:p text:style-name="P4"><text:span text:style-name="T1">Upon manifesting this power, you choose cold, electricity, fire, or sonic. You create a cone of energy of the chosen type, extending outward from your hand, that deals 5d6 points of damage to every creature or object within the area.</text:span></text:p>
      <text:p text:style-name="P4"><text:span text:style-name="T3">Cold: </text:span><text:span text:style-name="T1">A cone of this energy type deals +1 point of damage per die. The saving throw to reduce damage from a </text:span><text:span text:style-name="T3">cold cone </text:span><text:span text:style-name="T1">is a Fortitude save instead of a Reflex save.</text:span></text:p>
      <text:p text:style-name="P4"><text:span text:style-name="T3">Electricity: </text:span><text:span text:style-name="T1">Manifesting a cone of this energy type provides a +2 bonus to the save DC and a +2 bonus on manifester level checks for the purpose of overcoming power resistance.</text:span></text:p>
      <text:p text:style-name="P4"><text:span text:style-name="T3">Fire: </text:span><text:span text:style-name="T1">A cone of this energy type deals +1 point of damage per die.</text:span></text:p>
      <text:p text:style-name="P4"><text:span text:style-name="T3">Sonic: </text:span><text:span text:style-name="T1">A cone of this energy type deals –1 point of damage per die and ignores an object’s hardness.</text:span></text:p>
      <text:p text:style-name="P4"><text:span text:style-name="T1">This power’s subtype is the same as the type of energy you manifest.</text:span></text:p>
      <text:p text:style-name="P4"><text:span text:style-name="T2">Augment:</text:span><text:span text:style-name="T1"> For every additional power point you spend, this power’s damage increases by one die (d6). For each extra two dice of damage, this power’s save DC increases by 1.</text:span></text:p>
      <text:p text:style-name="P5"/>
      <text:h text:style-name="P16" text:outline-level="1"><text:span text:style-name="T1">Energy Conversion</text:span></text:h>
      <text:p text:style-name="P4"><text:span text:style-name="T1">Psychometabolism [see text]</text:span></text:p>
      <text:p text:style-name="P4"><text:span text:style-name="T2">Level:</text:span><text:span text:style-name="T1"> Psion/wilder 7</text:span></text:p>
      <text:p text:style-name="P4"><text:span text:style-name="T2">Display:</text:span><text:span text:style-name="T1"> Mental</text:span></text:p>
      <text:p text:style-name="P4"><text:span text:style-name="T2">Manifesting Time:</text:span><text:span text:style-name="T1"> 1 standard action</text:span></text:p>
      <text:p text:style-name="P4"><text:span text:style-name="T2">Range:</text:span><text:span text:style-name="T1"> Personal and close (25 ft. + 5 ft./2 levels); see text</text:span></text:p>
      <text:p text:style-name="P4"><text:span text:style-name="T2">Effect:</text:span><text:span text:style-name="T1"> Ray; see text</text:span></text:p>
      <text:p text:style-name="P4"><text:span text:style-name="T2">Duration:</text:span><text:span text:style-name="T1"> 10 min./level</text:span></text:p>
      <text:p text:style-name="P4"><text:soft-page-break/><text:span text:style-name="T2">Saving Throw:</text:span><text:span text:style-name="T1"> None</text:span></text:p>
      <text:p text:style-name="P4"><text:span text:style-name="T2">Power Resistance:</text:span><text:span text:style-name="T1"> Yes</text:span></text:p>
      <text:p text:style-name="P4"><text:span text:style-name="T2">Power Points:</text:span><text:span text:style-name="T1"> 13</text:span></text:p>
      <text:p text:style-name="P4"><text:span text:style-name="T1">As </text:span><text:span text:style-name="T3">energy adaptation</text:span><text:span text:style-name="T1">, except that instead of radiating away energy as light, you store up the energy and can later discharge it as a ray. To discharge a ray requires a standard action. You can choose to fire any number of rays during the power’s duration. The ray you fire must be of one of the energy types you have stored (if you have stored more than one type, you can choose what kind of energy to use for each ray). If a ray successfully strikes its target (requiring a ranged touch attack), the target takes damage equal to the amount of energy damage of that type you have stored, up to a maximum of three times your manifester level. As long as this power remains in effect, you can continue to absorb energy damage and fire additional rays using the stored damage.</text:span></text:p>
      <text:p text:style-name="P4"><text:span text:style-name="T1">This power’s subtype is the same as the type of energy you discharge in a ray; thus, its subtype can change during the course of the power’s duration.</text:span></text:p>
      <text:p text:style-name="P5"/>
      <text:h text:style-name="P16" text:outline-level="1"><text:span text:style-name="T1">Energy Current</text:span></text:h>
      <text:p text:style-name="P4"><text:span text:style-name="T1">Psychokinesis [see text]</text:span></text:p>
      <text:p text:style-name="P4"><text:span text:style-name="T2">Level:</text:span><text:span text:style-name="T1"> Kineticist 5</text:span></text:p>
      <text:p text:style-name="P4"><text:span text:style-name="T2">Display:</text:span><text:span text:style-name="T1"> Visual; see text</text:span></text:p>
      <text:p text:style-name="P4"><text:span text:style-name="T2">Manifesting Time:</text:span><text:span text:style-name="T1"> 1 standard action</text:span></text:p>
      <text:p text:style-name="P4"><text:span text:style-name="T2">Range:</text:span><text:span text:style-name="T1"> Close (25 ft. + 5 ft./2 levels)</text:span></text:p>
      <text:p text:style-name="P4"><text:span text:style-name="T2">Target:</text:span><text:span text:style-name="T1"> Any two creatures no more than 15 ft. apart</text:span></text:p>
      <text:p text:style-name="P4"><text:span text:style-name="T2">Duration:</text:span><text:span text:style-name="T1"> Concentration, up to 1 round/level</text:span></text:p>
      <text:p text:style-name="P4"><text:span text:style-name="T2">Saving Throw:</text:span><text:span text:style-name="T1"> Reflex half or Fortitude half; see text</text:span></text:p>
      <text:p text:style-name="P4"><text:span text:style-name="T2">Power Resistance:</text:span><text:span text:style-name="T1"> Yes</text:span></text:p>
      <text:p text:style-name="P4"><text:span text:style-name="T2">Power Points:</text:span><text:span text:style-name="T1"> 9</text:span></text:p>
      <text:p text:style-name="P4"><text:span text:style-name="T1">Upon manifesting this power, you choose cold, electricity, fire, or sonic. Your body’s psionically fueled bioenergetic currents produce an arc of energy of the chosen type that targets a creature you designate as the primary foe for 9d6 points of damage in every round when the power remains in effect. Energy also arcs off the primary foe to strike one additional foe that is initially within 15 feet of the primary foe, or that subsequently moves within 15 feet of the primary foe while the duration lasts. Secondary foes take half the damage that the primary foe takes in every round while the duration lasts.</text:span></text:p>
      <text:p text:style-name="P4"><text:span text:style-name="T1">Should either the primary or secondary foe fall to less than 0 hit points (or should a target completely evade the effect with a special ability or power), the </text:span><text:span text:style-name="T3">energy current </text:span><text:span text:style-name="T1">’s arc randomly retargets another primary and/or secondary foe while the duration lasts. Targeted foes can move normally, possibly moving out of range of the effect, but each round they are targeted and remain in range they must make a saving throw to avoid taking full damage in that round.</text:span></text:p>
      <text:p text:style-name="P4"><text:span text:style-name="T1">Concentrating to maintain </text:span><text:span text:style-name="T3">energy current </text:span><text:span text:style-name="T1">is a full-round action. If you take damage while maintaining </text:span><text:span text:style-name="T3">energy current</text:span><text:span text:style-name="T1">, you must make a successful Concentration check (DC 10 + damage dealt) to avoid losing your concentration on the power.</text:span></text:p>
      <text:p text:style-name="P4"><text:span text:style-name="T3">Cold: </text:span><text:span text:style-name="T1">A current of this energy type deals +1 point of damage per die. The saving throw to reduce damage from a </text:span><text:span text:style-name="T3">cold current </text:span><text:span text:style-name="T1">is a Fortitude save instead of a Reflex save.</text:span></text:p>
      <text:p text:style-name="P4"><text:span text:style-name="T3">Electricity: </text:span><text:span text:style-name="T1">Manifesting a current of this energy type provides a +2 bonus to the save DC and a +2 bonus on manifester level checks for the purpose of overcoming power resistance.</text:span></text:p>
      <text:p text:style-name="P4"><text:span text:style-name="T3">Fire: </text:span><text:span text:style-name="T1">A current of this energy type deals +1 point of damage per die.</text:span></text:p>
      <text:p text:style-name="P4"><text:span text:style-name="T3">Sonic: </text:span><text:span text:style-name="T1">A current of this energy type deals –1 point of damage per die and ignores an object’s hardness.</text:span></text:p>
      <text:p text:style-name="P4"><text:soft-page-break/><text:span text:style-name="T1">This power’s subtype is the same as the type of energy you manifest.</text:span></text:p>
      <text:p text:style-name="P4"><text:span text:style-name="T2">Augment:</text:span><text:span text:style-name="T1"> You can augment this power in one or both of the following ways.</text:span></text:p>
      <text:p text:style-name="P4"><text:span text:style-name="T1">1. For every additional power point you spend, this power’s damage increases by one die (d6). For each extra two dice of damage, this power’s save DC increases by 1.</text:span></text:p>
      <text:p text:style-name="P4"><text:span text:style-name="T1">2. For every 4 additional power points you spend, this power can affect an additional secondary target. Any additional secondary target cannot be more than 15 feet from another target of the power.</text:span></text:p>
      <text:p text:style-name="P5"/>
      <text:h text:style-name="P16" text:outline-level="1"><text:span text:style-name="T1">Energy Missile</text:span></text:h>
      <text:p text:style-name="P4"><text:span text:style-name="T1">Psychokinesis [see text]</text:span></text:p>
      <text:p text:style-name="P4"><text:span text:style-name="T2">Level:</text:span><text:span text:style-name="T1"> Kineticist 2</text:span></text:p>
      <text:p text:style-name="P4"><text:span text:style-name="T2">Display:</text:span><text:span text:style-name="T1"> Auditory</text:span></text:p>
      <text:p text:style-name="P4"><text:span text:style-name="T2">Manifesting Time:</text:span><text:span text:style-name="T1"> 1 standard action</text:span></text:p>
      <text:p text:style-name="P4"><text:span text:style-name="T2">Range:</text:span><text:span text:style-name="T1"> Medium (100 ft. + 10 ft./ level)</text:span></text:p>
      <text:p text:style-name="P4"><text:span text:style-name="T2">Targets:</text:span><text:span text:style-name="T1"> Up to five creatures or objects; no two targets can be more than 15 ft. apart.</text:span></text:p>
      <text:p text:style-name="P4"><text:span text:style-name="T2">Duration:</text:span><text:span text:style-name="T1"> Instantaneous</text:span></text:p>
      <text:p text:style-name="P4"><text:span text:style-name="T2">Saving Throw:</text:span><text:span text:style-name="T1"> Reflex half or Fortitude half; see text</text:span></text:p>
      <text:p text:style-name="P4"><text:span text:style-name="T2">Power Resistance:</text:span><text:span text:style-name="T1"> Yes</text:span></text:p>
      <text:p text:style-name="P4"><text:span text:style-name="T2">Power Points:</text:span><text:span text:style-name="T1"> 3</text:span></text:p>
      <text:p text:style-name="P4"><text:span text:style-name="T1">Upon manifesting this power, you choose cold, electricity, fire, or sonic. You release a powerful missile of energy of the chosen type at your foe. The missile deals 3d6 points of damage to each creature or object you target, to the maximum of five targets. You cannot hit the same target multiple times with the same manifestation of this power.</text:span></text:p>
      <text:p text:style-name="P4"><text:span text:style-name="T3">Cold: </text:span><text:span text:style-name="T1">A missile of this energy type deals +1 point of damage per die. The saving throw to reduce damage from a </text:span><text:span text:style-name="T3">cold missile </text:span><text:span text:style-name="T1">is a Fortitude save instead of a Reflex save.</text:span></text:p>
      <text:p text:style-name="P4"><text:span text:style-name="T3">Electricity: </text:span><text:span text:style-name="T1">Manifesting a missile of this energy type provides a +2 bonus to the save DC and a +2 bonus on manifester level checks for the purpose of overcoming power resistance.</text:span></text:p>
      <text:p text:style-name="P4"><text:span text:style-name="T3">Fire: </text:span><text:span text:style-name="T1">A missile of this energy type deals +1 point of damage per die.</text:span></text:p>
      <text:p text:style-name="P4"><text:span text:style-name="T3">Sonic: </text:span><text:span text:style-name="T1">A missile of this energy type deals –1 point of damage per die and ignores an object’s hardness.</text:span></text:p>
      <text:p text:style-name="P4"><text:span text:style-name="T1">This power’s subtype is the same as the type of energy you manifest.</text:span></text:p>
      <text:p text:style-name="P4"><text:span text:style-name="T2">Augment:</text:span><text:span text:style-name="T1"> For every additional power point you spend, this power’s damage increases by one die (d6) and its save DC increases by 1.</text:span></text:p>
      <text:p text:style-name="P5"/>
      <text:h text:style-name="P16" text:outline-level="1"><text:soft-page-break/><text:span text:style-name="T1">Energy Push</text:span></text:h>
      <text:p text:style-name="P4"><text:span text:style-name="T1">Psychokinetic [see text]</text:span></text:p>
      <text:p text:style-name="P4"><text:span text:style-name="T2">Level:</text:span><text:span text:style-name="T1"> Psion/wilder 2</text:span></text:p>
      <text:p text:style-name="P4"><text:span text:style-name="T2">Display:</text:span><text:span text:style-name="T1"> Auditory and visual</text:span></text:p>
      <text:p text:style-name="P4"><text:span text:style-name="T2">Manifesting Time:</text:span><text:span text:style-name="T1"> 1 standard action</text:span></text:p>
      <text:p text:style-name="P4"><text:span text:style-name="T2">Range:</text:span><text:span text:style-name="T1"> Medium (100 ft. + 10 ft./ level)</text:span></text:p>
      <text:p text:style-name="P4"><text:span text:style-name="T2">Effect:</text:span><text:span text:style-name="T1"> Ray</text:span></text:p>
      <text:p text:style-name="P4"><text:span text:style-name="T2">Duration:</text:span><text:span text:style-name="T1"> Instantaneous</text:span></text:p>
      <text:p text:style-name="P4"><text:span text:style-name="T2">Saving Throw:</text:span><text:span text:style-name="T1"> Reflex half or Fortitude half; see text</text:span></text:p>
      <text:p text:style-name="P4"><text:span text:style-name="T2">Power Resistance:</text:span><text:span text:style-name="T1"> Yes</text:span></text:p>
      <text:p text:style-name="P4"><text:span text:style-name="T2">Power Points:</text:span><text:span text:style-name="T1"> 3</text:span></text:p>
      <text:p text:style-name="P4"><text:span text:style-name="T1">Upon manifesting this power, you choose cold, electricity, fire, or sonic. You project a solid blast of energy of the chosen type at a target, dealing it 2d6 points of damage. In addition, if a subject of up to one size category larger than you fails a Strength check (DC equal to the save DC of this power), the driving force of the energy blast pushes it back 5 feet plus another 5 feet for every 5 points of damage it takes. If a wall or other solid object prevents the subject from being pushed back, the subject instead slams into the object and takes an extra 2d6 points of damage from the impact (no save). The movement caused by </text:span><text:span text:style-name="T3">energy push </text:span><text:span text:style-name="T1">does not provoke attacks of opportunity.</text:span></text:p>
      <text:p text:style-name="P4"><text:span text:style-name="T3">Cold: </text:span><text:span text:style-name="T1">A blast of this energy type deals +1 point of damage per die (damage from impact remains at 2d6 points). The saving throw to reduce damage from a </text:span><text:span text:style-name="T3">cold push </text:span><text:span text:style-name="T1">is a Fortitude save instead of a Reflex save.</text:span></text:p>
      <text:p text:style-name="P4"><text:span text:style-name="T3">Electricity: </text:span><text:span text:style-name="T1">Manifesting a blast of this energy type provides a +2 bonus to the save DC and a +2 bonus on manifester level checks for the purpose of overcoming power resistance.</text:span></text:p>
      <text:p text:style-name="P4"><text:span text:style-name="T3">Fire: </text:span><text:span text:style-name="T1">A blast of this energy type deals +1 point of damage per die (damage from impact remains at 2d6 points).</text:span></text:p>
      <text:p text:style-name="P4"><text:span text:style-name="T3">Sonic: </text:span><text:span text:style-name="T1">A blast of this energy type deals –1 point of damage per die (damage from impact remains at 2d6 points) and ignores an object’s hardness.</text:span></text:p>
      <text:p text:style-name="P4"><text:span text:style-name="T1">This power’s subtype is the same as the type of energy you manifest.</text:span></text:p>
      <text:p text:style-name="P4"><text:span text:style-name="T2">Augment:</text:span><text:span text:style-name="T1"> For every 2 additional power points you spend, this power’s damage increases by one die (d6) and its save DC increases by 1. The damage increase applies to both the initial blast and any damage from impact with an object.</text:span></text:p>
      <text:p text:style-name="P5"/>
      <text:h text:style-name="P16" text:outline-level="1"><text:span text:style-name="T1">Energy Ray</text:span></text:h>
      <text:p text:style-name="P4"><text:span text:style-name="T1">Psychokinesis [see text]</text:span></text:p>
      <text:p text:style-name="P4"><text:span text:style-name="T2">Level:</text:span><text:span text:style-name="T1"> Psion/wilder 1</text:span></text:p>
      <text:p text:style-name="P4"><text:span text:style-name="T2">Display:</text:span><text:span text:style-name="T1"> Auditory</text:span></text:p>
      <text:p text:style-name="P4"><text:span text:style-name="T2">Manifesting Time:</text:span><text:span text:style-name="T1"> 1 standard action</text:span></text:p>
      <text:p text:style-name="P4"><text:soft-page-break/><text:span text:style-name="T2">Range:</text:span><text:span text:style-name="T1"> Close (25 ft. + 5 ft./2 levels)</text:span></text:p>
      <text:p text:style-name="P4"><text:span text:style-name="T2">Effect:</text:span><text:span text:style-name="T1"> Ray</text:span></text:p>
      <text:p text:style-name="P4"><text:span text:style-name="T2">Duration:</text:span><text:span text:style-name="T1"> Instantaneous</text:span></text:p>
      <text:p text:style-name="P4"><text:span text:style-name="T2">Saving Throw:</text:span><text:span text:style-name="T1"> None</text:span></text:p>
      <text:p text:style-name="P4"><text:span text:style-name="T2">Power Resistance:</text:span><text:span text:style-name="T1"> Yes</text:span></text:p>
      <text:p text:style-name="P4"><text:span text:style-name="T2">Power Points:</text:span><text:span text:style-name="T1"> 1</text:span></text:p>
      <text:p text:style-name="P4"><text:span text:style-name="T1">Upon manifesting this power, you choose cold, electricity, fire, or sonic. You create a ray of energy of the chosen type that shoots forth from your fingertip and strikes a target within range, dealing 1d6 points of damage, if you succeed on a ranged touch attack with the ray.</text:span></text:p>
      <text:p text:style-name="P4"><text:span text:style-name="T3">Cold: </text:span><text:span text:style-name="T1">A ray of this energy type deals +1 point of damage per die.</text:span></text:p>
      <text:p text:style-name="P4"><text:span text:style-name="T3">Electricity: </text:span><text:span text:style-name="T1">Manifesting a ray of this energy type provides a +3 bonus on your attack roll if the target is wearing metal armor and a +2 bonus on manifester level checks for the purpose of overcoming power resistance.</text:span></text:p>
      <text:p text:style-name="P4"><text:span text:style-name="T3">Fire: </text:span><text:span text:style-name="T1">A ray of this energy type deals +1 point of damage per die.</text:span></text:p>
      <text:p text:style-name="P4"><text:span text:style-name="T3">Sonic: </text:span><text:span text:style-name="T1">A ray of this energy type deals –1 point of damage per die and ignores an object’s hardness.</text:span></text:p>
      <text:p text:style-name="P4"><text:span text:style-name="T1">This power’s subtype is the same as the type of energy you manifest. </text:span></text:p>
      <text:p text:style-name="P4"><text:span text:style-name="T2">Augment:</text:span><text:span text:style-name="T1"> For every additional power point you spend, this power’s damage increases by one die (d6).</text:span></text:p>
      <text:p text:style-name="P5"/>
      <text:h text:style-name="P16" text:outline-level="1"><text:span text:style-name="T1">Energy Retort</text:span></text:h>
      <text:p text:style-name="P4"><text:span text:style-name="T1">Psychokinesis [see text]</text:span></text:p>
      <text:p text:style-name="P4"><text:span text:style-name="T2">Level:</text:span><text:span text:style-name="T1"> Psion/wilder 3</text:span></text:p>
      <text:p text:style-name="P4"><text:span text:style-name="T2">Display:</text:span><text:span text:style-name="T1"> Visual</text:span></text:p>
      <text:p text:style-name="P4"><text:span text:style-name="T2">Manifesting Time:</text:span><text:span text:style-name="T1"> 1 standard action</text:span></text:p>
      <text:p text:style-name="P4"><text:span text:style-name="T2">Range:</text:span><text:span text:style-name="T1"> Personal and close (25 ft. + 5 ft./2 levels); see text</text:span></text:p>
      <text:p text:style-name="P4"><text:span text:style-name="T2">Targets:</text:span><text:span text:style-name="T1"> You and creature or object attacking you; see text</text:span></text:p>
      <text:p text:style-name="P4"><text:span text:style-name="T2">Duration:</text:span><text:span text:style-name="T1"> 1 min./level</text:span></text:p>
      <text:p text:style-name="P4"><text:span text:style-name="T2">Saving Throw:</text:span><text:span text:style-name="T1"> Reflex half or Fortitude half; see text</text:span></text:p>
      <text:p text:style-name="P4"><text:span text:style-name="T2">Power Resistance:</text:span><text:span text:style-name="T1"> Yes</text:span></text:p>
      <text:p text:style-name="P4"><text:soft-page-break/><text:span text:style-name="T2">Power Points:</text:span><text:span text:style-name="T1"> 5</text:span></text:p>
      <text:p text:style-name="P4"><text:span text:style-name="T1">Upon manifesting this power, you choose cold, electricity, fire, or sonic. You weave a field of potential energy of the chosen type around your body. The first successful attack made against you in each round during the power’s duration prompts a response from the field with out any effort on your part. The attack may be physical, the effect of a power, or the effect of a spell (including spell-like, supernatural, and extraordinary abilities). An “ectoburst” discharges from the field, targeting the source of the attack and dealing 4d6 points of damage of the chosen energy type. To be affected, a target must be within close range, you must have line of sight and line of effect to it, and you must be able to identify the source of the attack. The ectoburst is a ranged touch attack made using your base attack bonus plus your key ability modifier for your manifesting class.</text:span></text:p>
      <text:p text:style-name="P4"><text:span text:style-name="T3">Cold: </text:span><text:span text:style-name="T1">A field of this energy type deals +1 point of damage per die. The saving throw to reduce damage from a </text:span><text:span text:style-name="T3">cold retort </text:span><text:span text:style-name="T1">is a Fortitude save instead of a Reflex save.</text:span></text:p>
      <text:p text:style-name="P4"><text:span text:style-name="T3">Electricity: </text:span><text:span text:style-name="T1">Manifesting a field of this energy type provides a +2 bonus to the save DC and a +2 bonus on manifester level checks for the purpose of overcoming power resistance.</text:span></text:p>
      <text:p text:style-name="P4"><text:span text:style-name="T3">Fire: </text:span><text:span text:style-name="T1">A field of this energy type deals +1 point of damage per die.</text:span></text:p>
      <text:p text:style-name="P4"><text:span text:style-name="T3">Sonic: </text:span><text:span text:style-name="T1">A field of this energy type deals –1 point of damage per die and ignores an object’s hardness. </text:span></text:p>
      <text:p text:style-name="P4"><text:span text:style-name="T1">This power’s subtype is the same as the type of energy you manifest.</text:span></text:p>
      <text:p text:style-name="P4"><text:span text:style-name="T2">Augment:</text:span><text:span text:style-name="T1"> For every additional power point you spend, this power’s duration increases by 1 minute.</text:span></text:p>
      <text:p text:style-name="P5"/>
      <text:h text:style-name="P16" text:outline-level="1"><text:span text:style-name="T1">Energy Stun</text:span></text:h>
      <text:p text:style-name="P4"><text:span text:style-name="T1">Psychokinesis [see text]</text:span></text:p>
      <text:p text:style-name="P4"><text:span text:style-name="T2">Level:</text:span><text:span text:style-name="T1"> Psion/wilder 2</text:span></text:p>
      <text:p text:style-name="P4"><text:span text:style-name="T2">Display:</text:span><text:span text:style-name="T1"> Auditory</text:span></text:p>
      <text:p text:style-name="P4"><text:span text:style-name="T2">Manifesting Time:</text:span><text:span text:style-name="T1"> 1 standard action</text:span></text:p>
      <text:p text:style-name="P4"><text:span text:style-name="T2">Range:</text:span><text:span text:style-name="T1"> Close (25 ft. + 5 ft./2 levels)</text:span></text:p>
      <text:p text:style-name="P4"><text:span text:style-name="T2">Area:</text:span><text:span text:style-name="T1"> 5-ft.-radius burst</text:span></text:p>
      <text:p text:style-name="P4"><text:span text:style-name="T2">Duration:</text:span><text:span text:style-name="T1"> Instantaneous</text:span></text:p>
      <text:p text:style-name="P4"><text:span text:style-name="T2">Saving Throw:</text:span><text:span text:style-name="T1"> Reflex half or Fortitude half; see text</text:span></text:p>
      <text:p text:style-name="P4"><text:span text:style-name="T2">Power Resistance:</text:span><text:span text:style-name="T1"> Yes</text:span></text:p>
      <text:p text:style-name="P4"><text:span text:style-name="T2">Power Points:</text:span><text:span text:style-name="T1"> 3</text:span></text:p>
      <text:p text:style-name="P4"><text:span text:style-name="T1">Upon manifesting this power, you choose cold, electricity, fire, or sonic. You release a powerful stroke of the chosen energy type that encircles all creatures in the area, dealing 1d6 points of damage to each of them. In addition, any creature that fails its save for half damage must succeed on a Will save or be stunned for 1 round.</text:span></text:p>
      <text:p text:style-name="P4"><text:span text:style-name="T3">Cold: </text:span><text:span text:style-name="T1">A stroke of this energy type deals +1 point of damage per die. The saving throw to reduce damage from a </text:span><text:span text:style-name="T3">cold stun </text:span><text:span text:style-name="T1">is a Fortitude save instead of a Reflex save.</text:span></text:p>
      <text:p text:style-name="P4"><text:span text:style-name="T3">Electricity: </text:span><text:span text:style-name="T1">Manifesting a stroke of this energy type provides a +2 bonus to the save DC and a +2 bonus on manifester level checks for the purpose of overcoming power resistance.</text:span></text:p>
      <text:p text:style-name="P4"><text:span text:style-name="T3">Fire: </text:span><text:span text:style-name="T1">A stroke of this energy type deals +1 point of damage per die.</text:span></text:p>
      <text:p text:style-name="P4"><text:soft-page-break/><text:span text:style-name="T3">Sonic: </text:span><text:span text:style-name="T1">A stroke of this energy type deals –1 point of damage per die and ignores an object’s hardness.</text:span></text:p>
      <text:p text:style-name="P4"><text:span text:style-name="T1">This power’s subtype is the same as the type of energy you manifest.</text:span></text:p>
      <text:p text:style-name="P4"><text:span text:style-name="T2">Augment:</text:span><text:span text:style-name="T1"> For every additional power point you spend, this power’s damage increases by one die (d6) and its save DC increases by 1.</text:span></text:p>
      <text:p text:style-name="P5"/>
      <text:h text:style-name="P16" text:outline-level="1"><text:span text:style-name="T1">Energy Wall</text:span></text:h>
      <text:p text:style-name="P4"><text:span text:style-name="T1">Metacreativity (Creation) [see text]</text:span></text:p>
      <text:p text:style-name="P4"><text:span text:style-name="T2">Level:</text:span><text:span text:style-name="T1"> Psion/wilder 3</text:span></text:p>
      <text:p text:style-name="P4"><text:span text:style-name="T2">Display:</text:span><text:span text:style-name="T1"> Auditory</text:span></text:p>
      <text:p text:style-name="P4"><text:span text:style-name="T2">Manifesting Time:</text:span><text:span text:style-name="T1"> 1 standard action</text:span></text:p>
      <text:p text:style-name="P4"><text:span text:style-name="T2">Range:</text:span><text:span text:style-name="T1"> Medium (100 ft. + 10 ft./ level)</text:span></text:p>
      <text:p text:style-name="P4"><text:span text:style-name="T2">Area:</text:span><text:span text:style-name="T1"> An opaque sheet of energy up to 20 ft. long/level or a ring of energy with a radius of up to 5 ft./2 levels</text:span></text:p>
      <text:p text:style-name="P4"><text:span text:style-name="T2">Duration:</text:span><text:span text:style-name="T1"> Concentration + 1 round/ level</text:span></text:p>
      <text:p text:style-name="P4"><text:span text:style-name="T2">Saving Throw:</text:span><text:span text:style-name="T1"> Reflex half or Fortitude half; see text</text:span></text:p>
      <text:p text:style-name="P4"><text:span text:style-name="T2">Power Resistance:</text:span><text:span text:style-name="T1"> No</text:span></text:p>
      <text:p text:style-name="P4"><text:span text:style-name="T2">Power Points:</text:span><text:span text:style-name="T1"> 5</text:span></text:p>
      <text:p text:style-name="P4"><text:span text:style-name="T1">Upon manifesting this power, you choose cold, electricity, fire, or sonic. You create an immobile sheet of energy of the chosen type formed out of unstable ectoplasm. One side of the wall, selected by you, sends forth waves of energy, dealing 2d6 points of damage to creatures and objects within 10 feet and 1d6 points of damage to those beyond 10 feet but within 20 feet. In addition, anyone passing though the </text:span><text:span text:style-name="T3">energy wall </text:span><text:span text:style-name="T1">takes 2d6 points of damage +1 point per manifester level (maximum +20).</text:span></text:p>
      <text:p text:style-name="P4"><text:span text:style-name="T1">If you manifest the wall so that it appears where creatures are, each creature takes damage as if passing through the wall.</text:span></text:p>
      <text:p text:style-name="P4"><text:span text:style-name="T1">If you manifest this power in the form of a ring of energy, you choose whether the waves of energy radiate inward or outward from the ring.</text:span></text:p>
      <text:p text:style-name="P4"><text:span text:style-name="T3">Cold: </text:span><text:span text:style-name="T1">A sheet of this energy type deals +1 point of damage per die. The saving throw to reduce damage from a </text:span><text:span text:style-name="T3">cold wall </text:span><text:span text:style-name="T1">is a Fortitude save instead of a Reflex save.</text:span></text:p>
      <text:p text:style-name="P4"><text:span text:style-name="T3">Electricity: </text:span><text:span text:style-name="T1">Manifesting a sheet of this energy type provides a +2 bonus to the save DC and a +2 bonus on manifester level checks for the purpose of overcoming power resistance.</text:span></text:p>
      <text:p text:style-name="P4"><text:span text:style-name="T3">Fire: </text:span><text:span text:style-name="T1">A sheet of this energy type deals +1 point of damage per die.</text:span></text:p>
      <text:p text:style-name="P4"><text:span text:style-name="T3">Sonic: </text:span><text:span text:style-name="T1">A sheet of this energy type deals –1 point of damage per die and ignores an object’s hardness.</text:span></text:p>
      <text:p text:style-name="P4"><text:span text:style-name="T1">This power’s subtype is the same as the type of energy you manifest.</text:span></text:p>
      <text:p text:style-name="P5"/>
      <text:h text:style-name="P16" text:outline-level="1"><text:soft-page-break/><text:span text:style-name="T1">Energy Wave</text:span></text:h>
      <text:p text:style-name="P4"><text:span text:style-name="T1">Psychokinesis [see text]</text:span></text:p>
      <text:p text:style-name="P4"><text:span text:style-name="T2">Level:</text:span><text:span text:style-name="T1"> Psion/wilder 7</text:span></text:p>
      <text:p text:style-name="P4"><text:span text:style-name="T2">Display:</text:span><text:span text:style-name="T1"> Auditory</text:span></text:p>
      <text:p text:style-name="P4"><text:span text:style-name="T2">Manifesting Time:</text:span><text:span text:style-name="T1"> 1 standard action</text:span></text:p>
      <text:p text:style-name="P4"><text:span text:style-name="T2">Range:</text:span><text:span text:style-name="T1"> 120 ft.</text:span></text:p>
      <text:p text:style-name="P4"><text:span text:style-name="T2">Area:</text:span><text:span text:style-name="T1"> Cone-shaped spread</text:span></text:p>
      <text:p text:style-name="P4"><text:span text:style-name="T2">Duration:</text:span><text:span text:style-name="T1"> Instantaneous</text:span></text:p>
      <text:p text:style-name="P4"><text:span text:style-name="T2">Saving Throw:</text:span><text:span text:style-name="T1"> Reflex half or Fortitude half; see text</text:span></text:p>
      <text:p text:style-name="P4"><text:span text:style-name="T2">Power Resistance:</text:span><text:span text:style-name="T1"> Yes</text:span></text:p>
      <text:p text:style-name="P4"><text:span text:style-name="T2">Power Points:</text:span><text:span text:style-name="T1"> 13</text:span></text:p>
      <text:p text:style-name="P4"><text:span text:style-name="T1">Upon manifesting this power, you choose cold, electricity, fire, or sonic. You create a flood of energy of the chosen type out of unstable ectoplasm that deals 13d6 points of damage to each creature and object in the area. This power originates at your hand and extends outward in a cone.</text:span></text:p>
      <text:p text:style-name="P4"><text:span text:style-name="T3">Cold: </text:span><text:span text:style-name="T1">A wave of this energy type deals +1 point of damage per die. The saving throw to reduce damage from a </text:span><text:span text:style-name="T3">cold wave </text:span><text:span text:style-name="T1">is a Fortitude save instead of a Reflex save.</text:span></text:p>
      <text:p text:style-name="P4"><text:span text:style-name="T3">Electricity: </text:span><text:span text:style-name="T1">Manifesting a wave of this energy type provides a +2 bonus to the save DC and a +2 bonus on manifester level checks for the purpose of overcoming power resistance.</text:span></text:p>
      <text:p text:style-name="P4"><text:span text:style-name="T3">Fire: </text:span><text:span text:style-name="T1">A wave of this energy type deals +1 point of damage per die.</text:span></text:p>
      <text:p text:style-name="P4"><text:span text:style-name="T3">Sonic: </text:span><text:span text:style-name="T1">A wave of this energy type deals –1 point of damage per die and ignores an object’s hardness.</text:span></text:p>
      <text:p text:style-name="P4"><text:span text:style-name="T1">This power’s subtype is the same as the type of energy you manifest.</text:span></text:p>
      <text:p text:style-name="P4"><text:span text:style-name="T2">Augment:</text:span><text:span text:style-name="T1"> For every additional power point you spend, this power’s damage increases by one die (d6). For each extra two dice of damage, this power’s save DC increases by 1.</text:span></text:p>
      <text:p text:style-name="P5"/>
      <text:h text:style-name="P16" text:outline-level="1"><text:span text:style-name="T1">Entangling Ectoplasm</text:span></text:h>
      <text:p text:style-name="P4"><text:span text:style-name="T1">Metacreativity (Creation)</text:span></text:p>
      <text:p text:style-name="P4"><text:span text:style-name="T2">Level:</text:span><text:span text:style-name="T1"> Psion/wilder 1</text:span></text:p>
      <text:p text:style-name="P4"><text:span text:style-name="T2">Display:</text:span><text:span text:style-name="T1"> Material and visual</text:span></text:p>
      <text:p text:style-name="P4"><text:span text:style-name="T2">Manifesting Time:</text:span><text:span text:style-name="T1"> 1 standard action</text:span></text:p>
      <text:p text:style-name="P4"><text:soft-page-break/><text:span text:style-name="T2">Range:</text:span><text:span text:style-name="T1"> Close (25 ft. + 5 ft./2 levels)</text:span></text:p>
      <text:p text:style-name="P4"><text:span text:style-name="T2">Target:</text:span><text:span text:style-name="T1"> One Medium or smaller creature</text:span></text:p>
      <text:p text:style-name="P4"><text:span text:style-name="T2">Duration:</text:span><text:span text:style-name="T1"> 5 rounds</text:span></text:p>
      <text:p text:style-name="P4"><text:span text:style-name="T2">Saving Throw:</text:span><text:span text:style-name="T1"> None</text:span></text:p>
      <text:p text:style-name="P4"><text:span text:style-name="T2">Power Resistance:</text:span><text:span text:style-name="T1"> No</text:span></text:p>
      <text:p text:style-name="P4"><text:span text:style-name="T2">Power Points:</text:span><text:span text:style-name="T1"> 1</text:span></text:p>
      <text:p text:style-name="P4"><text:span text:style-name="T1">You draw forth a glob of ectoplasmic goo from the Astral Plane and immediately throw it as a ranged touch attack at any creature in range. On a successful hit, the subject is covered in goo and becomes entangled. The goo evaporates at the end of the power’s duration.</text:span></text:p>
      <text:p text:style-name="P4"><text:span text:style-name="T2">Augment:</text:span><text:span text:style-name="T1"> For every 2 additional power points you spend, this power can affect a target one size category larger.</text:span></text:p>
      <text:p text:style-name="P5"/>
      <text:h text:style-name="P16" text:outline-level="1"><text:span text:style-name="T1">Eradicate Invisibility</text:span></text:h>
      <text:p text:style-name="P4"><text:span text:style-name="T1">Psychokinesis</text:span></text:p>
      <text:p text:style-name="P4"><text:span text:style-name="T2">Level:</text:span><text:span text:style-name="T1"> Psion/wilder 3</text:span></text:p>
      <text:p text:style-name="P4"><text:span text:style-name="T2">Display:</text:span><text:span text:style-name="T1"> Visual</text:span></text:p>
      <text:p text:style-name="P4"><text:span text:style-name="T2">Manifesting Time:</text:span><text:span text:style-name="T1"> 1 standard action</text:span></text:p>
      <text:p text:style-name="P4"><text:span text:style-name="T2">Range:</text:span><text:span text:style-name="T1"> 50 ft.</text:span></text:p>
      <text:p text:style-name="P4"><text:span text:style-name="T2">Targets:</text:span><text:span text:style-name="T1"> You and all invisible creatures and objects in a 50-ft.-radius burst centered on you</text:span></text:p>
      <text:p text:style-name="P4"><text:span text:style-name="T2">Duration:</text:span><text:span text:style-name="T1"> Instantaneous</text:span></text:p>
      <text:p text:style-name="P4"><text:span text:style-name="T2">Saving Throw:</text:span><text:span text:style-name="T1"> Reflex negates</text:span></text:p>
      <text:p text:style-name="P4"><text:span text:style-name="T2">Power Resistance:</text:span><text:span text:style-name="T1"> No</text:span></text:p>
      <text:p text:style-name="P4"><text:span text:style-name="T2">Power Points:</text:span><text:span text:style-name="T1"> 5</text:span></text:p>
      <text:p text:style-name="P4"><text:span text:style-name="T1">You radiate a psychokinetic burst that disrupts and negates all types of invisibility (though this power can’t negate the effect of </text:span><text:span text:style-name="T3">cloud mind</text:span><text:span text:style-name="T1">). Any creature that fails its save to avoid the effect loses its invisibility.</text:span></text:p>
      <text:p text:style-name="P4"><text:span text:style-name="T1">Creatures that are naturally invisible, such as an invisible stalker, are revealed as a dim outline for 1 round (until the beginning of your next turn) and do not have total concealment during this period.</text:span></text:p>
      <text:p text:style-name="P4"><text:span text:style-name="T2">Augment:</text:span><text:span text:style-name="T1"> For every additional power point you spend, this power’s range and the radius of the burst in which it functions both increase by 5 feet.</text:span></text:p>
      <text:p text:style-name="P5"/>
      <text:h text:style-name="P16" text:outline-level="1"><text:soft-page-break/><text:span text:style-name="T1">Escape Detection</text:span></text:h>
      <text:p text:style-name="P4"><text:span text:style-name="T1">Clairsentience</text:span></text:p>
      <text:p text:style-name="P4"><text:span text:style-name="T2">Level:</text:span><text:span text:style-name="T1"> Psychic warrior 3, seer 3</text:span></text:p>
      <text:p text:style-name="P4"><text:span text:style-name="T2">Display:</text:span><text:span text:style-name="T1"> None</text:span></text:p>
      <text:p text:style-name="P4"><text:span text:style-name="T2">Manifesting Time:</text:span><text:span text:style-name="T1"> 1 standard action</text:span></text:p>
      <text:p text:style-name="P4"><text:span text:style-name="T2">Range:</text:span><text:span text:style-name="T1"> Personal</text:span></text:p>
      <text:p text:style-name="P4"><text:span text:style-name="T2">Target:</text:span><text:span text:style-name="T1"> You</text:span></text:p>
      <text:p text:style-name="P4"><text:span text:style-name="T2">Duration:</text:span><text:span text:style-name="T1"> 1 hour/level</text:span></text:p>
      <text:p text:style-name="P4"><text:span text:style-name="T2">Power Points:</text:span><text:span text:style-name="T1"> 5</text:span></text:p>
      <text:p text:style-name="P4"><text:span text:style-name="T1">You (plus all your gear and any objects you carry) become difficult to detect by clairsentience powers such as </text:span><text:span text:style-name="T3">clairvoyant sense</text:span><text:span text:style-name="T1">, </text:span><text:span text:style-name="T3">remote viewing</text:span><text:span text:style-name="T1">, and </text:span><text:span text:style-name="T3">psionic true seeing</text:span><text:span text:style-name="T1">. If a clairsentience power or similar effect is attempted against you, the manifester of the power must succeed on a manifester level check (1d20 + manifester level, or caster level if the opponent is not a manifester) against a DC of 13 + your manifester level (maximum +10).</text:span></text:p>
      <text:p text:style-name="P5"/>
      <text:h text:style-name="P16" text:outline-level="1"><text:span text:style-name="T1">Ethereal Jaunt, Psionic</text:span></text:h>
      <text:p text:style-name="P4"><text:span text:style-name="T1">Psychoportation</text:span></text:p>
      <text:p text:style-name="P4"><text:span text:style-name="T2">Level:</text:span><text:span text:style-name="T1"> Nomad 7</text:span></text:p>
      <text:p text:style-name="P4"><text:span text:style-name="T2">Display:</text:span><text:span text:style-name="T1"> Visual</text:span></text:p>
      <text:p text:style-name="P4"><text:span text:style-name="T2">Manifesting Time:</text:span><text:span text:style-name="T1"> 1 standard action</text:span></text:p>
      <text:p text:style-name="P4"><text:span text:style-name="T2">Range:</text:span><text:span text:style-name="T1"> Personal</text:span></text:p>
      <text:p text:style-name="P4"><text:span text:style-name="T2">Target:</text:span><text:span text:style-name="T1"> You</text:span></text:p>
      <text:p text:style-name="P4"><text:span text:style-name="T2">Duration:</text:span><text:span text:style-name="T1"> 1 round/level (D)</text:span></text:p>
      <text:p text:style-name="P4"><text:span text:style-name="T2">Power Points:</text:span><text:span text:style-name="T1"> 13</text:span></text:p>
      <text:p text:style-name="P4"><text:span text:style-name="T1">As the </text:span><text:span text:style-name="T3">ethereal jaunt </text:span><text:span text:style-name="T1">spell, except as noted here.</text:span></text:p>
      <text:p text:style-name="P5"/>
      <text:h text:style-name="P16" text:outline-level="1"><text:span text:style-name="T1">Etherealness, Psionic</text:span></text:h>
      <text:p text:style-name="P4"><text:span text:style-name="T1">Psychoportation</text:span></text:p>
      <text:p text:style-name="P4"><text:soft-page-break/><text:span text:style-name="T2">Level:</text:span><text:span text:style-name="T1"> Psion/wilder 9</text:span></text:p>
      <text:p text:style-name="P4"><text:span text:style-name="T2">Manifesting Time:</text:span><text:span text:style-name="T1"> 1 standard action</text:span></text:p>
      <text:p text:style-name="P4"><text:span text:style-name="T2">Range:</text:span><text:span text:style-name="T1"> Touch</text:span></text:p>
      <text:p text:style-name="P4"><text:span text:style-name="T2">Targets:</text:span><text:span text:style-name="T1"> You and one other touched willing creature/three levels; all targets must be joined by linked hands</text:span></text:p>
      <text:p text:style-name="P4"><text:span text:style-name="T2">Duration:</text:span><text:span text:style-name="T1"> 1 min./level (D)</text:span></text:p>
      <text:p text:style-name="P4"><text:span text:style-name="T2">Saving Throw:</text:span><text:span text:style-name="T1"> None</text:span></text:p>
      <text:p text:style-name="P4"><text:span text:style-name="T2">Power Resistance:</text:span><text:span text:style-name="T1"> Yes (harmless)</text:span></text:p>
      <text:p text:style-name="P4"><text:span text:style-name="T2">Power Points:</text:span><text:span text:style-name="T1"> 17</text:span></text:p>
      <text:p text:style-name="P4"><text:span text:style-name="T1">As the </text:span><text:span text:style-name="T3">etherealness </text:span><text:span text:style-name="T1">spell, except as noted here.</text:span></text:p>
      <text:p text:style-name="P5"/>
      <text:h text:style-name="P16" text:outline-level="1"><text:span text:style-name="T1">Evade Burst</text:span></text:h>
      <text:p text:style-name="P4"><text:span text:style-name="T1">Psychometabolism</text:span></text:p>
      <text:p text:style-name="P4"><text:span text:style-name="T2">Level:</text:span><text:span text:style-name="T1"> Psion/wilder 7, psychic warrior 3</text:span></text:p>
      <text:p text:style-name="P4"><text:span text:style-name="T2">Display:</text:span><text:span text:style-name="T1"> Material</text:span></text:p>
      <text:p text:style-name="P4"><text:span text:style-name="T2">Manifesting Time:</text:span><text:span text:style-name="T1"> 1 immediate action</text:span></text:p>
      <text:p text:style-name="P4"><text:span text:style-name="T2">Range:</text:span><text:span text:style-name="T1"> Personal</text:span></text:p>
      <text:p text:style-name="P4"><text:span text:style-name="T2">Target:</text:span><text:span text:style-name="T1"> You</text:span></text:p>
      <text:p text:style-name="P4"><text:span text:style-name="T2">Duration:</text:span><text:span text:style-name="T1"> Instantaneous</text:span></text:p>
      <text:p text:style-name="P4"><text:span text:style-name="T2">Power Points:</text:span><text:span text:style-name="T1"> Psion/wilder 13, psychic warrior 5</text:span></text:p>
      <text:p text:style-name="P4"><text:span text:style-name="T1">You throw off a faux ectoplasmic shell, allowing you to slide out of range of a damaging effect. When you manifest this power in conjunction with making a successful Reflex save against an attack that normally deals half damage on a successful save, you instead take no damage.</text:span></text:p>
      <text:p text:style-name="P4"><text:span text:style-name="T1">You can manifest this power with an instant thought, quickly enough to save yourself if you unexpectedly come within range of a dangerous effect. Manifesting this power is an immediate action, like manifesting a quickened power, and it counts toward the normal limit of one quickened power per round. You can even manifest this power when it isn’t your turn.</text:span></text:p>
      <text:p text:style-name="P4"><text:span text:style-name="T2">Augment:</text:span><text:span text:style-name="T1"> If you spend 4 additional power points, you take only half damage on a failed Reflex save.</text:span></text:p>
      <text:p text:style-name="P5"/>
      <text:h text:style-name="P16" text:outline-level="1"><text:span text:style-name="T1">Exhalation of the Black Dragon</text:span></text:h>
      <text:p text:style-name="P4"><text:soft-page-break/><text:span text:style-name="T1">Psychometabolism [Acid]</text:span></text:p>
      <text:p text:style-name="P4"><text:span text:style-name="T2">Level:</text:span><text:span text:style-name="T1"> Psychic warrior 3</text:span></text:p>
      <text:p text:style-name="P4"><text:span text:style-name="T2">Display:</text:span><text:span text:style-name="T1"> Visual</text:span></text:p>
      <text:p text:style-name="P4"><text:span text:style-name="T2">Manifesting Time:</text:span><text:span text:style-name="T1"> 1 standard action</text:span></text:p>
      <text:p text:style-name="P4"><text:span text:style-name="T2">Range:</text:span><text:span text:style-name="T1"> Close (25 ft. + 5 ft./2 levels)</text:span></text:p>
      <text:p text:style-name="P4"><text:span text:style-name="T2">Effect:</text:span><text:span text:style-name="T1"> Ray</text:span></text:p>
      <text:p text:style-name="P4"><text:span text:style-name="T2">Duration:</text:span><text:span text:style-name="T1"> Instantaneous</text:span></text:p>
      <text:p text:style-name="P4"><text:span text:style-name="T2">Saving Throw:</text:span><text:span text:style-name="T1"> None</text:span></text:p>
      <text:p text:style-name="P4"><text:span text:style-name="T2">Power Resistance:</text:span><text:span text:style-name="T1"> Yes</text:span></text:p>
      <text:p text:style-name="P4"><text:span text:style-name="T2">Power Points:</text:span><text:span text:style-name="T1"> 5</text:span></text:p>
      <text:p text:style-name="P4"><text:span text:style-name="T1">You spit forth vitriolic acid, originating from your mouth, at your target. If you succeed on a ranged touch attack, the target takes 3d6 points of acid damage.</text:span></text:p>
      <text:p text:style-name="P4"><text:span text:style-name="T2">Augment:</text:span><text:span text:style-name="T1"> For every 2 additional power points you spend, this power’s damage increases by 1d6 points.</text:span></text:p>
      <text:p text:style-name="P5"/>
      <text:h text:style-name="P16" text:outline-level="1"><text:span text:style-name="T1">Expansion</text:span></text:h>
      <text:p text:style-name="P4"><text:span text:style-name="T1">Psychometabolism</text:span></text:p>
      <text:p text:style-name="P4"><text:span text:style-name="T2">Level:</text:span><text:span text:style-name="T1"> Psychic warrior 1</text:span></text:p>
      <text:p text:style-name="P4"><text:span text:style-name="T2">Display:</text:span><text:span text:style-name="T1"> Olfactory</text:span></text:p>
      <text:p text:style-name="P4"><text:span text:style-name="T2">Manifesting Time:</text:span><text:span text:style-name="T1"> 1 standard action</text:span></text:p>
      <text:p text:style-name="P4"><text:span text:style-name="T2">Range:</text:span><text:span text:style-name="T1"> Personal</text:span></text:p>
      <text:p text:style-name="P4"><text:span text:style-name="T2">Target:</text:span><text:span text:style-name="T1"> You</text:span></text:p>
      <text:p text:style-name="P4"><text:span text:style-name="T2">Duration:</text:span><text:span text:style-name="T1"> 1 round./level (D)</text:span></text:p>
      <text:p text:style-name="P4"><text:span text:style-name="T2">Power Points:</text:span><text:span text:style-name="T1"> 1</text:span></text:p>
      <text:p text:style-name="P4"><text:span text:style-name="T1">This power causes instant growth, doubling your height, length, and width and multiplying your weight by 8. This increase changes your size category to the next larger one. You gain a +2 size bonus to Strength, a –2 size penalty to Dexterity (to a minimum effective Dexterity score of 1), a –1 size penalty on attack rolls, and a –1 size penalty to Armor Class due to your increased size.</text:span></text:p>
      <text:p text:style-name="P4"><text:span text:style-name="T1">If your new size is Large or larger, you have a space of at least 10 feet and a natural reach of at least 10 feet. This power doesn’t change your speed. If insufficient room is available for the desired growth, you attain the maximum possible size and can make a Strength check (using your increased Strength score) to burst any enclosures in the process. If you fail, you are constrained without harm by the materials enclosing you—you cannot crush yourself to death by increasing your size.</text:span></text:p>
      <text:p text:style-name="P4"><text:soft-page-break/><text:span text:style-name="T1">All your equipment, worn or carried, is similarly expanded by this power. Melee and projectile weapons deal more damage.</text:span></text:p>
      <text:p text:style-name="P4"><text:span text:style-name="T1">Other psionic or magical properties are not affected by this power. Any affected item that leaves your possession (including a projectile or thrown weapon) instantly returns to its normal size. This means that thrown weapons deal their normal damage (projectiles deal damage based on the size of the weapon that fired them). Multiple effects that increase size do not stack, which means (among other things) that you can’t use a second manifestation of this power to further expand yourself.</text:span></text:p>
      <text:p text:style-name="P4"><text:span text:style-name="T2">Augment:</text:span><text:span text:style-name="T1"> You can augment this power in one or more of the following ways.</text:span></text:p>
      <text:p text:style-name="P4"><text:span text:style-name="T1">1. If you spend 6 additional power points, this power increases your size by two size categories instead of one. You gain a +4 size bonus to Strength, a –4 size penalty to Dexterity (to a minimum effective Dexterity score of 1), a –2 size penalty on attack rolls, and a –2 size penalty to Armor Class due to your increased size.</text:span></text:p>
      <text:p text:style-name="P4"><text:span text:style-name="T1">2. If you spend 6 additional power points, you can manifest this power as a swift action instead of a standard action.</text:span></text:p>
      <text:p text:style-name="P4"><text:span text:style-name="T1">3. If you spend 2 additional power points, this power’s duration is 1 minute per level rather than 1 round per level.</text:span></text:p>
      <text:p text:style-name="P5"/>
      <text:h text:style-name="P16" text:outline-level="1"><text:span text:style-name="T1">Fabricate, Psionic</text:span></text:h>
      <text:p text:style-name="P4"><text:span text:style-name="T1">Metacreativity (Creation)</text:span></text:p>
      <text:p text:style-name="P4"><text:span text:style-name="T2">Level:</text:span><text:span text:style-name="T1"> Shaper 4</text:span></text:p>
      <text:p text:style-name="P4"><text:span text:style-name="T2">Display:</text:span><text:span text:style-name="T1"> Material</text:span></text:p>
      <text:p text:style-name="P4"><text:span text:style-name="T2">Manifesting Time:</text:span><text:span text:style-name="T1"> See spell text</text:span></text:p>
      <text:p text:style-name="P4"><text:span text:style-name="T2">Range:</text:span><text:span text:style-name="T1"> Close (25 ft. + 5 ft./2 levels)</text:span></text:p>
      <text:p text:style-name="P4"><text:span text:style-name="T2">Target:</text:span><text:span text:style-name="T1"> Up to 10 cu. ft./level; see spell text</text:span></text:p>
      <text:p text:style-name="P4"><text:span text:style-name="T2">Duration:</text:span><text:span text:style-name="T1"> Instantaneous</text:span></text:p>
      <text:p text:style-name="P4"><text:span text:style-name="T2">Saving Throw:</text:span><text:span text:style-name="T1"> None</text:span></text:p>
      <text:p text:style-name="P4"><text:span text:style-name="T2">Power Resistance:</text:span><text:span text:style-name="T1"> No</text:span></text:p>
      <text:p text:style-name="P4"><text:span text:style-name="T2">Power Points:</text:span><text:span text:style-name="T1"> 7</text:span></text:p>
      <text:p text:style-name="P4"><text:span text:style-name="T1">As the </text:span><text:span text:style-name="T3">fabricate </text:span><text:span text:style-name="T1">spell, except as noted here.</text:span></text:p>
      <text:p text:style-name="P5"/>
      <text:h text:style-name="P16" text:outline-level="1"><text:span text:style-name="T1">Fabricate, Greater Psionic</text:span></text:h>
      <text:p text:style-name="P4"><text:span text:style-name="T1">Metacreativity (Creation)</text:span></text:p>
      <text:p text:style-name="P4"><text:span text:style-name="T2">Level:</text:span><text:span text:style-name="T1"> Shaper 6</text:span></text:p>
      <text:p text:style-name="P4"><text:span text:style-name="T2">Target:</text:span><text:span text:style-name="T1"> Up to 100 cu. ft./level</text:span></text:p>
      <text:p text:style-name="P4"><text:soft-page-break/><text:span text:style-name="T2">Power Points:</text:span><text:span text:style-name="T1"> 11</text:span></text:p>
      <text:p text:style-name="P4"><text:span text:style-name="T1">As </text:span><text:span text:style-name="T3">psionic fabricate</text:span><text:span text:style-name="T1">, except ten times as much material is affected by the power.</text:span></text:p>
      <text:p text:style-name="P5"/>
      <text:h text:style-name="P16" text:outline-level="1"><text:span text:style-name="T1">False Sensory Input</text:span></text:h>
      <text:p text:style-name="P4"><text:span text:style-name="T1">Telepathy [Mind-Affecting]</text:span></text:p>
      <text:p text:style-name="P4"><text:span text:style-name="T2">Level:</text:span><text:span text:style-name="T1"> Telepath 3</text:span></text:p>
      <text:p text:style-name="P4"><text:span text:style-name="T2">Display:</text:span><text:span text:style-name="T1"> Mental</text:span></text:p>
      <text:p text:style-name="P4"><text:span text:style-name="T2">Manifesting Time:</text:span><text:span text:style-name="T1"> 1 round</text:span></text:p>
      <text:p text:style-name="P4"><text:span text:style-name="T2">Range:</text:span><text:span text:style-name="T1"> Long (400 ft. + 40 ft./level)</text:span></text:p>
      <text:p text:style-name="P4"><text:span text:style-name="T2">Target:</text:span><text:span text:style-name="T1"> One creature</text:span></text:p>
      <text:p text:style-name="P4"><text:span text:style-name="T2">Duration:</text:span><text:span text:style-name="T1"> Concentration, up to 1 min./level (D)</text:span></text:p>
      <text:p text:style-name="P4"><text:span text:style-name="T2">Saving Throw:</text:span><text:span text:style-name="T1"> Will negates</text:span></text:p>
      <text:p text:style-name="P4"><text:span text:style-name="T2">Power Resistance:</text:span><text:span text:style-name="T1"> Yes</text:span></text:p>
      <text:p text:style-name="P4"><text:span text:style-name="T2">Power Points:</text:span><text:span text:style-name="T1"> 5</text:span></text:p>
      <text:p text:style-name="P4"><text:span text:style-name="T1">You have a limited ability to falsify one of the subject’s senses. The subject thinks she sees, hears, smells, tastes, or feels something other than what her senses actually report. You can’t create a sensation where none exists, nor make the subject completely oblivious to a sensation, but you can replace the specifics of one sensation with different specifics. For instance, you could make a human look like a dwarf (or one human look like another specific human), a closed door look like it is open, a vat of acid smell like rose water, a parrot look like a bookend, stale rations taste like fresh fruit, a light pat feel like a dagger thrust, a scream sound like the howling wind, and so on.</text:span></text:p>
      <text:p text:style-name="P4"><text:span text:style-name="T1">You can switch between senses you falsify round by round. You can’t alter the size of an object by more than 50% by using this power. Thus, you couldn’t make a castle look like a hovel, but you could make it look like a different castle, or a rough hillock of approximately the same size. If this power is used to distract an enemy manifester who is attempting to use his powers, the enemy must make a Concentration check as if being grappling or pinned.</text:span></text:p>
      <text:p text:style-name="P4"><text:span text:style-name="T1">Because you override a victim’s senses, you can fool a victim who is using </text:span><text:span text:style-name="T3">true seeing </text:span><text:span text:style-name="T1">or some other method of gathering information, assuming you know that the victim is actively using such an effect and you can maintain concentration.</text:span></text:p>
      <text:p text:style-name="P4"><text:span text:style-name="T2">Augment:</text:span><text:span text:style-name="T1"> For every 2 additional power points you spend, this power can affect an additional target. Any additional target cannot be more than 15 feet from another target of the power.</text:span></text:p>
      <text:p text:style-name="P5"/>
      <text:h text:style-name="P16" text:outline-level="1"><text:span text:style-name="T1">Far Hand</text:span></text:h>
      <text:p text:style-name="P4"><text:span text:style-name="T1">Psychokinesis</text:span></text:p>
      <text:p text:style-name="P4"><text:span text:style-name="T2">Level:</text:span><text:span text:style-name="T1"> Psion/wilder 1</text:span></text:p>
      <text:p text:style-name="P4"><text:span text:style-name="T2">Display:</text:span><text:span text:style-name="T1"> Visual</text:span></text:p>
      <text:p text:style-name="P4"><text:span text:style-name="T2">Manifesting Time:</text:span><text:span text:style-name="T1"> 1 standard action</text:span></text:p>
      <text:p text:style-name="P4"><text:soft-page-break/><text:span text:style-name="T2">Range:</text:span><text:span text:style-name="T1"> Close (25 ft. + 5 ft./2 levels)</text:span></text:p>
      <text:p text:style-name="P4"><text:span text:style-name="T2">Target:</text:span><text:span text:style-name="T1"> A nonmagical, unattended object weighing up to 5 lb.</text:span></text:p>
      <text:p text:style-name="P4"><text:span text:style-name="T2">Duration:</text:span><text:span text:style-name="T1"> Concentration, up to 1 min.</text:span></text:p>
      <text:p text:style-name="P4"><text:span text:style-name="T2">Saving Throw:</text:span><text:span text:style-name="T1"> None</text:span></text:p>
      <text:p text:style-name="P4"><text:span text:style-name="T2">Power Resistance:</text:span><text:span text:style-name="T1"> No</text:span></text:p>
      <text:p text:style-name="P4"><text:span text:style-name="T2">Power Points:</text:span><text:span text:style-name="T1"> 1</text:span></text:p>
      <text:p text:style-name="P4"><text:span text:style-name="T1">You can mentally lift and move an object at will from a distance. As a move action, you can propel the object as far as 15 feet in any direction, though the power ends if the distance between you and the object exceeds the power’s range.</text:span></text:p>
      <text:p text:style-name="P4"><text:span text:style-name="T2">Augment:</text:span><text:span text:style-name="T1"> You can augment this power in one or both of the following ways.</text:span></text:p>
      <text:p text:style-name="P4"><text:span text:style-name="T1">1. For every 2 additional power points you spend, this power’s range increases by 5 feet.</text:span></text:p>
      <text:p text:style-name="P4"><text:span text:style-name="T1">2. For every additional power point you spend, the weight limit of the target increases by 2 pounds.</text:span></text:p>
      <text:p text:style-name="P5"/>
      <text:h text:style-name="P16" text:outline-level="1"><text:span text:style-name="T1">Fate Link</text:span></text:h>
      <text:p text:style-name="P4"><text:span text:style-name="T1">Clairsentience</text:span></text:p>
      <text:p text:style-name="P4"><text:span text:style-name="T2">Level:</text:span><text:span text:style-name="T1"> Seer 3</text:span></text:p>
      <text:p text:style-name="P4"><text:span text:style-name="T2">Display:</text:span><text:span text:style-name="T1"> Olfactory</text:span></text:p>
      <text:p text:style-name="P4"><text:span text:style-name="T2">Manifesting Time:</text:span><text:span text:style-name="T1"> 1 standard action</text:span></text:p>
      <text:p text:style-name="P4"><text:span text:style-name="T2">Range:</text:span><text:span text:style-name="T1"> Close (25 ft. + 5 ft./2 levels)</text:span></text:p>
      <text:p text:style-name="P4"><text:span text:style-name="T2">Target:</text:span><text:span text:style-name="T1"> Any two living creatures that are initially no more than 30 ft. apart.</text:span></text:p>
      <text:p text:style-name="P4"><text:span text:style-name="T2">Duration:</text:span><text:span text:style-name="T1"> 10 min./level</text:span></text:p>
      <text:p text:style-name="P4"><text:span text:style-name="T2">Saving Throw:</text:span><text:span text:style-name="T1"> Will negates</text:span></text:p>
      <text:p text:style-name="P4"><text:span text:style-name="T2">Power Resistance:</text:span><text:span text:style-name="T1"> Yes</text:span></text:p>
      <text:p text:style-name="P4"><text:span text:style-name="T2">Power Points:</text:span><text:span text:style-name="T1"> 5</text:span></text:p>
      <text:p text:style-name="P4"><text:span text:style-name="T1">You temporarily link the fates of any two creatures, if both fail their saving throws. If either linked creature experiences pain, both feel it. When one loses hit points, the other loses the same amount. If one takes nonlethal damage, so does the other. If one creature is subjected to an effect to which it is immune (such as a type of energy damage), the linked creature is not subjected to it either. If one dies, the other must immediately succeed on a Fortitude save against this power’s save DC or gain two negative levels.</text:span></text:p>
      <text:p text:style-name="P4"><text:span text:style-name="T1">No other effects are transferred by the </text:span><text:span text:style-name="T3">fate link.</text:span></text:p>
      <text:p text:style-name="P4"><text:soft-page-break/><text:span text:style-name="T2">Augment:</text:span><text:span text:style-name="T1"> For every 2 additional power points you spend, this power’s save DC increases by 1.</text:span></text:p>
      <text:p text:style-name="P5"/>
      <text:h text:style-name="P16" text:outline-level="1"><text:span text:style-name="T1">Fate of One</text:span></text:h>
      <text:p text:style-name="P4"><text:span text:style-name="T1">Clairsentience</text:span></text:p>
      <text:p text:style-name="P4"><text:span text:style-name="T2">Level:</text:span><text:span text:style-name="T1"> Seer 7</text:span></text:p>
      <text:p text:style-name="P4"><text:span text:style-name="T2">Display:</text:span><text:span text:style-name="T1"> Mental and visual</text:span></text:p>
      <text:p text:style-name="P4"><text:span text:style-name="T2">Manifesting Time:</text:span><text:span text:style-name="T1"> 1 immediate action</text:span></text:p>
      <text:p text:style-name="P4"><text:span text:style-name="T2">Range:</text:span><text:span text:style-name="T1"> Personal</text:span></text:p>
      <text:p text:style-name="P4"><text:span text:style-name="T2">Target:</text:span><text:span text:style-name="T1"> You</text:span></text:p>
      <text:p text:style-name="P4"><text:span text:style-name="T2">Duration:</text:span><text:span text:style-name="T1"> Instantaneous</text:span></text:p>
      <text:p text:style-name="P4"><text:span text:style-name="T2">Power Points:</text:span><text:span text:style-name="T1"> 13</text:span></text:p>
      <text:p text:style-name="P4"><text:span text:style-name="T1">Your limited omniscience allows you to reroll a saving throw, attack roll, or skill check. Whatever the result of the reroll, you must use it even if it is worse than the original roll.</text:span></text:p>
      <text:p text:style-name="P4"><text:span text:style-name="T1">You can manifest this power instantly, quickly enough to gain its benefits in an emergency. Manifesting this power is an immediate action, like manifesting a quickened power, and it counts toward the normal limit of one quickened power per round. If you use the power to reroll a saving throw, you can manifest this power even when it is not your turn.</text:span></text:p>
      <text:p text:style-name="P5"/>
      <text:h text:style-name="P16" text:outline-level="1"><text:span text:style-name="T1">Feat Leech</text:span></text:h>
      <text:p text:style-name="P4"><text:span text:style-name="T1">Clairsentience</text:span></text:p>
      <text:p text:style-name="P4"><text:span text:style-name="T2">Level:</text:span><text:span text:style-name="T1"> Psion/wilder 2, psychic warrior 2</text:span></text:p>
      <text:p text:style-name="P4"><text:span text:style-name="T2">Display:</text:span><text:span text:style-name="T1"> Mental and visual</text:span></text:p>
      <text:p text:style-name="P4"><text:span text:style-name="T2">Manifesting Time:</text:span><text:span text:style-name="T1"> 1 standard action</text:span></text:p>
      <text:p text:style-name="P4"><text:span text:style-name="T2">Range:</text:span><text:span text:style-name="T1"> Touch</text:span></text:p>
      <text:p text:style-name="P4"><text:span text:style-name="T2">Target:</text:span><text:span text:style-name="T1"> Creature touched</text:span></text:p>
      <text:p text:style-name="P4"><text:span text:style-name="T2">Duration:</text:span><text:span text:style-name="T1"> 1 min./level</text:span></text:p>
      <text:p text:style-name="P4"><text:span text:style-name="T2">Saving Throw:</text:span><text:span text:style-name="T1"> Will negates; see text</text:span></text:p>
      <text:p text:style-name="P4"><text:span text:style-name="T2">Power Resistance:</text:span><text:span text:style-name="T1"> Yes</text:span></text:p>
      <text:p text:style-name="P4"><text:soft-page-break/><text:span text:style-name="T2">Power Points:</text:span><text:span text:style-name="T1"> 3</text:span></text:p>
      <text:p text:style-name="P4"><text:span text:style-name="T1">You can use another’s psionic or metapsionic feats for yourself. You make a melee touch attack against a target. If successful, you immediately are familiar with the target’s psionic and metapsionic feats, if any, and you can choose a number of these feats to “leech” equal to your Wisdom modi- fier (minimum one).</text:span></text:p>
      <text:p text:style-name="P4"><text:span text:style-name="T1">While the power lasts, you are treated as if you possessed the stolen feats, despite the fact that you have more feats than normally allowed. During this same period, the target can make no use of the stolen feats. When the power’s duration expires, you lose access to the feats, and the target gains immediate use of them. This transfer occurs regardless of the distance between you and the target.</text:span></text:p>
      <text:p text:style-name="P4"><text:span text:style-name="T1">If the duration of </text:span><text:span text:style-name="T3">feat leech </text:span><text:span text:style-name="T1">is extended by the use of a metapsionic feat, the target gains a Will saving throw every 10 minutes beyond the normal duration. If this save succeeds, the power’s duration ends. If the target is killed before the duration expires, you immediately lose the benefit of the stolen feats.</text:span></text:p>
      <text:p text:style-name="P4"><text:span text:style-name="T1">You cannot steal a feat for which you do not meet the prerequisites, if any. However, you can use a stolen feat as the prerequisite for another stolen feat.</text:span></text:p>
      <text:p text:style-name="P4"><text:span text:style-name="T2">Augment:</text:span><text:span text:style-name="T1"> For every 2 additional power points you spend, this power’s save DC increases by 1. </text:span></text:p>
      <text:p text:style-name="P5"/>
      <text:h text:style-name="P16" text:outline-level="1"><text:span text:style-name="T1">Fiery Discorporation</text:span></text:h>
      <text:p text:style-name="P4"><text:span text:style-name="T1">Psychokinesis [Fire]</text:span></text:p>
      <text:p text:style-name="P4"><text:span text:style-name="T2">Level:</text:span><text:span text:style-name="T1"> Kineticist 5</text:span></text:p>
      <text:p text:style-name="P4"><text:span text:style-name="T2">Display:</text:span><text:span text:style-name="T1"> Visual</text:span></text:p>
      <text:p text:style-name="P4"><text:span text:style-name="T2">Manifesting Time:</text:span><text:span text:style-name="T1"> 1 immediate action</text:span></text:p>
      <text:p text:style-name="P4"><text:span text:style-name="T2">Range:</text:span><text:span text:style-name="T1"> Personal</text:span></text:p>
      <text:p text:style-name="P4"><text:span text:style-name="T2">Target:</text:span><text:span text:style-name="T1"> You</text:span></text:p>
      <text:p text:style-name="P4"><text:span text:style-name="T2">Duration:</text:span><text:span text:style-name="T1"> Instantaneous and up to one day; see text</text:span></text:p>
      <text:p text:style-name="P4"><text:span text:style-name="T2">Power Points:</text:span><text:span text:style-name="T1"> 9</text:span></text:p>
      <text:p text:style-name="P4"><text:span text:style-name="T1">You use your mastery of energy to cheat death. If you are within 30 feet of an open flame, you can use this power. Any damage that would reduce you to 0 hit points or lower instead has a chance to discorporate you. You attempt a Will save (DC 5 + damage dealt); if it succeeds, you simply break apart into dozens of flitting tongues of flame and vanish, along with all your gear and anything you are holding or carrying.</text:span></text:p>
      <text:p text:style-name="P4"><text:span text:style-name="T1">One day later, you reappear adjacent to an open flame nearest to the place where you discorporated, seeming to materialize from the fire (you choose where you appear along the perimeter of that open flame). While discorporated, you do not exist—you can do nothing, nor can any of your enemies do anything to you.</text:span></text:p>
      <text:p text:style-name="P4"><text:span text:style-name="T2">Augment:</text:span><text:span text:style-name="T1"> For every 3 additional power points you spend, you gain a +1 bonus on your Will save to determine whether you discorporate.</text:span></text:p>
      <text:p text:style-name="P5"/>
      <text:h text:style-name="P16" text:outline-level="1"><text:span text:style-name="T1">Fission</text:span></text:h>
      <text:p text:style-name="P4"><text:span text:style-name="T1">Psychometabolism</text:span></text:p>
      <text:p text:style-name="P4"><text:span text:style-name="T2">Level:</text:span><text:span text:style-name="T1"> Egoist 7</text:span></text:p>
      <text:p text:style-name="P4"><text:span text:style-name="T2">Display:</text:span><text:span text:style-name="T1"> Olfactory</text:span></text:p>
      <text:p text:style-name="P4"><text:soft-page-break/><text:span text:style-name="T2">Manifesting Time:</text:span><text:span text:style-name="T1"> 1 standard action</text:span></text:p>
      <text:p text:style-name="P4"><text:span text:style-name="T2">Range:</text:span><text:span text:style-name="T1"> Personal</text:span></text:p>
      <text:p text:style-name="P4"><text:span text:style-name="T2">Effect:</text:span><text:span text:style-name="T1"> Duplicate of yourself</text:span></text:p>
      <text:p text:style-name="P4"><text:span text:style-name="T2">Duration:</text:span><text:span text:style-name="T1"> 1 round/level (D)</text:span></text:p>
      <text:p text:style-name="P4"><text:span text:style-name="T2">Power Points:</text:span><text:span text:style-name="T1"> 13</text:span></text:p>
      <text:p text:style-name="P4"><text:span text:style-name="T1">You can divide yourself, creating a duplicate that comes into existence 5 feet away. Your duplicate thinks and acts exactly as you do and follows your orders, although it will not do anything you wouldn’t do yourself. Your duplicate has all your abilities but none of your psionic or magical equipment (it does possess a duplicate of all your mundane equipment, clothing, armor, and implements, as well as mundane versions of any psionic or magical equipment you have). You and your duplicate evenly split your power points, your remaining usages of pertinent special abilities for the day, and so on. You retain your psionic focus, if you maintain such when this power is manifested. Treat your duplicate as yourself with two negative levels for the purpose of determining the powers to which the duplicate has access (while the duration of this power lasts, those negative levels cannot be removed by any means). Your duplicate has all other physical traits you had at the time you manifest this power. Powers, spells, or other effects affecting you when you manifest this power do not transfer to your duplicate. </text:span></text:p>
      <text:p text:style-name="P4"><text:span text:style-name="T1">When the duration expires or when you dismiss the power, you and your duplicate rejoin, no matter how far from each other you are. You gain back any power points the duplicate has not spent. At the time of rejoining, you take half of the damage your duplicate has taken since this power was manifested. This damage could potentially leave you with negative hit points, but it can’t reduce your hit points to less than –9.</text:span></text:p>
      <text:p text:style-name="P4"><text:span text:style-name="T1">If your duplicate dies before the duration expires, no rejoining occurs, and you gain one negative level. If you die, your duplicate remains in existence, and is for all intents you, but with two negative levels. (Once the duration expires, one of the negative levels immediately converts to one lost level; the other negative level can be removed by standard means.)</text:span></text:p>
      <text:p text:style-name="P4"><text:span text:style-name="T1">You can have only one </text:span><text:span text:style-name="T3">fissioned </text:span><text:span text:style-name="T1">duplicate in existence at one time; your duplicate cannot use this power. You cannot use </text:span><text:span text:style-name="T3">fusion </text:span><text:span text:style-name="T1">or </text:span><text:span text:style-name="T3">metaconcert </text:span><text:span text:style-name="T1">with a duplicate, or share any other power or effect that pools abilities (the sum of you and you is still just you). Similarly, attempting to use powers such as </text:span><text:span text:style-name="T3">claws of the vampire </text:span><text:span text:style-name="T1">or </text:span><text:span text:style-name="T3">vampiric blade </text:span><text:span text:style-name="T1">to hurt your duplicate only damages your duplicate; these powers do not heal you. </text:span><text:span text:style-name="T3">Empathic transfer </text:span><text:span text:style-name="T1">and similar powers are likewise ineffective (transferring wounds to yourself isn’t a good healing strategy).</text:span></text:p>
      <text:p text:style-name="P4"><text:span text:style-name="T1">All powers affecting a </text:span><text:span text:style-name="T3">fissioned </text:span><text:span text:style-name="T1">creature, either the original or the duplicate, end when the </text:span><text:span text:style-name="T3">fission </text:span><text:span text:style-name="T1">ends. All damage, including hit point damage, ability damage, ability drain, and ability burn damage, is added together.</text:span></text:p>
      <text:p text:style-name="P5"/>
      <text:h text:style-name="P16" text:outline-level="1"><text:span text:style-name="T1">Float</text:span></text:h>
      <text:p text:style-name="P4"><text:span text:style-name="T1">Psychoportation</text:span></text:p>
      <text:p text:style-name="P4"><text:span text:style-name="T2">Level:</text:span><text:span text:style-name="T1"> Psion/wilder 1, psychic warrior 1</text:span></text:p>
      <text:p text:style-name="P4"><text:span text:style-name="T2">Display:</text:span><text:span text:style-name="T1"> Auditory</text:span></text:p>
      <text:p text:style-name="P4"><text:span text:style-name="T2">Manifesting Time:</text:span><text:span text:style-name="T1"> 1 standard action</text:span></text:p>
      <text:p text:style-name="P4"><text:span text:style-name="T2">Range:</text:span><text:span text:style-name="T1"> Personal</text:span></text:p>
      <text:p text:style-name="P4"><text:span text:style-name="T2">Target:</text:span><text:span text:style-name="T1"> You</text:span></text:p>
      <text:p text:style-name="P4"><text:span text:style-name="T2">Duration:</text:span><text:span text:style-name="T1"> 1 round/level (D)</text:span></text:p>
      <text:p text:style-name="P4"><text:span text:style-name="T2">Power Points:</text:span><text:span text:style-name="T1"> 1</text:span></text:p>
      <text:p text:style-name="P4"><text:span text:style-name="T1">You mentally support yourself in water or similar liquid. You can swim at a speed of 10 feet using the power alone, or use it to boost your swim speed by 10 feet.</text:span></text:p>
      <text:p text:style-name="P5"/>
      <text:h text:style-name="P16" text:outline-level="1"><text:span text:style-name="T1">Fly, Psionic</text:span></text:h>
      <text:p text:style-name="P4"><text:span text:style-name="T1">Psychoportation</text:span></text:p>
      <text:p text:style-name="P4"><text:soft-page-break/><text:span text:style-name="T2">Level:</text:span><text:span text:style-name="T1"> Nomad 4</text:span></text:p>
      <text:p text:style-name="P4"><text:span text:style-name="T2">Display:</text:span><text:span text:style-name="T1"> Auditory</text:span></text:p>
      <text:p text:style-name="P4"><text:span text:style-name="T2">Manifesting Time:</text:span><text:span text:style-name="T1"> 1 standard action</text:span></text:p>
      <text:p text:style-name="P4"><text:span text:style-name="T2">Range:</text:span><text:span text:style-name="T1"> Personal</text:span></text:p>
      <text:p text:style-name="P4"><text:span text:style-name="T2">Target:</text:span><text:span text:style-name="T1"> You</text:span></text:p>
      <text:p text:style-name="P4"><text:span text:style-name="T2">Duration:</text:span><text:span text:style-name="T1"> 1 min./level (D)</text:span></text:p>
      <text:p text:style-name="P4"><text:span text:style-name="T2">Power Points:</text:span><text:span text:style-name="T1"> 7</text:span></text:p>
      <text:p text:style-name="P4"><text:span text:style-name="T1">As the </text:span><text:span text:style-name="T3">fly</text:span><text:span text:style-name="T1"> spell, except as noted here.</text:span></text:p>
      <text:p text:style-name="P5"/>
      <text:h text:style-name="P16" text:outline-level="1"><text:span text:style-name="T1">Force Screen</text:span></text:h>
      <text:p text:style-name="P4"><text:span text:style-name="T1">Psychokinesis [Force]</text:span></text:p>
      <text:p text:style-name="P4"><text:span text:style-name="T2">Level:</text:span><text:span text:style-name="T1"> Psion/wilder 1, psychic warrior 1</text:span></text:p>
      <text:p text:style-name="P4"><text:span text:style-name="T2">Display:</text:span><text:span text:style-name="T1"> Auditory</text:span></text:p>
      <text:p text:style-name="P4"><text:span text:style-name="T2">Manifesting Time:</text:span><text:span text:style-name="T1"> 1 standard action</text:span></text:p>
      <text:p text:style-name="P4"><text:span text:style-name="T2">Range:</text:span><text:span text:style-name="T1"> Personal</text:span></text:p>
      <text:p text:style-name="P4"><text:span text:style-name="T2">Target:</text:span><text:span text:style-name="T1"> You</text:span></text:p>
      <text:p text:style-name="P4"><text:span text:style-name="T2">Duration:</text:span><text:span text:style-name="T1"> 1 min./level</text:span></text:p>
      <text:p text:style-name="P4"><text:span text:style-name="T2">Power Points:</text:span><text:span text:style-name="T1"> 1</text:span></text:p>
      <text:p text:style-name="P4"><text:span text:style-name="T1">You create an invisible mobile disk of force that hovers in front of you. The </text:span><text:span text:style-name="T3">force screen </text:span><text:span text:style-name="T1">provides a +4 shield bonus to Armor Class (which applies against incorporeal touch attacks, since the </text:span><text:span text:style-name="T3">force screen </text:span><text:span text:style-name="T1">is a force effect). Since it hovers in front of you, the effect has no armor check penalty associated with it.</text:span></text:p>
      <text:p text:style-name="P4"><text:span text:style-name="T2">Augment:</text:span><text:span text:style-name="T1"> For every 4 additional power points you spend, the shield bonus to Armor Class improves by 1.</text:span></text:p>
      <text:p text:style-name="P5"/>
      <text:h text:style-name="P16" text:outline-level="1"><text:span text:style-name="T1">Form of Doom</text:span></text:h>
      <text:p text:style-name="P4"><text:span text:style-name="T1">Psychometabolism</text:span></text:p>
      <text:p text:style-name="P4"><text:span text:style-name="T2">Level:</text:span><text:span text:style-name="T1"> Psychic warrior 6</text:span></text:p>
      <text:p text:style-name="P4"><text:soft-page-break/><text:span text:style-name="T2">Display:</text:span><text:span text:style-name="T1"> Visual; see text</text:span></text:p>
      <text:p text:style-name="P4"><text:span text:style-name="T2">Manifesting Time:</text:span><text:span text:style-name="T1"> 1 standard action</text:span></text:p>
      <text:p text:style-name="P4"><text:span text:style-name="T2">Range:</text:span><text:span text:style-name="T1"> Personal; see text</text:span></text:p>
      <text:p text:style-name="P4"><text:span text:style-name="T2">Target:</text:span><text:span text:style-name="T1"> You</text:span></text:p>
      <text:p text:style-name="P4"><text:span text:style-name="T2">Duration:</text:span><text:span text:style-name="T1"> 1 round/level (D)</text:span></text:p>
      <text:p text:style-name="P4"><text:span text:style-name="T2">Power Points:</text:span><text:span text:style-name="T1"> 11</text:span></text:p>
      <text:p text:style-name="P4"><text:span text:style-name="T1">You wrench from your subconscious a terrifying visage of deadly hunger and become one with it. You are transformed into a nightmarish version of yourself, complete with an ooze-sleek skin coating, lashing tentacles, and a fright-inducing countenance. You effectively gain a +10 bonus on Disguise checks, though you retain your basic shape and can continue to use your equipment. This power cannot be used to impersonate someone; while horrible, your form is recognizably your own.</text:span></text:p>
      <text:p text:style-name="P4"><text:span text:style-name="T1">You gain the frightful presence extraordinary ability, which takes effect automatically when you charge a foe. Opponents within 30 feet of you that have fewer Hit Dice or levels than you and that witness your charge become shaken for 5d6 rounds if they fail a Will save (DC 16 + your Cha modifier). An opponent that succeeds on the saving throw is immune to your frightful presence for 24 hours. Frightful presence is a mind-affecting fear effect.</text:span></text:p>
      <text:p text:style-name="P4"><text:span text:style-name="T1">Your horrific form grants you a natural armor bonus of +5, damage reduction 5/–, and a +4 bonus to your Strength score. In addition, you gain +10 feet to your land speed as well as a +10 bonus on Climb and Jump checks.</text:span></text:p>
      <text:p text:style-name="P4"><text:span text:style-name="T1">A nest of violently flailing black tentacles sprout from your hair and back. You can make up to four additional attacks with these tentacles in addition to your regular melee attacks in each round that you take a full attack action. You can make tentacle attacks within the space you normally threaten. If you make your tentacle attacks in addition to you regular melee attacks, each tentacle attacks at your highest base attack bonus with a –5 penalty. If you forgo all your other attacks, making only tentacle attacks, you make your tentacle attacks at your highest base attack bonus with no penalty. These tentacles deal 2d8 points of damage plus one-half your Strength bonus on each successful strike.</text:span></text:p>
      <text:p text:style-name="P4"><text:span text:style-name="T1">This power functions only while you inhabit your base form (for instance, you can’t be metamorphed or polymorphed into another form, though you can use </text:span><text:span text:style-name="T3">breath of the black dragon, claws of the beast</text:span><text:span text:style-name="T1">, and </text:span><text:span text:style-name="T3">bite of the wolf </text:span><text:span text:style-name="T1">in conjunction with this power for your regular attacks), and while your mind resides within your own body.</text:span></text:p>
      <text:p text:style-name="P4"><text:span text:style-name="T2">Augment:</text:span><text:span text:style-name="T1"> For every additional power point you spend, this power’s duration increases by 2 rounds. </text:span></text:p>
      <text:p text:style-name="P5"/>
      <text:h text:style-name="P16" text:outline-level="1"><text:span text:style-name="T1">Freedom of Movement, Psionic</text:span></text:h>
      <text:p text:style-name="P4"><text:span text:style-name="T1">Psychoportation</text:span></text:p>
      <text:p text:style-name="P4"><text:span text:style-name="T2">Level:</text:span><text:span text:style-name="T1"> Psion/wilder 4, psychic warrior 4</text:span></text:p>
      <text:p text:style-name="P4"><text:span text:style-name="T2">Display:</text:span><text:span text:style-name="T1"> Auditory</text:span></text:p>
      <text:p text:style-name="P4"><text:span text:style-name="T2">Manifesting Time:</text:span><text:span text:style-name="T1"> 1 standard action</text:span></text:p>
      <text:p text:style-name="P4"><text:span text:style-name="T2">Range:</text:span><text:span text:style-name="T1"> Personal</text:span></text:p>
      <text:p text:style-name="P4"><text:span text:style-name="T2">Target:</text:span><text:span text:style-name="T1"> You</text:span></text:p>
      <text:p text:style-name="P4"><text:span text:style-name="T2">Duration:</text:span><text:span text:style-name="T1"> 10 min./level</text:span></text:p>
      <text:p text:style-name="P4"><text:span text:style-name="T2">Power Points:</text:span><text:span text:style-name="T1"> 7</text:span></text:p>
      <text:p text:style-name="P4"><text:span text:style-name="T1">As the </text:span><text:span text:style-name="T3">freedom of movement </text:span><text:span text:style-name="T1">spell, except as noted here.</text:span></text:p>
      <text:p text:style-name="P5"/>
      <text:h text:style-name="P16" text:outline-level="1"><text:soft-page-break/><text:span text:style-name="T1">Fuse Flesh</text:span></text:h>
      <text:p text:style-name="P4"><text:span text:style-name="T1">Psychometabolism</text:span></text:p>
      <text:p text:style-name="P4"><text:span text:style-name="T2">Level:</text:span><text:span text:style-name="T1"> Psion/wilder 6</text:span></text:p>
      <text:p text:style-name="P4"><text:span text:style-name="T2">Display:</text:span><text:span text:style-name="T1"> Visual</text:span></text:p>
      <text:p text:style-name="P4"><text:span text:style-name="T2">Manifesting Time:</text:span><text:span text:style-name="T1"> 1 standard action</text:span></text:p>
      <text:p text:style-name="P4"><text:span text:style-name="T2">Range:</text:span><text:span text:style-name="T1"> Touch</text:span></text:p>
      <text:p text:style-name="P4"><text:span text:style-name="T2">Target:</text:span><text:span text:style-name="T1"> Creature touched</text:span></text:p>
      <text:p text:style-name="P4"><text:span text:style-name="T2">Duration:</text:span><text:span text:style-name="T1"> 1 round/level</text:span></text:p>
      <text:p text:style-name="P4"><text:span text:style-name="T2">Saving Throw:</text:span><text:span text:style-name="T1"> Fortitude negates and Fortitude partial; see text</text:span></text:p>
      <text:p text:style-name="P4"><text:span text:style-name="T2">Power Resistance:</text:span><text:span text:style-name="T1"> Yes</text:span></text:p>
      <text:p text:style-name="P4"><text:span text:style-name="T2">Power Points:</text:span><text:span text:style-name="T1"> 11</text:span></text:p>
      <text:p text:style-name="P4"><text:span text:style-name="T1">You cause the touched subject’s flesh to ripple, grow together, and fuse into a nearly seamless whole. The subject is forced into a fetal position (if humanoid), with only the vaguest outline of its folded arms and legs visible below the all-encompassing wave of flesh. The subject retains the ability to breathe, eat, and excrete, but may lose the use of its senses (see below). If the sudden transformation would prove fatal to the creature (such as fusing a swimming airbreathing subject, or a flying subject), the subject gets a +4 bonus on the save. Unless it loses the use of its senses (see below), the creature can still perform purely mental actions, such as manifesting powers.</text:span></text:p>
      <text:p text:style-name="P4"><text:span text:style-name="T1">If the target fails its Fortitude save to avoid the power’s effect, the subject must immediately attempt a second Fortitude save. If this second save is failed, the creature’s eyes and ears fuse over, effectively blinding and deafening it. Moreover, it loses its extraordinary, supernatural, and spell-like abilities, as well as its ability to manifest powers (if any), and is generally in sorry shape.</text:span></text:p>
      <text:p text:style-name="P4"><text:span text:style-name="T1">Incorporeal or gaseous creatures and creatures not composed of flesh are immune to </text:span><text:span text:style-name="T3">fuse flesh</text:span><text:span text:style-name="T1">, and a shapechanger can revert to its unfused form as a standard action.</text:span></text:p>
      <text:p text:style-name="P4"><text:span text:style-name="T2">Augment:</text:span><text:span text:style-name="T1"> For every 2 additional power points you spend, this power’s save DC increases by 1.</text:span></text:p>
      <text:p text:style-name="P5"/>
      <text:h text:style-name="P16" text:outline-level="1"><text:span text:style-name="T1">Fusion</text:span></text:h>
      <text:p text:style-name="P4"><text:span text:style-name="T1">Psychometabolism</text:span></text:p>
      <text:p text:style-name="P4"><text:span text:style-name="T2">Level:</text:span><text:span text:style-name="T1"> Egoist 8</text:span></text:p>
      <text:p text:style-name="P4"><text:span text:style-name="T2">Display:</text:span><text:span text:style-name="T1"> Auditory, material, and visual</text:span></text:p>
      <text:p text:style-name="P4"><text:span text:style-name="T2">Manifesting Time:</text:span><text:span text:style-name="T1"> 1 round</text:span></text:p>
      <text:p text:style-name="P4"><text:span text:style-name="T2">Range:</text:span><text:span text:style-name="T1"> Touch</text:span></text:p>
      <text:p text:style-name="P4"><text:span text:style-name="T2">Targets:</text:span><text:span text:style-name="T1"> You and one touched willing creature of your type and your size or smaller</text:span></text:p>
      <text:p text:style-name="P4"><text:span text:style-name="T2">Duration:</text:span><text:span text:style-name="T1"> 1 min./level (D)</text:span></text:p>
      <text:p text:style-name="P4"><text:soft-page-break/><text:span text:style-name="T2">Power Points:</text:span><text:span text:style-name="T1"> 15, XP</text:span></text:p>
      <text:p text:style-name="P4"><text:span text:style-name="T1">You and another willing, corporeal, living creature of the same or smaller size fuse into one being. As the manifester, you control the actions of the fused being. However, you can give up this control to the other creature. Once you give up control, you cannot regain it unless the other creature relinquishes it.</text:span></text:p>
      <text:p text:style-name="P4"><text:span text:style-name="T1">The fused being has your current hit points plus the other creature’s current hit points. The fused being knows all the powers you and the other creature know, has the sum of your and the other creature’s power points, and knows or has prepared any spells you or the other creature possesses (if any). Likewise, all feats, racial abilities, and class features are pooled (if both creatures have the same ability, the fused being gains it only once). For each of the six ability scores, the fused being’s score is the higher of yours and the other creature’s, and the fused being also has the higher Hit Dice or manifester level—this effectively means the fused being uses the better saving throws, attack bonus, and skill modifiers of either member, and it manifests powers at the higher of the manifester levels that you or the other creature possessed before becoming fused.</text:span></text:p>
      <text:p text:style-name="P4"><text:span text:style-name="T1">You decide what equipment is absorbed into the fused being and what equipment remains available for use. These fused items are restored once the power ends.</text:span></text:p>
      <text:p text:style-name="P4"><text:span text:style-name="T1">When the power ends, the fused being separates. The other creature appears in an area adjacent to you that you determine. If separation occurs in a cramped space, the other creature is expelled through the Astral Plane, finally coming to rest materially in the nearest empty space and taking 1d6 points of damage for each 10 feet of solid material passed through.</text:span></text:p>
      <text:p text:style-name="P4"><text:span text:style-name="T1">Damage taken by the fused being is split evenly between you and the other creature when the power ends. You do not leave the </text:span><text:span text:style-name="T3">fusion </text:span><text:span text:style-name="T1">with more hit points than you entered it with, unless you were damaged prior to the </text:span><text:span text:style-name="T3">fusion </text:span><text:span text:style-name="T1">and the fused being was subsequently healed. In a like manner, the fused being’s remaining power points are split between you and the other creature (you can leave with more points than you entered with, as long as you don’t exceed the maximum power points for your level and ability score). Ability damage and negative levels are also split between you and the other creature. (If an odd number of negative levels or ability score reductions must be split, you decide whether you or the other creature receives the additional loss.)</text:span></text:p>
      <text:p text:style-name="P4"><text:span text:style-name="T1">If a fused being is killed, it separates into its constituent creatures, both ofwhich are also dead. You cannot use </text:span><text:span text:style-name="T3">fission </text:span><text:span text:style-name="T1">on a fused being.</text:span></text:p>
      <text:p text:style-name="P4"><text:span text:style-name="T3">XP Cost: </text:span><text:span text:style-name="T1">50 X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CE" svg:font-family="'Times New Roman 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en" fo:country="US" style:font-name-asian="Symbol" style:font-family-asian="Symbol" style:font-family-generic-asian="system" style:font-pitch-asian="variable" style:font-size-asian="10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text-align="start" style:justify-single-word="false" fo:orphans="2" fo:widows="2" fo:keep-with-next="always" style:vertical-align="auto"/>
      <style:text-properties fo:font-size="12pt" fo:language="en" fo:country="US" style:font-size-asian="12pt" style:language-asian="en" style:country-asian="US"/>
    </style:style>
    <style:style style:name="Heading_20_2" style:display-name="Heading 2" style:family="paragraph" style:parent-style-name="Standard" style:default-outline-level="" style:class="text">
      <style:paragraph-properties fo:text-align="start" style:justify-single-word="false" fo:orphans="2" fo:widows="2" fo:keep-with-next="always" style:vertical-align="auto"/>
      <style:text-properties fo:font-size="18pt" fo:language="en" fo:country="US" style:font-size-asian="18pt" style:language-asian="en" style:country-asian="US"/>
    </style:style>
    <style:style style:name="Heading_20_3" style:display-name="Heading 3" style:family="paragraph" style:parent-style-name="Standard" style:default-outline-level="" style:class="text">
      <style:paragraph-properties fo:text-align="start"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is material is Open Game Content, and is licensed for public use under the terms of the Open Game License v1</dc:title>
    <meta:initial-creator>asmith</meta:initial-creator>
    <meta:creation-date>2004-04-07T11:08:00</meta:creation-date>
    <dc:date>2004-04-07T11:08:00</dc:date>
    <meta:editing-cycles>2</meta:editing-cycles>
    <meta:editing-duration>P0D</meta:editing-duration>
    <meta:document-statistic meta:table-count="2" meta:image-count="0" meta:object-count="0" meta:page-count="53" meta:paragraph-count="1191" meta:word-count="15230" meta:character-count="90187" meta:non-whitespace-character-count="76134"/>
    <meta:generator>LibreOffice/6.1.5.2$Linux_X86_64 LibreOffice_project/10$Build-2</meta:generator>
    <meta:user-defined meta:name="Company">Wizards of the Coast</meta:user-defined>
    <meta:user-defined meta:name="Operator">asmith</meta:user-defined>
  </office:meta>
</office:document-meta>
</file>